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MS PGothic1"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381cm" style:rel-column-width="9179*"/>
    </style:style>
    <style:style style:name="Table1.B" style:family="table-column">
      <style:table-column-properties style:column-width="6.496cm" style:rel-column-width="25043*"/>
    </style:style>
    <style:style style:name="Table1.C" style:family="table-column">
      <style:table-column-properties style:column-width="8.123cm" style:rel-column-width="3131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52cm" style:rel-column-width="10995*"/>
    </style:style>
    <style:style style:name="Table3.B" style:family="table-column">
      <style:table-column-properties style:column-width="3.175cm" style:rel-column-width="12239*"/>
    </style:style>
    <style:style style:name="Table3.C" style:family="table-column">
      <style:table-column-properties style:column-width="10.973cm" style:rel-column-width="42301*"/>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852cm" style:rel-column-width="10995*"/>
    </style:style>
    <style:style style:name="Table5.B" style:family="table-column">
      <style:table-column-properties style:column-width="3.175cm" style:rel-column-width="12239*"/>
    </style:style>
    <style:style style:name="Table5.C" style:family="table-column">
      <style:table-column-properties style:column-width="10.973cm" style:rel-column-width="42301*"/>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852cm" style:rel-column-width="10995*"/>
    </style:style>
    <style:style style:name="Table6.B" style:family="table-column">
      <style:table-column-properties style:column-width="3.175cm" style:rel-column-width="12239*"/>
    </style:style>
    <style:style style:name="Table6.C" style:family="table-column">
      <style:table-column-properties style:column-width="10.973cm" style:rel-column-width="42301*"/>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2.704cm" style:rel-column-width="10423*"/>
    </style:style>
    <style:style style:name="Table8.B" style:family="table-column">
      <style:table-column-properties style:column-width="3.646cm" style:rel-column-width="14054*"/>
    </style:style>
    <style:style style:name="Table8.C" style:family="table-column">
      <style:table-column-properties style:column-width="10.65cm" style:rel-column-width="41058*"/>
    </style:style>
    <style:style style:name="Table8.A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2.704cm" style:rel-column-width="10423*"/>
    </style:style>
    <style:style style:name="Table10.B" style:family="table-column">
      <style:table-column-properties style:column-width="3.646cm" style:rel-column-width="14054*"/>
    </style:style>
    <style:style style:name="Table10.C" style:family="table-column">
      <style:table-column-properties style:column-width="10.65cm" style:rel-column-width="41058*"/>
    </style:style>
    <style:style style:name="Table10.A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2.704cm" style:rel-column-width="10423*"/>
    </style:style>
    <style:style style:name="Table13.B" style:family="table-column">
      <style:table-column-properties style:column-width="3.646cm" style:rel-column-width="14054*"/>
    </style:style>
    <style:style style:name="Table13.C" style:family="table-column">
      <style:table-column-properties style:column-width="10.65cm" style:rel-column-width="41058*"/>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2.852cm" style:rel-column-width="10995*"/>
    </style:style>
    <style:style style:name="Table15.B" style:family="table-column">
      <style:table-column-properties style:column-width="3.175cm" style:rel-column-width="12239*"/>
    </style:style>
    <style:style style:name="Table15.C" style:family="table-column">
      <style:table-column-properties style:column-width="10.973cm" style:rel-column-width="42301*"/>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2.852cm" style:rel-column-width="10995*"/>
    </style:style>
    <style:style style:name="Table40.B" style:family="table-column">
      <style:table-column-properties style:column-width="3.175cm" style:rel-column-width="12239*"/>
    </style:style>
    <style:style style:name="Table40.C" style:family="table-column">
      <style:table-column-properties style:column-width="10.973cm" style:rel-column-width="42301*"/>
    </style:style>
    <style:style style:name="Table40.A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2.704cm" style:rel-column-width="10423*"/>
    </style:style>
    <style:style style:name="Table28.B" style:family="table-column">
      <style:table-column-properties style:column-width="5.704cm" style:rel-column-width="21990*"/>
    </style:style>
    <style:style style:name="Table28.C" style:family="table-column">
      <style:table-column-properties style:column-width="8.592cm" style:rel-column-width="33122*"/>
    </style:style>
    <style:style style:name="Table28.A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2.704cm" style:rel-column-width="10423*"/>
    </style:style>
    <style:style style:name="Table29.B" style:family="table-column">
      <style:table-column-properties style:column-width="4.117cm" style:rel-column-width="15870*"/>
    </style:style>
    <style:style style:name="Table29.C" style:family="table-column">
      <style:table-column-properties style:column-width="10.179cm" style:rel-column-width="39242*"/>
    </style:style>
    <style:style style:name="Table29.A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704cm" style:rel-column-width="10423*"/>
    </style:style>
    <style:style style:name="Table30.B" style:family="table-column">
      <style:table-column-properties style:column-width="3.646cm" style:rel-column-width="14054*"/>
    </style:style>
    <style:style style:name="Table30.C" style:family="table-column">
      <style:table-column-properties style:column-width="10.65cm" style:rel-column-width="41058*"/>
    </style:style>
    <style:style style:name="Table30.A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704cm" style:rel-column-width="10423*"/>
    </style:style>
    <style:style style:name="Table31.B" style:family="table-column">
      <style:table-column-properties style:column-width="4.763cm" style:rel-column-width="18359*"/>
    </style:style>
    <style:style style:name="Table31.C" style:family="table-column">
      <style:table-column-properties style:column-width="9.534cm" style:rel-column-width="36753*"/>
    </style:style>
    <style:style style:name="Table31.A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2.704cm" style:rel-column-width="10423*"/>
    </style:style>
    <style:style style:name="Table41.B" style:family="table-column">
      <style:table-column-properties style:column-width="4.763cm" style:rel-column-width="18359*"/>
    </style:style>
    <style:style style:name="Table41.C" style:family="table-column">
      <style:table-column-properties style:column-width="9.534cm" style:rel-column-width="36753*"/>
    </style:style>
    <style:style style:name="Table41.A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2.704cm" style:rel-column-width="10423*"/>
    </style:style>
    <style:style style:name="Table17.B" style:family="table-column">
      <style:table-column-properties style:column-width="3.646cm" style:rel-column-width="14054*"/>
    </style:style>
    <style:style style:name="Table17.C" style:family="table-column">
      <style:table-column-properties style:column-width="10.65cm" style:rel-column-width="41058*"/>
    </style:style>
    <style:style style:name="Table17.A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704cm" style:rel-column-width="10423*"/>
    </style:style>
    <style:style style:name="Table18.B" style:family="table-column">
      <style:table-column-properties style:column-width="3.646cm" style:rel-column-width="14054*"/>
    </style:style>
    <style:style style:name="Table18.C" style:family="table-column">
      <style:table-column-properties style:column-width="10.65cm" style:rel-column-width="41058*"/>
    </style:style>
    <style:style style:name="Table18.A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2.704cm" style:rel-column-width="10423*"/>
    </style:style>
    <style:style style:name="Table20.B" style:family="table-column">
      <style:table-column-properties style:column-width="4.911cm" style:rel-column-width="18930*"/>
    </style:style>
    <style:style style:name="Table20.C" style:family="table-column">
      <style:table-column-properties style:column-width="9.386cm" style:rel-column-width="36182*"/>
    </style:style>
    <style:style style:name="Table20.A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2.704cm" style:rel-column-width="10423*"/>
    </style:style>
    <style:style style:name="Table21.B" style:family="table-column">
      <style:table-column-properties style:column-width="3.646cm" style:rel-column-width="14054*"/>
    </style:style>
    <style:style style:name="Table21.C" style:family="table-column">
      <style:table-column-properties style:column-width="10.65cm" style:rel-column-width="41058*"/>
    </style:style>
    <style:style style:name="Table21.A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2.704cm" style:rel-column-width="10423*"/>
    </style:style>
    <style:style style:name="Table22.B" style:family="table-column">
      <style:table-column-properties style:column-width="3.646cm" style:rel-column-width="14054*"/>
    </style:style>
    <style:style style:name="Table22.C" style:family="table-column">
      <style:table-column-properties style:column-width="10.65cm" style:rel-column-width="41058*"/>
    </style:style>
    <style:style style:name="Table22.A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2.704cm" style:rel-column-width="10423*"/>
    </style:style>
    <style:style style:name="Table23.B" style:family="table-column">
      <style:table-column-properties style:column-width="3.646cm" style:rel-column-width="14054*"/>
    </style:style>
    <style:style style:name="Table23.C" style:family="table-column">
      <style:table-column-properties style:column-width="10.65cm" style:rel-column-width="41058*"/>
    </style:style>
    <style:style style:name="Table23.A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2.704cm" style:rel-column-width="10423*"/>
    </style:style>
    <style:style style:name="Table24.B" style:family="table-column">
      <style:table-column-properties style:column-width="3.646cm" style:rel-column-width="14054*"/>
    </style:style>
    <style:style style:name="Table24.C" style:family="table-column">
      <style:table-column-properties style:column-width="10.65cm" style:rel-column-width="41058*"/>
    </style:style>
    <style:style style:name="Table24.A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2.704cm" style:rel-column-width="10423*"/>
    </style:style>
    <style:style style:name="Table25.B" style:family="table-column">
      <style:table-column-properties style:column-width="3.646cm" style:rel-column-width="14054*"/>
    </style:style>
    <style:style style:name="Table25.C" style:family="table-column">
      <style:table-column-properties style:column-width="10.65cm" style:rel-column-width="41058*"/>
    </style:style>
    <style:style style:name="Table25.A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2.704cm" style:rel-column-width="10423*"/>
    </style:style>
    <style:style style:name="Table26.B" style:family="table-column">
      <style:table-column-properties style:column-width="3.969cm" style:rel-column-width="15299*"/>
    </style:style>
    <style:style style:name="Table26.C" style:family="table-column">
      <style:table-column-properties style:column-width="10.328cm" style:rel-column-width="39813*"/>
    </style:style>
    <style:style style:name="Table26.A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2.704cm" style:rel-column-width="10423*"/>
    </style:style>
    <style:style style:name="Table27.B" style:family="table-column">
      <style:table-column-properties style:column-width="3.646cm" style:rel-column-width="14054*"/>
    </style:style>
    <style:style style:name="Table27.C" style:family="table-column">
      <style:table-column-properties style:column-width="10.65cm" style:rel-column-width="41058*"/>
    </style:style>
    <style:style style:name="Table27.A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2.704cm" style:rel-column-width="10423*"/>
    </style:style>
    <style:style style:name="Table33.B" style:family="table-column">
      <style:table-column-properties style:column-width="3.646cm" style:rel-column-width="14054*"/>
    </style:style>
    <style:style style:name="Table33.C" style:family="table-column">
      <style:table-column-properties style:column-width="10.65cm" style:rel-column-width="41058*"/>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2.704cm" style:rel-column-width="10423*"/>
    </style:style>
    <style:style style:name="Table34.B" style:family="table-column">
      <style:table-column-properties style:column-width="3.646cm" style:rel-column-width="14054*"/>
    </style:style>
    <style:style style:name="Table34.C" style:family="table-column">
      <style:table-column-properties style:column-width="10.65cm" style:rel-column-width="41058*"/>
    </style:style>
    <style:style style:name="Table34.A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padding="0.097cm" fo:border="0.05pt solid #000000"/>
    </style:style>
    <style:style style:name="Table36.A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2.704cm" style:rel-column-width="10423*"/>
    </style:style>
    <style:style style:name="Table37.B" style:family="table-column">
      <style:table-column-properties style:column-width="3.646cm" style:rel-column-width="14054*"/>
    </style:style>
    <style:style style:name="Table37.C" style:family="table-column">
      <style:table-column-properties style:column-width="10.65cm" style:rel-column-width="41058*"/>
    </style:style>
    <style:style style:name="Table37.A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2.704cm" style:rel-column-width="10423*"/>
    </style:style>
    <style:style style:name="Table38.B" style:family="table-column">
      <style:table-column-properties style:column-width="3.646cm" style:rel-column-width="14054*"/>
    </style:style>
    <style:style style:name="Table38.C" style:family="table-column">
      <style:table-column-properties style:column-width="10.65cm" style:rel-column-width="41058*"/>
    </style:style>
    <style:style style:name="Table38.A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2.704cm" style:rel-column-width="10423*"/>
    </style:style>
    <style:style style:name="Table39.B" style:family="table-column">
      <style:table-column-properties style:column-width="3.646cm" style:rel-column-width="14054*"/>
    </style:style>
    <style:style style:name="Table39.C" style:family="table-column">
      <style:table-column-properties style:column-width="10.65cm" style:rel-column-width="41058*"/>
    </style:style>
    <style:style style:name="Table39.A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2.704cm" style:rel-column-width="10423*"/>
    </style:style>
    <style:style style:name="Table42.B" style:family="table-column">
      <style:table-column-properties style:column-width="3.646cm" style:rel-column-width="14054*"/>
    </style:style>
    <style:style style:name="Table42.C" style:family="table-column">
      <style:table-column-properties style:column-width="10.65cm" style:rel-column-width="41058*"/>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style>
    <style:style style:name="Table43.A" style:family="table-column">
      <style:table-column-properties style:column-width="2.704cm" style:rel-column-width="10423*"/>
    </style:style>
    <style:style style:name="Table43.B" style:family="table-column">
      <style:table-column-properties style:column-width="3.646cm" style:rel-column-width="14054*"/>
    </style:style>
    <style:style style:name="Table43.C" style:family="table-column">
      <style:table-column-properties style:column-width="10.65cm" style:rel-column-width="41058*"/>
    </style:style>
    <style:style style:name="Table43.A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2.704cm" style:rel-column-width="10423*"/>
    </style:style>
    <style:style style:name="Table44.B" style:family="table-column">
      <style:table-column-properties style:column-width="3.646cm" style:rel-column-width="14054*"/>
    </style:style>
    <style:style style:name="Table44.C" style:family="table-column">
      <style:table-column-properties style:column-width="10.65cm" style:rel-column-width="41058*"/>
    </style:style>
    <style:style style:name="Table44.A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2.704cm" style:rel-column-width="10423*"/>
    </style:style>
    <style:style style:name="Table45.B" style:family="table-column">
      <style:table-column-properties style:column-width="3.646cm" style:rel-column-width="14054*"/>
    </style:style>
    <style:style style:name="Table45.C" style:family="table-column">
      <style:table-column-properties style:column-width="10.65cm" style:rel-column-width="41058*"/>
    </style:style>
    <style:style style:name="Table45.A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2.704cm" style:rel-column-width="10423*"/>
    </style:style>
    <style:style style:name="Table46.B" style:family="table-column">
      <style:table-column-properties style:column-width="3.646cm" style:rel-column-width="14054*"/>
    </style:style>
    <style:style style:name="Table46.C" style:family="table-column">
      <style:table-column-properties style:column-width="10.65cm" style:rel-column-width="41058*"/>
    </style:style>
    <style:style style:name="Table46.A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weight="bold" officeooo:rsid="0006435b" officeooo:paragraph-rsid="00c5d3d2" style:font-weight-asian="bold" style:font-weight-complex="bold"/>
    </style:style>
    <style:style style:name="P2" style:family="paragraph" style:parent-style-name="Footer">
      <style:text-properties fo:font-style="normal" fo:font-weight="bold" officeooo:rsid="0006435b" officeooo:paragraph-rsid="00c5d3d2" style:font-style-asian="normal" style:font-weight-asian="bold" style:font-style-complex="normal" style:font-weight-complex="bold"/>
    </style:style>
    <style:style style:name="P3" style:family="paragraph" style:parent-style-name="Text_20_body">
      <style:text-properties officeooo:rsid="0016f834" officeooo:paragraph-rsid="0016f834"/>
    </style:style>
    <style:style style:name="P4" style:family="paragraph" style:parent-style-name="Text_20_body">
      <style:text-properties officeooo:rsid="00180922" officeooo:paragraph-rsid="00180922"/>
    </style:style>
    <style:style style:name="P5" style:family="paragraph" style:parent-style-name="Text_20_body">
      <style:text-properties officeooo:rsid="00195aa2" officeooo:paragraph-rsid="00195aa2"/>
    </style:style>
    <style:style style:name="P6" style:family="paragraph" style:parent-style-name="Text_20_body">
      <style:text-properties officeooo:rsid="001b5816" officeooo:paragraph-rsid="001b5816"/>
    </style:style>
    <style:style style:name="P7" style:family="paragraph" style:parent-style-name="Text_20_body">
      <style:text-properties officeooo:rsid="001e5004" officeooo:paragraph-rsid="001e5004"/>
    </style:style>
    <style:style style:name="P8" style:family="paragraph" style:parent-style-name="Text_20_body">
      <style:text-properties officeooo:rsid="00201b4a" officeooo:paragraph-rsid="00201b4a"/>
    </style:style>
    <style:style style:name="P9" style:family="paragraph" style:parent-style-name="Text_20_body">
      <style:text-properties officeooo:rsid="00215f60" officeooo:paragraph-rsid="00215f60"/>
    </style:style>
    <style:style style:name="P10" style:family="paragraph" style:parent-style-name="Text_20_body">
      <style:text-properties officeooo:rsid="00233d97" officeooo:paragraph-rsid="00233d97"/>
    </style:style>
    <style:style style:name="P11" style:family="paragraph" style:parent-style-name="Text_20_body">
      <style:text-properties officeooo:rsid="002c0c7d" officeooo:paragraph-rsid="002c0c7d"/>
    </style:style>
    <style:style style:name="P12" style:family="paragraph" style:parent-style-name="Text_20_body">
      <style:text-properties officeooo:rsid="002d9b9f" officeooo:paragraph-rsid="002d9b9f"/>
    </style:style>
    <style:style style:name="P13" style:family="paragraph" style:parent-style-name="Text_20_body">
      <style:text-properties officeooo:rsid="002d9b9f" officeooo:paragraph-rsid="003bc373"/>
    </style:style>
    <style:style style:name="P14" style:family="paragraph" style:parent-style-name="Text_20_body">
      <style:text-properties officeooo:rsid="0047b39a" officeooo:paragraph-rsid="004243b4"/>
    </style:style>
    <style:style style:name="P15" style:family="paragraph" style:parent-style-name="Text_20_body">
      <style:text-properties officeooo:rsid="0047b39a" officeooo:paragraph-rsid="0047e3a0"/>
    </style:style>
    <style:style style:name="P16" style:family="paragraph" style:parent-style-name="Text_20_body">
      <style:text-properties officeooo:rsid="004aec0f" officeooo:paragraph-rsid="004aec0f"/>
    </style:style>
    <style:style style:name="P17" style:family="paragraph" style:parent-style-name="Text_20_body">
      <style:text-properties officeooo:rsid="0061b4f5" officeooo:paragraph-rsid="0061b4f5"/>
    </style:style>
    <style:style style:name="P18" style:family="paragraph" style:parent-style-name="Text_20_body">
      <style:text-properties officeooo:rsid="00677fe1" officeooo:paragraph-rsid="00677fe1"/>
    </style:style>
    <style:style style:name="P19" style:family="paragraph" style:parent-style-name="Text_20_body">
      <style:text-properties officeooo:rsid="00677fe1" officeooo:paragraph-rsid="0067f561"/>
    </style:style>
    <style:style style:name="P20" style:family="paragraph" style:parent-style-name="Text_20_body">
      <style:text-properties officeooo:rsid="0069d44d" officeooo:paragraph-rsid="0069d44d"/>
    </style:style>
    <style:style style:name="P21" style:family="paragraph" style:parent-style-name="Text_20_body">
      <style:text-properties officeooo:rsid="006c9eb8" officeooo:paragraph-rsid="006c9eb8"/>
    </style:style>
    <style:style style:name="P22" style:family="paragraph" style:parent-style-name="Text_20_body">
      <style:text-properties fo:font-weight="bold" officeooo:rsid="00728d5e" officeooo:paragraph-rsid="00728d5e" style:font-weight-asian="bold" style:font-weight-complex="bold"/>
    </style:style>
    <style:style style:name="P23" style:family="paragraph" style:parent-style-name="Text_20_body">
      <style:text-properties fo:font-weight="bold" officeooo:rsid="00b2ac9f" officeooo:paragraph-rsid="00b2ac9f" style:font-weight-asian="bold" style:font-weight-complex="bold"/>
    </style:style>
    <style:style style:name="P24" style:family="paragraph" style:parent-style-name="Text_20_body">
      <style:text-properties fo:font-weight="bold" officeooo:rsid="00b930bb" officeooo:paragraph-rsid="00b930bb" style:font-weight-asian="bold" style:font-weight-complex="bold"/>
    </style:style>
    <style:style style:name="P25" style:family="paragraph" style:parent-style-name="Text_20_body">
      <style:text-properties fo:font-weight="bold" officeooo:rsid="00bfbb5f" officeooo:paragraph-rsid="00bfbb5f" style:font-weight-asian="bold" style:font-weight-complex="bold"/>
    </style:style>
    <style:style style:name="P26" style:family="paragraph" style:parent-style-name="Text_20_body">
      <style:text-properties fo:font-weight="bold" officeooo:rsid="00c331b0" officeooo:paragraph-rsid="00c331b0" style:font-weight-asian="bold" style:font-weight-complex="bold"/>
    </style:style>
    <style:style style:name="P27" style:family="paragraph" style:parent-style-name="Text_20_body">
      <style:text-properties fo:font-weight="bold" officeooo:rsid="00d51838" officeooo:paragraph-rsid="00d51838" style:font-weight-asian="bold" style:font-weight-complex="bold"/>
    </style:style>
    <style:style style:name="P28" style:family="paragraph" style:parent-style-name="Text_20_body">
      <style:text-properties fo:font-weight="bold" officeooo:rsid="00d58d4d" officeooo:paragraph-rsid="00d58d4d" style:font-weight-asian="bold" style:font-weight-complex="bold"/>
    </style:style>
    <style:style style:name="P29" style:family="paragraph" style:parent-style-name="Text_20_body">
      <style:text-properties fo:font-weight="bold" officeooo:rsid="00d86bfa" officeooo:paragraph-rsid="00d86bfa" style:font-weight-asian="bold" style:font-weight-complex="bold"/>
    </style:style>
    <style:style style:name="P30" style:family="paragraph" style:parent-style-name="Text_20_body">
      <style:text-properties fo:font-weight="bold" officeooo:rsid="00f7e400" officeooo:paragraph-rsid="00f7e400" style:font-weight-asian="bold" style:font-weight-complex="bold"/>
    </style:style>
    <style:style style:name="P31" style:family="paragraph" style:parent-style-name="Text_20_body">
      <style:text-properties fo:font-weight="normal" officeooo:rsid="00bad38f" officeooo:paragraph-rsid="00bad38f" style:font-weight-asian="normal" style:font-weight-complex="normal"/>
    </style:style>
    <style:style style:name="P32" style:family="paragraph" style:parent-style-name="Text_20_body">
      <style:text-properties fo:font-weight="normal" officeooo:rsid="00bfbb5f" officeooo:paragraph-rsid="00bfbb5f" style:font-weight-asian="normal" style:font-weight-complex="normal"/>
    </style:style>
    <style:style style:name="P33" style:family="paragraph" style:parent-style-name="Text_20_body">
      <style:text-properties fo:font-weight="normal" officeooo:rsid="00c0d30d" officeooo:paragraph-rsid="00c0d30d" style:font-weight-asian="normal" style:font-weight-complex="normal"/>
    </style:style>
    <style:style style:name="P34" style:family="paragraph" style:parent-style-name="Text_20_body">
      <style:text-properties fo:font-weight="normal" officeooo:rsid="00d58d4d" officeooo:paragraph-rsid="00d58d4d" style:font-weight-asian="normal" style:font-weight-complex="normal"/>
    </style:style>
    <style:style style:name="P35" style:family="paragraph" style:parent-style-name="Text_20_body">
      <style:text-properties fo:font-weight="normal" officeooo:rsid="00d86bfa" officeooo:paragraph-rsid="00d86bfa" style:font-weight-asian="normal" style:font-weight-complex="normal"/>
    </style:style>
    <style:style style:name="P36" style:family="paragraph" style:parent-style-name="Text_20_body">
      <style:text-properties fo:font-weight="normal" officeooo:rsid="00e3d193" officeooo:paragraph-rsid="00e3d193" style:font-weight-asian="normal" style:font-weight-complex="normal"/>
    </style:style>
    <style:style style:name="P37" style:family="paragraph" style:parent-style-name="Text_20_body">
      <style:text-properties fo:font-weight="normal" officeooo:rsid="00f7e400" officeooo:paragraph-rsid="00f7e400" style:font-weight-asian="normal" style:font-weight-complex="normal"/>
    </style:style>
    <style:style style:name="P38" style:family="paragraph" style:parent-style-name="Text_20_body">
      <style:text-properties fo:font-weight="normal" officeooo:rsid="00f7e400" officeooo:paragraph-rsid="00f92b04" style:font-weight-asian="normal" style:font-weight-complex="normal"/>
    </style:style>
    <style:style style:name="P39" style:family="paragraph" style:parent-style-name="Text_20_body">
      <style:text-properties fo:font-weight="normal" officeooo:rsid="00fe5f45" officeooo:paragraph-rsid="00fe5f45" style:font-weight-asian="normal" style:font-weight-complex="normal"/>
    </style:style>
    <style:style style:name="P40" style:family="paragraph" style:parent-style-name="Text_20_body">
      <style:text-properties fo:font-weight="normal" officeooo:rsid="01026901" officeooo:paragraph-rsid="01026901" style:font-weight-asian="normal" style:font-weight-complex="normal"/>
    </style:style>
    <style:style style:name="P41" style:family="paragraph" style:parent-style-name="Text_20_body">
      <style:text-properties fo:font-weight="normal" officeooo:rsid="00ca0e41" officeooo:paragraph-rsid="00cd7a70" style:font-weight-asian="normal" style:font-weight-complex="normal"/>
    </style:style>
    <style:style style:name="P42" style:family="paragraph" style:parent-style-name="Text_20_body">
      <style:text-properties officeooo:rsid="00752b7f" officeooo:paragraph-rsid="007a992b"/>
    </style:style>
    <style:style style:name="P43" style:family="paragraph" style:parent-style-name="Text_20_body">
      <style:text-properties fo:font-style="italic" officeooo:rsid="0076e5b3" officeooo:paragraph-rsid="010fef2b" style:font-style-asian="italic" style:font-style-complex="italic"/>
    </style:style>
    <style:style style:name="P44" style:family="paragraph" style:parent-style-name="Text_20_body">
      <style:text-properties fo:font-style="italic" officeooo:rsid="0076e5b3" officeooo:paragraph-rsid="013457cf" style:font-style-asian="italic" style:font-style-complex="italic"/>
    </style:style>
    <style:style style:name="P45" style:family="paragraph" style:parent-style-name="Text_20_body">
      <style:text-properties fo:font-style="italic" officeooo:rsid="0076e5b3" officeooo:paragraph-rsid="01543fe0" style:font-style-asian="italic" style:font-style-complex="italic"/>
    </style:style>
    <style:style style:name="P46" style:family="paragraph" style:parent-style-name="Text_20_body">
      <style:text-properties fo:font-style="italic" officeooo:rsid="0076e5b3" officeooo:paragraph-rsid="01737f49" style:font-style-asian="italic" style:font-style-complex="italic"/>
    </style:style>
    <style:style style:name="P47" style:family="paragraph" style:parent-style-name="Text_20_body">
      <style:text-properties fo:font-style="italic" officeooo:rsid="0076e5b3" officeooo:paragraph-rsid="01883846" style:font-style-asian="italic" style:font-style-complex="italic"/>
    </style:style>
    <style:style style:name="P48" style:family="paragraph" style:parent-style-name="Text_20_body">
      <style:text-properties fo:font-style="italic" officeooo:rsid="0076e5b3" officeooo:paragraph-rsid="018957fd" style:font-style-asian="italic" style:font-style-complex="italic"/>
    </style:style>
    <style:style style:name="P49" style:family="paragraph" style:parent-style-name="Text_20_body">
      <style:text-properties fo:font-style="italic" officeooo:rsid="0076e5b3" officeooo:paragraph-rsid="0191b355" style:font-style-asian="italic" style:font-style-complex="italic"/>
    </style:style>
    <style:style style:name="P50" style:family="paragraph" style:parent-style-name="Text_20_body">
      <style:text-properties fo:font-style="italic" officeooo:rsid="0076e5b3" officeooo:paragraph-rsid="019250ab" style:font-style-asian="italic" style:font-style-complex="italic"/>
    </style:style>
    <style:style style:name="P51" style:family="paragraph" style:parent-style-name="Text_20_body">
      <style:text-properties fo:font-style="italic" officeooo:rsid="0076e5b3" officeooo:paragraph-rsid="0193e997" style:font-style-asian="italic" style:font-style-complex="italic"/>
    </style:style>
    <style:style style:name="P52" style:family="paragraph" style:parent-style-name="Text_20_body">
      <style:text-properties fo:font-style="italic" officeooo:rsid="0076e5b3" officeooo:paragraph-rsid="01951044" style:font-style-asian="italic" style:font-style-complex="italic"/>
    </style:style>
    <style:style style:name="P53" style:family="paragraph" style:parent-style-name="Text_20_body">
      <style:text-properties fo:font-style="italic" officeooo:rsid="0076e5b3" officeooo:paragraph-rsid="01b82216" style:font-style-asian="italic" style:font-style-complex="italic"/>
    </style:style>
    <style:style style:name="P54" style:family="paragraph" style:parent-style-name="Text_20_body">
      <style:text-properties fo:font-style="italic" officeooo:rsid="0076e5b3" officeooo:paragraph-rsid="01ba2e3c" style:font-style-asian="italic" style:font-style-complex="italic"/>
    </style:style>
    <style:style style:name="P55" style:family="paragraph" style:parent-style-name="Text_20_body">
      <style:text-properties fo:font-style="italic" officeooo:rsid="0076e5b3" officeooo:paragraph-rsid="01bb6695" style:font-style-asian="italic" style:font-style-complex="italic"/>
    </style:style>
    <style:style style:name="P56" style:family="paragraph" style:parent-style-name="Text_20_body">
      <style:text-properties fo:font-style="italic" officeooo:rsid="0076e5b3" officeooo:paragraph-rsid="01caec37" style:font-style-asian="italic" style:font-style-complex="italic"/>
    </style:style>
    <style:style style:name="P57" style:family="paragraph" style:parent-style-name="Text_20_body">
      <style:text-properties officeooo:rsid="008046c6" officeooo:paragraph-rsid="008046c6"/>
    </style:style>
    <style:style style:name="P58" style:family="paragraph" style:parent-style-name="Text_20_body">
      <style:text-properties officeooo:rsid="008272e5" officeooo:paragraph-rsid="008272e5"/>
    </style:style>
    <style:style style:name="P59" style:family="paragraph" style:parent-style-name="Text_20_body">
      <style:text-properties officeooo:rsid="00834ffa" officeooo:paragraph-rsid="00834ffa"/>
    </style:style>
    <style:style style:name="P60" style:family="paragraph" style:parent-style-name="Text_20_body">
      <style:text-properties officeooo:rsid="00872e4d" officeooo:paragraph-rsid="00872e4d"/>
    </style:style>
    <style:style style:name="P61" style:family="paragraph" style:parent-style-name="Text_20_body">
      <style:text-properties officeooo:rsid="0089ad45" officeooo:paragraph-rsid="008c670c"/>
    </style:style>
    <style:style style:name="P62" style:family="paragraph" style:parent-style-name="Text_20_body">
      <style:text-properties officeooo:rsid="008bb002" officeooo:paragraph-rsid="008bb002"/>
    </style:style>
    <style:style style:name="P63" style:family="paragraph" style:parent-style-name="Text_20_body">
      <style:text-properties officeooo:rsid="009282ae" officeooo:paragraph-rsid="009282ae"/>
    </style:style>
    <style:style style:name="P64" style:family="paragraph" style:parent-style-name="Text_20_body">
      <style:text-properties officeooo:rsid="00930026" officeooo:paragraph-rsid="00930026"/>
    </style:style>
    <style:style style:name="P65" style:family="paragraph" style:parent-style-name="Text_20_body">
      <style:text-properties officeooo:rsid="0097c091" officeooo:paragraph-rsid="0097c091"/>
    </style:style>
    <style:style style:name="P66" style:family="paragraph" style:parent-style-name="Text_20_body">
      <style:text-properties officeooo:rsid="0099c140" officeooo:paragraph-rsid="0099c140"/>
    </style:style>
    <style:style style:name="P67" style:family="paragraph" style:parent-style-name="Text_20_body">
      <style:text-properties officeooo:rsid="009b4ac3" officeooo:paragraph-rsid="009b4ac3"/>
    </style:style>
    <style:style style:name="P68" style:family="paragraph" style:parent-style-name="Text_20_body">
      <style:text-properties officeooo:rsid="009d4cf1" officeooo:paragraph-rsid="009d4cf1"/>
    </style:style>
    <style:style style:name="P69" style:family="paragraph" style:parent-style-name="Text_20_body">
      <style:text-properties officeooo:rsid="009e3de1" officeooo:paragraph-rsid="009e3de1"/>
    </style:style>
    <style:style style:name="P70" style:family="paragraph" style:parent-style-name="Text_20_body">
      <style:text-properties officeooo:rsid="00a03321" officeooo:paragraph-rsid="00a03321"/>
    </style:style>
    <style:style style:name="P71" style:family="paragraph" style:parent-style-name="Text_20_body">
      <style:text-properties officeooo:rsid="00a0506e" officeooo:paragraph-rsid="00a0506e"/>
    </style:style>
    <style:style style:name="P72" style:family="paragraph" style:parent-style-name="Text_20_body">
      <style:text-properties officeooo:rsid="00a33f7e" officeooo:paragraph-rsid="00a33f7e"/>
    </style:style>
    <style:style style:name="P73" style:family="paragraph" style:parent-style-name="Text_20_body">
      <style:text-properties officeooo:rsid="00a33f7e" officeooo:paragraph-rsid="00f1f83d"/>
    </style:style>
    <style:style style:name="P74" style:family="paragraph" style:parent-style-name="Text_20_body">
      <style:text-properties officeooo:rsid="00a622e4" officeooo:paragraph-rsid="00a622e4"/>
    </style:style>
    <style:style style:name="P75" style:family="paragraph" style:parent-style-name="Text_20_body">
      <style:text-properties officeooo:rsid="00a622e4" officeooo:paragraph-rsid="00f1f83d"/>
    </style:style>
    <style:style style:name="P76" style:family="paragraph" style:parent-style-name="Text_20_body">
      <style:text-properties officeooo:rsid="00ab496d" officeooo:paragraph-rsid="00ab496d"/>
    </style:style>
    <style:style style:name="P77" style:family="paragraph" style:parent-style-name="Text_20_body">
      <style:text-properties officeooo:rsid="00ae1923" officeooo:paragraph-rsid="00ab496d"/>
    </style:style>
    <style:style style:name="P78" style:family="paragraph" style:parent-style-name="Text_20_body">
      <style:text-properties officeooo:rsid="00ae1923" officeooo:paragraph-rsid="00ae1923"/>
    </style:style>
    <style:style style:name="P79" style:family="paragraph" style:parent-style-name="Text_20_body">
      <style:text-properties officeooo:rsid="00e50bf8" officeooo:paragraph-rsid="00e50bf8"/>
    </style:style>
    <style:style style:name="P80" style:family="paragraph" style:parent-style-name="Text_20_body">
      <style:text-properties officeooo:rsid="00e8c9ab" officeooo:paragraph-rsid="00e8c9ab"/>
    </style:style>
    <style:style style:name="P81" style:family="paragraph" style:parent-style-name="Text_20_body">
      <style:text-properties officeooo:rsid="00ea7aaa" officeooo:paragraph-rsid="00ea7aaa"/>
    </style:style>
    <style:style style:name="P82" style:family="paragraph" style:parent-style-name="Text_20_body">
      <style:text-properties officeooo:rsid="00ed928d" officeooo:paragraph-rsid="00ed928d"/>
    </style:style>
    <style:style style:name="P83" style:family="paragraph" style:parent-style-name="Text_20_body">
      <style:text-properties officeooo:rsid="00eeed57" officeooo:paragraph-rsid="00eeed57"/>
    </style:style>
    <style:style style:name="P84" style:family="paragraph" style:parent-style-name="Text_20_body">
      <style:text-properties officeooo:rsid="00eeed57" officeooo:paragraph-rsid="00efdf42"/>
    </style:style>
    <style:style style:name="P85" style:family="paragraph" style:parent-style-name="Text_20_body">
      <style:text-properties officeooo:rsid="00ef53d5" officeooo:paragraph-rsid="00ef53d5"/>
    </style:style>
    <style:style style:name="P86" style:family="paragraph" style:parent-style-name="Text_20_body">
      <style:text-properties officeooo:rsid="00ef53d5" officeooo:paragraph-rsid="00efdf42"/>
    </style:style>
    <style:style style:name="P87" style:family="paragraph" style:parent-style-name="Text_20_body">
      <style:text-properties officeooo:rsid="00efdf42" officeooo:paragraph-rsid="00efdf42"/>
    </style:style>
    <style:style style:name="P88" style:family="paragraph" style:parent-style-name="Text_20_body">
      <style:text-properties officeooo:rsid="00f222a6" officeooo:paragraph-rsid="00f222a6"/>
    </style:style>
    <style:style style:name="P89" style:family="paragraph" style:parent-style-name="Text_20_body">
      <style:text-properties officeooo:rsid="00f56c0d" officeooo:paragraph-rsid="00f56c0d"/>
    </style:style>
    <style:style style:name="P90" style:family="paragraph" style:parent-style-name="Text_20_body">
      <style:text-properties officeooo:rsid="0104cb4e" officeooo:paragraph-rsid="0104cb4e"/>
    </style:style>
    <style:style style:name="P91" style:family="paragraph" style:parent-style-name="Text_20_body">
      <style:text-properties officeooo:rsid="0109f0fe" officeooo:paragraph-rsid="0109f0fe"/>
    </style:style>
    <style:style style:name="P92" style:family="paragraph" style:parent-style-name="Text_20_body">
      <style:text-properties officeooo:rsid="0112edc4" officeooo:paragraph-rsid="0112edc4"/>
    </style:style>
    <style:style style:name="P93" style:family="paragraph" style:parent-style-name="Text_20_body">
      <style:text-properties officeooo:rsid="011a4bfa" officeooo:paragraph-rsid="011a4bfa"/>
    </style:style>
    <style:style style:name="P94" style:family="paragraph" style:parent-style-name="Text_20_body">
      <style:text-properties officeooo:rsid="011aa65f" officeooo:paragraph-rsid="011aa65f"/>
    </style:style>
    <style:style style:name="P95" style:family="paragraph" style:parent-style-name="Text_20_body">
      <style:text-properties officeooo:rsid="011db915" officeooo:paragraph-rsid="011db915"/>
    </style:style>
    <style:style style:name="P96" style:family="paragraph" style:parent-style-name="Text_20_body">
      <style:text-properties officeooo:rsid="011e0d91" officeooo:paragraph-rsid="011e0d91"/>
    </style:style>
    <style:style style:name="P97" style:family="paragraph" style:parent-style-name="Text_20_body">
      <style:text-properties officeooo:rsid="0120fd87" officeooo:paragraph-rsid="0120fd87"/>
    </style:style>
    <style:style style:name="P98" style:family="paragraph" style:parent-style-name="Text_20_body">
      <style:text-properties officeooo:rsid="01240b35" officeooo:paragraph-rsid="01240b35"/>
    </style:style>
    <style:style style:name="P99" style:family="paragraph" style:parent-style-name="Text_20_body">
      <style:text-properties officeooo:rsid="012442f0" officeooo:paragraph-rsid="012442f0"/>
    </style:style>
    <style:style style:name="P100" style:family="paragraph" style:parent-style-name="Text_20_body">
      <style:text-properties officeooo:rsid="0128c33b" officeooo:paragraph-rsid="0128c33b"/>
    </style:style>
    <style:style style:name="P101" style:family="paragraph" style:parent-style-name="Text_20_body">
      <style:text-properties officeooo:rsid="012a5d28" officeooo:paragraph-rsid="012a5d28"/>
    </style:style>
    <style:style style:name="P102" style:family="paragraph" style:parent-style-name="Text_20_body">
      <style:text-properties officeooo:rsid="012e8e26" officeooo:paragraph-rsid="012e8e26"/>
    </style:style>
    <style:style style:name="P103" style:family="paragraph" style:parent-style-name="Text_20_body">
      <style:text-properties officeooo:rsid="0133f1d6" officeooo:paragraph-rsid="0133f1d6"/>
    </style:style>
    <style:style style:name="P104" style:family="paragraph" style:parent-style-name="Text_20_body">
      <style:text-properties officeooo:rsid="0133f1d6" officeooo:paragraph-rsid="013457cf"/>
    </style:style>
    <style:style style:name="P105" style:family="paragraph" style:parent-style-name="Text_20_body">
      <style:text-properties officeooo:rsid="013756fd" officeooo:paragraph-rsid="013756fd"/>
    </style:style>
    <style:style style:name="P106" style:family="paragraph" style:parent-style-name="Text_20_body">
      <style:text-properties officeooo:rsid="0139e299" officeooo:paragraph-rsid="0139e299"/>
    </style:style>
    <style:style style:name="P107" style:family="paragraph" style:parent-style-name="Text_20_body">
      <style:text-properties officeooo:rsid="0139e299" officeooo:paragraph-rsid="018957fd"/>
    </style:style>
    <style:style style:name="P108" style:family="paragraph" style:parent-style-name="Text_20_body">
      <style:text-properties officeooo:rsid="013bd01a" officeooo:paragraph-rsid="013bd01a"/>
    </style:style>
    <style:style style:name="P109" style:family="paragraph" style:parent-style-name="Text_20_body">
      <style:text-properties officeooo:rsid="013bd01a" officeooo:paragraph-rsid="018957fd"/>
    </style:style>
    <style:style style:name="P110" style:family="paragraph" style:parent-style-name="Text_20_body">
      <style:text-properties officeooo:rsid="014161c4" officeooo:paragraph-rsid="014161c4"/>
    </style:style>
    <style:style style:name="P111" style:family="paragraph" style:parent-style-name="Text_20_body">
      <style:text-properties officeooo:rsid="01426bdf" officeooo:paragraph-rsid="01426bdf"/>
    </style:style>
    <style:style style:name="P112" style:family="paragraph" style:parent-style-name="Text_20_body">
      <style:text-properties officeooo:rsid="01459115" officeooo:paragraph-rsid="01459115"/>
    </style:style>
    <style:style style:name="P113" style:family="paragraph" style:parent-style-name="Text_20_body">
      <style:text-properties officeooo:rsid="0147f889" officeooo:paragraph-rsid="0147f889"/>
    </style:style>
    <style:style style:name="P114" style:family="paragraph" style:parent-style-name="Text_20_body">
      <style:text-properties officeooo:rsid="0147f889" officeooo:paragraph-rsid="0193e997"/>
    </style:style>
    <style:style style:name="P115" style:family="paragraph" style:parent-style-name="Text_20_body">
      <style:text-properties officeooo:rsid="0147f889" officeooo:paragraph-rsid="01bb6695"/>
    </style:style>
    <style:style style:name="P116" style:family="paragraph" style:parent-style-name="Text_20_body">
      <style:text-properties officeooo:rsid="01483293" officeooo:paragraph-rsid="01483293"/>
    </style:style>
    <style:style style:name="P117" style:family="paragraph" style:parent-style-name="Text_20_body">
      <style:text-properties officeooo:rsid="014c18bd" officeooo:paragraph-rsid="014c18bd"/>
    </style:style>
    <style:style style:name="P118" style:family="paragraph" style:parent-style-name="Text_20_body">
      <style:text-properties officeooo:rsid="014f7f7e" officeooo:paragraph-rsid="014f5509"/>
    </style:style>
    <style:style style:name="P119" style:family="paragraph" style:parent-style-name="Text_20_body">
      <style:text-properties officeooo:rsid="0152aa3d" officeooo:paragraph-rsid="0152aa3d"/>
    </style:style>
    <style:style style:name="P120" style:family="paragraph" style:parent-style-name="Text_20_body">
      <style:text-properties officeooo:rsid="0155a348" officeooo:paragraph-rsid="0155a348"/>
    </style:style>
    <style:style style:name="P121" style:family="paragraph" style:parent-style-name="Text_20_body">
      <style:text-properties officeooo:rsid="0156d947" officeooo:paragraph-rsid="0156d947"/>
    </style:style>
    <style:style style:name="P122" style:family="paragraph" style:parent-style-name="Text_20_body">
      <style:text-properties officeooo:rsid="0156d947" officeooo:paragraph-rsid="01ba2e3c"/>
    </style:style>
    <style:style style:name="P123" style:family="paragraph" style:parent-style-name="Text_20_body">
      <style:text-properties officeooo:rsid="015b9c58" officeooo:paragraph-rsid="015b9c58"/>
    </style:style>
    <style:style style:name="P124" style:family="paragraph" style:parent-style-name="Text_20_body">
      <style:text-properties officeooo:rsid="01605666" officeooo:paragraph-rsid="01605666"/>
    </style:style>
    <style:style style:name="P125" style:family="paragraph" style:parent-style-name="Text_20_body">
      <style:text-properties officeooo:rsid="01614dd0" officeooo:paragraph-rsid="01614dd0"/>
    </style:style>
    <style:style style:name="P126" style:family="paragraph" style:parent-style-name="Text_20_body">
      <style:text-properties officeooo:rsid="0162eae9" officeooo:paragraph-rsid="0162eae9"/>
    </style:style>
    <style:style style:name="P127" style:family="paragraph" style:parent-style-name="Text_20_body">
      <style:text-properties officeooo:rsid="016dec2c" officeooo:paragraph-rsid="016dec2c"/>
    </style:style>
    <style:style style:name="P128" style:family="paragraph" style:parent-style-name="Text_20_body">
      <style:text-properties officeooo:rsid="016dec2c" officeooo:paragraph-rsid="01737f49"/>
    </style:style>
    <style:style style:name="P129" style:family="paragraph" style:parent-style-name="Text_20_body">
      <style:text-properties officeooo:rsid="0177e2fa" officeooo:paragraph-rsid="0177e2fa"/>
    </style:style>
    <style:style style:name="P130" style:family="paragraph" style:parent-style-name="Text_20_body">
      <style:text-properties officeooo:rsid="0177e2fa" officeooo:paragraph-rsid="01951044"/>
    </style:style>
    <style:style style:name="P131" style:family="paragraph" style:parent-style-name="Text_20_body">
      <style:text-properties officeooo:rsid="0177e2fa" officeooo:paragraph-rsid="01bb6695"/>
    </style:style>
    <style:style style:name="P132" style:family="paragraph" style:parent-style-name="Text_20_body">
      <style:text-properties officeooo:rsid="0177e2fa" officeooo:paragraph-rsid="01caec37"/>
    </style:style>
    <style:style style:name="P133" style:family="paragraph" style:parent-style-name="Text_20_body">
      <style:text-properties officeooo:rsid="017c6bce" officeooo:paragraph-rsid="017c6bce"/>
    </style:style>
    <style:style style:name="P134" style:family="paragraph" style:parent-style-name="Text_20_body">
      <style:text-properties officeooo:rsid="017ead36" officeooo:paragraph-rsid="017ead36"/>
    </style:style>
    <style:style style:name="P135" style:family="paragraph" style:parent-style-name="Text_20_body">
      <style:text-properties officeooo:rsid="0182933e" officeooo:paragraph-rsid="0182933e"/>
    </style:style>
    <style:style style:name="P136" style:family="paragraph" style:parent-style-name="Text_20_body">
      <style:text-properties officeooo:rsid="018714a8" officeooo:paragraph-rsid="018714a8"/>
    </style:style>
    <style:style style:name="P137" style:family="paragraph" style:parent-style-name="Text_20_body">
      <style:text-properties officeooo:rsid="018ce130" officeooo:paragraph-rsid="018ce130"/>
    </style:style>
    <style:style style:name="P138" style:family="paragraph" style:parent-style-name="Text_20_body">
      <style:text-properties officeooo:rsid="018e173b" officeooo:paragraph-rsid="018e173b"/>
    </style:style>
    <style:style style:name="P139" style:family="paragraph" style:parent-style-name="Text_20_body">
      <style:text-properties officeooo:rsid="01955f7e" officeooo:paragraph-rsid="01955f7e"/>
    </style:style>
    <style:style style:name="P140" style:family="paragraph" style:parent-style-name="Text_20_body">
      <style:text-properties officeooo:rsid="01955f7e" officeooo:paragraph-rsid="01bb6695"/>
    </style:style>
    <style:style style:name="P141" style:family="paragraph" style:parent-style-name="Text_20_body">
      <style:text-properties officeooo:rsid="0047e3a0" officeooo:paragraph-rsid="0047e3a0"/>
    </style:style>
    <style:style style:name="P142" style:family="paragraph" style:parent-style-name="Text_20_body">
      <style:text-properties fo:font-style="normal" officeooo:rsid="00728d5e" officeooo:paragraph-rsid="007a992b" style:font-style-asian="normal" style:font-style-complex="normal"/>
    </style:style>
    <style:style style:name="P143" style:family="paragraph" style:parent-style-name="Text_20_body">
      <style:text-properties officeooo:rsid="0041ea7d" officeooo:paragraph-rsid="0041ea7d"/>
    </style:style>
    <style:style style:name="P144" style:family="paragraph" style:parent-style-name="Text_20_body">
      <style:text-properties officeooo:rsid="01327d4c" officeooo:paragraph-rsid="01b82216"/>
    </style:style>
    <style:style style:name="P145" style:family="paragraph" style:parent-style-name="Text_20_body">
      <style:text-properties officeooo:rsid="01b8355c" officeooo:paragraph-rsid="01b8355c"/>
    </style:style>
    <style:style style:name="P146" style:family="paragraph" style:parent-style-name="Table_20_Heading">
      <style:text-properties officeooo:rsid="0016f834" officeooo:paragraph-rsid="0016f834"/>
    </style:style>
    <style:style style:name="P147" style:family="paragraph" style:parent-style-name="Table_20_Contents">
      <style:text-properties officeooo:rsid="0016f834" officeooo:paragraph-rsid="0016f834"/>
    </style:style>
    <style:style style:name="P148" style:family="paragraph" style:parent-style-name="Table_20_Contents">
      <style:text-properties fo:font-style="italic" style:font-style-asian="italic" style:font-style-complex="italic"/>
    </style:style>
    <style:style style:name="P149" style:family="paragraph" style:parent-style-name="Table_20_Contents">
      <style:text-properties fo:font-style="italic" officeooo:rsid="007806f5" officeooo:paragraph-rsid="007806f5" style:font-style-asian="italic" style:font-style-complex="italic"/>
    </style:style>
    <style:style style:name="P150" style:family="paragraph" style:parent-style-name="Table_20_Contents">
      <style:text-properties fo:font-style="italic" officeooo:rsid="010b50aa" officeooo:paragraph-rsid="010b50aa" style:font-style-asian="italic" style:font-style-complex="italic"/>
    </style:style>
    <style:style style:name="P151" style:family="paragraph" style:parent-style-name="Table_20_Contents">
      <style:text-properties fo:font-style="italic" officeooo:rsid="010e892b" officeooo:paragraph-rsid="010e892b" style:font-style-asian="italic" style:font-style-complex="italic"/>
    </style:style>
    <style:style style:name="P152" style:family="paragraph" style:parent-style-name="Table_20_Contents">
      <style:text-properties fo:font-style="italic" officeooo:rsid="0112edc4" officeooo:paragraph-rsid="0112edc4" style:font-style-asian="italic" style:font-style-complex="italic"/>
    </style:style>
    <style:style style:name="P153" style:family="paragraph" style:parent-style-name="Table_20_Contents">
      <style:text-properties fo:font-style="italic" officeooo:rsid="0114a2b1" officeooo:paragraph-rsid="0114a2b1" style:font-style-asian="italic" style:font-style-complex="italic"/>
    </style:style>
    <style:style style:name="P154" style:family="paragraph" style:parent-style-name="Table_20_Contents">
      <style:text-properties fo:font-style="italic" officeooo:rsid="011aa65f" officeooo:paragraph-rsid="011aa65f" style:font-style-asian="italic" style:font-style-complex="italic"/>
    </style:style>
    <style:style style:name="P155" style:family="paragraph" style:parent-style-name="Table_20_Contents">
      <style:text-properties fo:font-style="italic" officeooo:rsid="011db915" officeooo:paragraph-rsid="011db915" style:font-style-asian="italic" style:font-style-complex="italic"/>
    </style:style>
    <style:style style:name="P156" style:family="paragraph" style:parent-style-name="Table_20_Contents">
      <style:text-properties fo:font-style="italic" officeooo:rsid="0120fd87" officeooo:paragraph-rsid="0120fd87" style:font-style-asian="italic" style:font-style-complex="italic"/>
    </style:style>
    <style:style style:name="P157" style:family="paragraph" style:parent-style-name="Table_20_Contents">
      <style:text-properties fo:font-style="italic" officeooo:rsid="0128c33b" officeooo:paragraph-rsid="0128c33b" style:font-style-asian="italic" style:font-style-complex="italic"/>
    </style:style>
    <style:style style:name="P158" style:family="paragraph" style:parent-style-name="Table_20_Contents">
      <style:text-properties fo:font-style="italic" officeooo:rsid="0128c33b" officeooo:paragraph-rsid="013457cf" style:font-style-asian="italic" style:font-style-complex="italic"/>
    </style:style>
    <style:style style:name="P159" style:family="paragraph" style:parent-style-name="Table_20_Contents">
      <style:text-properties fo:font-style="italic" officeooo:rsid="0128c33b" officeooo:paragraph-rsid="01543fe0" style:font-style-asian="italic" style:font-style-complex="italic"/>
    </style:style>
    <style:style style:name="P160" style:family="paragraph" style:parent-style-name="Table_20_Contents">
      <style:text-properties fo:font-style="italic" officeooo:rsid="0128c33b" officeooo:paragraph-rsid="0171684b" style:font-style-asian="italic" style:font-style-complex="italic"/>
    </style:style>
    <style:style style:name="P161" style:family="paragraph" style:parent-style-name="Table_20_Contents">
      <style:text-properties fo:font-style="italic" officeooo:rsid="0128c33b" officeooo:paragraph-rsid="0193e997" style:font-style-asian="italic" style:font-style-complex="italic"/>
    </style:style>
    <style:style style:name="P162" style:family="paragraph" style:parent-style-name="Table_20_Contents">
      <style:text-properties fo:font-style="italic" officeooo:rsid="0128c33b" officeooo:paragraph-rsid="01951044" style:font-style-asian="italic" style:font-style-complex="italic"/>
    </style:style>
    <style:style style:name="P163" style:family="paragraph" style:parent-style-name="Table_20_Contents">
      <style:text-properties fo:font-style="italic" officeooo:rsid="0128c33b" officeooo:paragraph-rsid="01bb6695" style:font-style-asian="italic" style:font-style-complex="italic"/>
    </style:style>
    <style:style style:name="P164" style:family="paragraph" style:parent-style-name="Table_20_Contents">
      <style:text-properties fo:font-style="italic" officeooo:rsid="01307406" officeooo:paragraph-rsid="01307406" style:font-style-asian="italic" style:font-style-complex="italic"/>
    </style:style>
    <style:style style:name="P165" style:family="paragraph" style:parent-style-name="Table_20_Contents">
      <style:text-properties fo:font-style="italic" officeooo:rsid="01379351" officeooo:paragraph-rsid="01379351" style:font-style-asian="italic" style:font-style-complex="italic"/>
    </style:style>
    <style:style style:name="P166" style:family="paragraph" style:parent-style-name="Table_20_Contents">
      <style:text-properties fo:font-style="italic" officeooo:rsid="013dc3ad" officeooo:paragraph-rsid="013dc3ad" style:font-style-asian="italic" style:font-style-complex="italic"/>
    </style:style>
    <style:style style:name="P167" style:family="paragraph" style:parent-style-name="Table_20_Contents">
      <style:text-properties fo:font-style="italic" officeooo:rsid="013dc3ad" officeooo:paragraph-rsid="018957fd" style:font-style-asian="italic" style:font-style-complex="italic"/>
    </style:style>
    <style:style style:name="P168" style:family="paragraph" style:parent-style-name="Table_20_Contents">
      <style:text-properties fo:font-style="italic" officeooo:rsid="01426bdf" officeooo:paragraph-rsid="01426bdf" style:font-style-asian="italic" style:font-style-complex="italic"/>
    </style:style>
    <style:style style:name="P169" style:family="paragraph" style:parent-style-name="Table_20_Contents">
      <style:text-properties fo:font-style="italic" officeooo:rsid="01455cd3" officeooo:paragraph-rsid="01455cd3" style:font-style-asian="italic" style:font-style-complex="italic"/>
    </style:style>
    <style:style style:name="P170" style:family="paragraph" style:parent-style-name="Table_20_Contents">
      <style:text-properties fo:font-style="italic" officeooo:rsid="014712d0" officeooo:paragraph-rsid="014712d0" style:font-style-asian="italic" style:font-style-complex="italic"/>
    </style:style>
    <style:style style:name="P171" style:family="paragraph" style:parent-style-name="Table_20_Contents">
      <style:text-properties fo:font-style="italic" officeooo:rsid="0156d947" officeooo:paragraph-rsid="0156d947" style:font-style-asian="italic" style:font-style-complex="italic"/>
    </style:style>
    <style:style style:name="P172" style:family="paragraph" style:parent-style-name="Table_20_Contents">
      <style:text-properties fo:font-style="italic" officeooo:rsid="0156d947" officeooo:paragraph-rsid="01ba2e3c" style:font-style-asian="italic" style:font-style-complex="italic"/>
    </style:style>
    <style:style style:name="P173" style:family="paragraph" style:parent-style-name="Table_20_Contents">
      <style:text-properties fo:font-style="italic" officeooo:rsid="015be916" officeooo:paragraph-rsid="015be916" style:font-style-asian="italic" style:font-style-complex="italic"/>
    </style:style>
    <style:style style:name="P174" style:family="paragraph" style:parent-style-name="Table_20_Contents">
      <style:text-properties fo:font-style="italic" officeooo:rsid="01614dd0" officeooo:paragraph-rsid="01614dd0" style:font-style-asian="italic" style:font-style-complex="italic"/>
    </style:style>
    <style:style style:name="P175" style:family="paragraph" style:parent-style-name="Table_20_Contents">
      <style:text-properties fo:font-style="italic" officeooo:rsid="0166e7db" officeooo:paragraph-rsid="0166e7db" style:font-style-asian="italic" style:font-style-complex="italic"/>
    </style:style>
    <style:style style:name="P176" style:family="paragraph" style:parent-style-name="Table_20_Contents">
      <style:text-properties fo:font-style="italic" officeooo:rsid="01695f71" officeooo:paragraph-rsid="01695f71" style:font-style-asian="italic" style:font-style-complex="italic"/>
    </style:style>
    <style:style style:name="P177" style:family="paragraph" style:parent-style-name="Table_20_Contents">
      <style:text-properties fo:font-style="italic" officeooo:rsid="01695f71" officeooo:paragraph-rsid="0193e997" style:font-style-asian="italic" style:font-style-complex="italic"/>
    </style:style>
    <style:style style:name="P178" style:family="paragraph" style:parent-style-name="Table_20_Contents">
      <style:text-properties fo:font-style="italic" officeooo:rsid="01695f71" officeooo:paragraph-rsid="01bb6695" style:font-style-asian="italic" style:font-style-complex="italic"/>
    </style:style>
    <style:style style:name="P179" style:family="paragraph" style:parent-style-name="Table_20_Contents">
      <style:text-properties fo:font-style="italic" officeooo:rsid="0171684b" officeooo:paragraph-rsid="0171684b" style:font-style-asian="italic" style:font-style-complex="italic"/>
    </style:style>
    <style:style style:name="P180" style:family="paragraph" style:parent-style-name="Table_20_Contents">
      <style:text-properties fo:font-style="italic" officeooo:rsid="0171684b" officeooo:paragraph-rsid="01737f49" style:font-style-asian="italic" style:font-style-complex="italic"/>
    </style:style>
    <style:style style:name="P181" style:family="paragraph" style:parent-style-name="Table_20_Contents">
      <style:text-properties fo:font-style="italic" officeooo:rsid="01738198" officeooo:paragraph-rsid="01738198" style:font-style-asian="italic" style:font-style-complex="italic"/>
    </style:style>
    <style:style style:name="P182" style:family="paragraph" style:parent-style-name="Table_20_Contents">
      <style:text-properties fo:font-style="italic" officeooo:rsid="017d400e" officeooo:paragraph-rsid="017d400e" style:font-style-asian="italic" style:font-style-complex="italic"/>
    </style:style>
    <style:style style:name="P183" style:family="paragraph" style:parent-style-name="Table_20_Contents">
      <style:text-properties fo:font-style="italic" officeooo:rsid="01962ab3" officeooo:paragraph-rsid="01962ab3" style:font-style-asian="italic" style:font-style-complex="italic"/>
    </style:style>
    <style:style style:name="P184" style:family="paragraph" style:parent-style-name="Table_20_Contents">
      <style:text-properties fo:font-style="italic" officeooo:rsid="0196e3c9" officeooo:paragraph-rsid="0196e3c9" style:font-style-asian="italic" style:font-style-complex="italic"/>
    </style:style>
    <style:style style:name="P185" style:family="paragraph" style:parent-style-name="Table_20_Contents">
      <style:text-properties fo:font-style="italic" officeooo:rsid="01b94e02" officeooo:paragraph-rsid="01b94e02" style:font-style-asian="italic" style:font-style-complex="italic"/>
    </style:style>
    <style:style style:name="P186" style:family="paragraph" style:parent-style-name="Table_20_Contents">
      <style:text-properties fo:font-style="italic" officeooo:rsid="01baf078" officeooo:paragraph-rsid="01baf078" style:font-style-asian="italic" style:font-style-complex="italic"/>
    </style:style>
    <style:style style:name="P187" style:family="paragraph" style:parent-style-name="Table_20_Contents">
      <style:text-properties fo:font-style="italic" officeooo:rsid="01be48df" officeooo:paragraph-rsid="01be48df" style:font-style-asian="italic" style:font-style-complex="italic"/>
    </style:style>
    <style:style style:name="P188" style:family="paragraph" style:parent-style-name="Table_20_Contents">
      <style:text-properties fo:font-style="italic" officeooo:rsid="01caec37" officeooo:paragraph-rsid="01caec37" style:font-style-asian="italic" style:font-style-complex="italic"/>
    </style:style>
    <style:style style:name="P189" style:family="paragraph" style:parent-style-name="Table_20_Contents">
      <style:text-properties fo:font-style="italic" officeooo:rsid="01cc401a" officeooo:paragraph-rsid="01cc401a" style:font-style-asian="italic" style:font-style-complex="italic"/>
    </style:style>
    <style:style style:name="P190" style:family="paragraph" style:parent-style-name="Table_20_Contents">
      <style:text-properties fo:font-style="italic" officeooo:rsid="01d088a6" officeooo:paragraph-rsid="01d088a6" style:font-style-asian="italic" style:font-style-complex="italic"/>
    </style:style>
    <style:style style:name="P191" style:family="paragraph" style:parent-style-name="Table_20_Contents">
      <style:text-properties officeooo:rsid="007806f5" officeooo:paragraph-rsid="007806f5"/>
    </style:style>
    <style:style style:name="P192" style:family="paragraph" style:parent-style-name="Table_20_Contents">
      <style:text-properties officeooo:rsid="007806f5" officeooo:paragraph-rsid="010fef2b"/>
    </style:style>
    <style:style style:name="P193" style:family="paragraph" style:parent-style-name="Table_20_Contents">
      <style:text-properties officeooo:rsid="010b50aa" officeooo:paragraph-rsid="010b50aa"/>
    </style:style>
    <style:style style:name="P194" style:family="paragraph" style:parent-style-name="Table_20_Contents">
      <style:text-properties officeooo:rsid="010e892b" officeooo:paragraph-rsid="010e892b"/>
    </style:style>
    <style:style style:name="P195" style:family="paragraph" style:parent-style-name="Table_20_Contents">
      <style:text-properties officeooo:rsid="010f2e3d" officeooo:paragraph-rsid="010f2e3d"/>
    </style:style>
    <style:style style:name="P196" style:family="paragraph" style:parent-style-name="Table_20_Contents">
      <style:text-properties officeooo:rsid="0112edc4" officeooo:paragraph-rsid="0112edc4"/>
    </style:style>
    <style:style style:name="P197" style:family="paragraph" style:parent-style-name="Table_20_Contents">
      <style:text-properties officeooo:rsid="0114a2b1" officeooo:paragraph-rsid="0114a2b1"/>
    </style:style>
    <style:style style:name="P198" style:family="paragraph" style:parent-style-name="Table_20_Contents">
      <style:text-properties officeooo:rsid="01165b00" officeooo:paragraph-rsid="01165b00"/>
    </style:style>
    <style:style style:name="P199" style:family="paragraph" style:parent-style-name="Table_20_Contents">
      <style:text-properties officeooo:rsid="01171e88" officeooo:paragraph-rsid="01171e88"/>
    </style:style>
    <style:style style:name="P200" style:family="paragraph" style:parent-style-name="Table_20_Contents">
      <style:text-properties officeooo:rsid="011aa65f" officeooo:paragraph-rsid="011aa65f"/>
    </style:style>
    <style:style style:name="P201" style:family="paragraph" style:parent-style-name="Table_20_Contents">
      <style:text-properties officeooo:rsid="011db915" officeooo:paragraph-rsid="011db915"/>
    </style:style>
    <style:style style:name="P202" style:family="paragraph" style:parent-style-name="Table_20_Contents">
      <style:text-properties officeooo:rsid="0120fd87" officeooo:paragraph-rsid="0120fd87"/>
    </style:style>
    <style:style style:name="P203" style:family="paragraph" style:parent-style-name="Table_20_Contents">
      <style:text-properties officeooo:rsid="0128c33b" officeooo:paragraph-rsid="0128c33b"/>
    </style:style>
    <style:style style:name="P204" style:family="paragraph" style:parent-style-name="Table_20_Contents">
      <style:text-properties officeooo:rsid="0128c33b" officeooo:paragraph-rsid="013457cf"/>
    </style:style>
    <style:style style:name="P205" style:family="paragraph" style:parent-style-name="Table_20_Contents">
      <style:text-properties officeooo:rsid="0128c33b" officeooo:paragraph-rsid="01543fe0"/>
    </style:style>
    <style:style style:name="P206" style:family="paragraph" style:parent-style-name="Table_20_Contents">
      <style:text-properties officeooo:rsid="0128c33b" officeooo:paragraph-rsid="0171684b"/>
    </style:style>
    <style:style style:name="P207" style:family="paragraph" style:parent-style-name="Table_20_Contents">
      <style:text-properties officeooo:rsid="0128c33b" officeooo:paragraph-rsid="01737f49"/>
    </style:style>
    <style:style style:name="P208" style:family="paragraph" style:parent-style-name="Table_20_Contents">
      <style:text-properties officeooo:rsid="0128c33b" officeooo:paragraph-rsid="0193e997"/>
    </style:style>
    <style:style style:name="P209" style:family="paragraph" style:parent-style-name="Table_20_Contents">
      <style:text-properties officeooo:rsid="0128c33b" officeooo:paragraph-rsid="01951044"/>
    </style:style>
    <style:style style:name="P210" style:family="paragraph" style:parent-style-name="Table_20_Contents">
      <style:text-properties officeooo:rsid="0128c33b" officeooo:paragraph-rsid="01ba2e3c"/>
    </style:style>
    <style:style style:name="P211" style:family="paragraph" style:parent-style-name="Table_20_Contents">
      <style:text-properties officeooo:rsid="0128c33b" officeooo:paragraph-rsid="01bb6695"/>
    </style:style>
    <style:style style:name="P212" style:family="paragraph" style:parent-style-name="Table_20_Contents">
      <style:text-properties officeooo:rsid="01307406" officeooo:paragraph-rsid="01307406"/>
    </style:style>
    <style:style style:name="P213" style:family="paragraph" style:parent-style-name="Table_20_Contents">
      <style:text-properties officeooo:rsid="01379351" officeooo:paragraph-rsid="01379351"/>
    </style:style>
    <style:style style:name="P214" style:family="paragraph" style:parent-style-name="Table_20_Contents">
      <style:text-properties officeooo:rsid="0138af9b" officeooo:paragraph-rsid="0138af9b"/>
    </style:style>
    <style:style style:name="P215" style:family="paragraph" style:parent-style-name="Table_20_Contents">
      <style:text-properties officeooo:paragraph-rsid="013c79f3"/>
    </style:style>
    <style:style style:name="P216" style:family="paragraph" style:parent-style-name="Table_20_Contents">
      <style:text-properties officeooo:rsid="013dc3ad" officeooo:paragraph-rsid="013dc3ad"/>
    </style:style>
    <style:style style:name="P217" style:family="paragraph" style:parent-style-name="Table_20_Contents">
      <style:text-properties officeooo:rsid="013dc3ad" officeooo:paragraph-rsid="018957fd"/>
    </style:style>
    <style:style style:name="P218" style:family="paragraph" style:parent-style-name="Table_20_Contents">
      <style:text-properties officeooo:rsid="013fd011" officeooo:paragraph-rsid="013fd011"/>
    </style:style>
    <style:style style:name="P219" style:family="paragraph" style:parent-style-name="Table_20_Contents">
      <style:text-properties officeooo:rsid="013fd011" officeooo:paragraph-rsid="018957fd"/>
    </style:style>
    <style:style style:name="P220" style:family="paragraph" style:parent-style-name="Table_20_Contents">
      <style:text-properties officeooo:rsid="01426bdf" officeooo:paragraph-rsid="01426bdf"/>
    </style:style>
    <style:style style:name="P221" style:family="paragraph" style:parent-style-name="Table_20_Contents">
      <style:text-properties officeooo:rsid="01430515" officeooo:paragraph-rsid="01430515"/>
    </style:style>
    <style:style style:name="P222" style:family="paragraph" style:parent-style-name="Table_20_Contents">
      <style:text-properties officeooo:rsid="0143d0ca" officeooo:paragraph-rsid="0143d0ca"/>
    </style:style>
    <style:style style:name="P223" style:family="paragraph" style:parent-style-name="Table_20_Contents">
      <style:text-properties officeooo:rsid="01455cd3" officeooo:paragraph-rsid="01455cd3"/>
    </style:style>
    <style:style style:name="P224" style:family="paragraph" style:parent-style-name="Table_20_Contents">
      <style:text-properties officeooo:rsid="014712d0" officeooo:paragraph-rsid="014712d0"/>
    </style:style>
    <style:style style:name="P225" style:family="paragraph" style:parent-style-name="Table_20_Contents">
      <style:text-properties officeooo:rsid="0156d947" officeooo:paragraph-rsid="0156d947"/>
    </style:style>
    <style:style style:name="P226" style:family="paragraph" style:parent-style-name="Table_20_Contents">
      <style:text-properties officeooo:rsid="0156d947" officeooo:paragraph-rsid="01ba2e3c"/>
    </style:style>
    <style:style style:name="P227" style:family="paragraph" style:parent-style-name="Table_20_Contents">
      <style:text-properties officeooo:rsid="01570b89" officeooo:paragraph-rsid="01570b89"/>
    </style:style>
    <style:style style:name="P228" style:family="paragraph" style:parent-style-name="Table_20_Contents">
      <style:text-properties officeooo:rsid="01570b89" officeooo:paragraph-rsid="01ba2e3c"/>
    </style:style>
    <style:style style:name="P229" style:family="paragraph" style:parent-style-name="Table_20_Contents">
      <style:text-properties officeooo:rsid="0158c378" officeooo:paragraph-rsid="0158c378"/>
    </style:style>
    <style:style style:name="P230" style:family="paragraph" style:parent-style-name="Table_20_Contents">
      <style:text-properties officeooo:rsid="0158c378" officeooo:paragraph-rsid="01ba2e3c"/>
    </style:style>
    <style:style style:name="P231" style:family="paragraph" style:parent-style-name="Table_20_Contents">
      <style:text-properties officeooo:rsid="015be916" officeooo:paragraph-rsid="015be916"/>
    </style:style>
    <style:style style:name="P232" style:family="paragraph" style:parent-style-name="Table_20_Contents">
      <style:text-properties officeooo:rsid="015ca86b" officeooo:paragraph-rsid="015ca86b"/>
    </style:style>
    <style:style style:name="P233" style:family="paragraph" style:parent-style-name="Table_20_Contents">
      <style:text-properties officeooo:rsid="01614dd0" officeooo:paragraph-rsid="01614dd0"/>
    </style:style>
    <style:style style:name="P234" style:family="paragraph" style:parent-style-name="Table_20_Contents">
      <style:text-properties officeooo:rsid="0166e7db" officeooo:paragraph-rsid="0166e7db"/>
    </style:style>
    <style:style style:name="P235" style:family="paragraph" style:parent-style-name="Table_20_Contents">
      <style:text-properties officeooo:rsid="01695f71" officeooo:paragraph-rsid="01695f71"/>
    </style:style>
    <style:style style:name="P236" style:family="paragraph" style:parent-style-name="Table_20_Contents">
      <style:text-properties officeooo:rsid="01695f71" officeooo:paragraph-rsid="0193e997"/>
    </style:style>
    <style:style style:name="P237" style:family="paragraph" style:parent-style-name="Table_20_Contents">
      <style:text-properties officeooo:rsid="01695f71" officeooo:paragraph-rsid="01951044"/>
    </style:style>
    <style:style style:name="P238" style:family="paragraph" style:parent-style-name="Table_20_Contents">
      <style:text-properties officeooo:rsid="01695f71" officeooo:paragraph-rsid="01bb6695"/>
    </style:style>
    <style:style style:name="P239" style:family="paragraph" style:parent-style-name="Table_20_Contents">
      <style:text-properties officeooo:rsid="0171684b" officeooo:paragraph-rsid="0171684b"/>
    </style:style>
    <style:style style:name="P240" style:family="paragraph" style:parent-style-name="Table_20_Contents">
      <style:text-properties officeooo:rsid="0171684b" officeooo:paragraph-rsid="01737f49"/>
    </style:style>
    <style:style style:name="P241" style:family="paragraph" style:parent-style-name="Table_20_Contents">
      <style:text-properties officeooo:rsid="0171b3c9" officeooo:paragraph-rsid="0171b3c9"/>
    </style:style>
    <style:style style:name="P242" style:family="paragraph" style:parent-style-name="Table_20_Contents">
      <style:text-properties officeooo:rsid="0171b3c9" officeooo:paragraph-rsid="01737f49"/>
    </style:style>
    <style:style style:name="P243" style:family="paragraph" style:parent-style-name="Table_20_Contents">
      <style:text-properties officeooo:rsid="0171b3c9" officeooo:paragraph-rsid="019b8a7d"/>
    </style:style>
    <style:style style:name="P244" style:family="paragraph" style:parent-style-name="Table_20_Contents">
      <style:text-properties officeooo:rsid="01738198" officeooo:paragraph-rsid="01738198"/>
    </style:style>
    <style:style style:name="P245" style:family="paragraph" style:parent-style-name="Table_20_Contents">
      <style:text-properties officeooo:rsid="017d400e" officeooo:paragraph-rsid="017d400e"/>
    </style:style>
    <style:style style:name="P246" style:family="paragraph" style:parent-style-name="Table_20_Contents">
      <style:text-properties officeooo:rsid="018046c2" officeooo:paragraph-rsid="018046c2"/>
    </style:style>
    <style:style style:name="P247" style:family="paragraph" style:parent-style-name="Table_20_Contents">
      <style:text-properties officeooo:rsid="018081ee" officeooo:paragraph-rsid="018081ee"/>
    </style:style>
    <style:style style:name="P248" style:family="paragraph" style:parent-style-name="Table_20_Contents">
      <style:text-properties officeooo:paragraph-rsid="018957fd"/>
    </style:style>
    <style:style style:name="P249" style:family="paragraph" style:parent-style-name="Table_20_Contents">
      <style:text-properties officeooo:rsid="01962ab3" officeooo:paragraph-rsid="01962ab3"/>
    </style:style>
    <style:style style:name="P250" style:family="paragraph" style:parent-style-name="Table_20_Contents">
      <style:text-properties officeooo:rsid="0196e3c9" officeooo:paragraph-rsid="0196e3c9"/>
    </style:style>
    <style:style style:name="P251" style:family="paragraph" style:parent-style-name="Table_20_Contents">
      <style:text-properties officeooo:rsid="01b94e02" officeooo:paragraph-rsid="01b94e02"/>
    </style:style>
    <style:style style:name="P252" style:family="paragraph" style:parent-style-name="Table_20_Contents">
      <style:text-properties officeooo:rsid="01baf078" officeooo:paragraph-rsid="01baf078"/>
    </style:style>
    <style:style style:name="P253" style:family="paragraph" style:parent-style-name="Table_20_Contents">
      <style:text-properties officeooo:rsid="01be48df" officeooo:paragraph-rsid="01be48df"/>
    </style:style>
    <style:style style:name="P254" style:family="paragraph" style:parent-style-name="Table_20_Contents">
      <style:text-properties officeooo:rsid="01bf6819" officeooo:paragraph-rsid="01bf6819"/>
    </style:style>
    <style:style style:name="P255" style:family="paragraph" style:parent-style-name="Table_20_Contents">
      <style:text-properties officeooo:rsid="01c07440" officeooo:paragraph-rsid="01c07440"/>
    </style:style>
    <style:style style:name="P256" style:family="paragraph" style:parent-style-name="Table_20_Contents">
      <style:text-properties officeooo:rsid="01c4a253" officeooo:paragraph-rsid="01c4a253"/>
    </style:style>
    <style:style style:name="P257" style:family="paragraph" style:parent-style-name="Table_20_Contents">
      <style:text-properties officeooo:rsid="01c637f6" officeooo:paragraph-rsid="01c637f6"/>
    </style:style>
    <style:style style:name="P258" style:family="paragraph" style:parent-style-name="Table_20_Contents">
      <style:text-properties officeooo:rsid="01c77e96" officeooo:paragraph-rsid="01c77e96"/>
    </style:style>
    <style:style style:name="P259" style:family="paragraph" style:parent-style-name="Table_20_Contents">
      <style:text-properties officeooo:rsid="01caec37" officeooo:paragraph-rsid="01caec37"/>
    </style:style>
    <style:style style:name="P260" style:family="paragraph" style:parent-style-name="Table_20_Contents">
      <style:text-properties officeooo:rsid="01cc401a" officeooo:paragraph-rsid="01cc401a"/>
    </style:style>
    <style:style style:name="P261" style:family="paragraph" style:parent-style-name="Table_20_Contents">
      <style:text-properties officeooo:rsid="01d088a6" officeooo:paragraph-rsid="01d088a6"/>
    </style:style>
    <style:style style:name="P262" style:family="paragraph" style:parent-style-name="Subtitle">
      <style:text-properties officeooo:rsid="0016f834" officeooo:paragraph-rsid="0016f834"/>
    </style:style>
    <style:style style:name="P263" style:family="paragraph" style:parent-style-name="Title">
      <style:text-properties officeooo:rsid="0016f834" officeooo:paragraph-rsid="0016f834"/>
    </style:style>
    <style:style style:name="P264" style:family="paragraph" style:parent-style-name="Footnote">
      <style:text-properties officeooo:rsid="00233d97" officeooo:paragraph-rsid="00233d97"/>
    </style:style>
    <style:style style:name="P265" style:family="paragraph" style:parent-style-name="Standard">
      <style:text-properties officeooo:paragraph-rsid="007a992b"/>
    </style:style>
    <style:style style:name="P266" style:family="paragraph" style:parent-style-name="Standard">
      <style:text-properties officeooo:paragraph-rsid="011189f7"/>
    </style:style>
    <style:style style:name="P267" style:family="paragraph" style:parent-style-name="Standard">
      <style:text-properties officeooo:rsid="0133f1d6" officeooo:paragraph-rsid="013457cf"/>
    </style:style>
    <style:style style:name="P268" style:family="paragraph" style:parent-style-name="Standard">
      <style:text-properties officeooo:rsid="0152aa3d" officeooo:paragraph-rsid="01543fe0"/>
    </style:style>
    <style:style style:name="P269" style:family="paragraph" style:parent-style-name="Standard">
      <style:text-properties officeooo:paragraph-rsid="01b82216"/>
    </style:style>
    <style:style style:name="P270" style:family="paragraph" style:parent-style-name="Standard">
      <style:text-properties officeooo:paragraph-rsid="01caec37"/>
    </style:style>
    <style:style style:name="P271" style:family="paragraph" style:parent-style-name="Preformatted_20_Text">
      <style:text-properties officeooo:paragraph-rsid="0051b984"/>
    </style:style>
    <style:style style:name="P272" style:family="paragraph" style:parent-style-name="Preformatted_20_Text">
      <style:text-properties officeooo:rsid="0052b138" officeooo:paragraph-rsid="0052b138"/>
    </style:style>
    <style:style style:name="P273" style:family="paragraph" style:parent-style-name="Preformatted_20_Text">
      <style:text-properties officeooo:paragraph-rsid="00544799"/>
    </style:style>
    <style:style style:name="P274" style:family="paragraph" style:parent-style-name="Preformatted_20_Text">
      <style:text-properties officeooo:paragraph-rsid="00661981"/>
    </style:style>
    <style:style style:name="P275" style:family="paragraph" style:parent-style-name="Preformatted_20_Text">
      <style:text-properties fo:background-color="transparent"/>
    </style:style>
    <style:style style:name="P276" style:family="paragraph" style:parent-style-name="Preformatted_20_Text">
      <style:text-properties officeooo:rsid="007215a5"/>
    </style:style>
    <style:style style:name="P277" style:family="paragraph" style:parent-style-name="Preformatted_20_Text">
      <style:text-properties officeooo:rsid="00d30678" officeooo:paragraph-rsid="00d30678"/>
    </style:style>
    <style:style style:name="P278" style:family="paragraph" style:parent-style-name="Preformatted_20_Text">
      <style:text-properties officeooo:rsid="00ec9785" officeooo:paragraph-rsid="00ec9785"/>
    </style:style>
    <style:style style:name="P279" style:family="paragraph" style:parent-style-name="Preformatted_20_Text">
      <style:text-properties officeooo:rsid="00ecd89a" officeooo:paragraph-rsid="00ecd89a"/>
    </style:style>
    <style:style style:name="P280" style:family="paragraph" style:parent-style-name="Preformatted_20_Text">
      <style:text-properties officeooo:paragraph-rsid="00efdf42"/>
    </style:style>
    <style:style style:name="P281" style:family="paragraph" style:parent-style-name="Preformatted_20_Text">
      <style:text-properties officeooo:paragraph-rsid="00f1f83d"/>
    </style:style>
    <style:style style:name="P282" style:family="paragraph" style:parent-style-name="Preformatted_20_Text">
      <style:text-properties officeooo:rsid="00f1f83d" officeooo:paragraph-rsid="00f1f83d"/>
    </style:style>
    <style:style style:name="P283" style:family="paragraph" style:parent-style-name="Preformatted_20_Text">
      <style:text-properties officeooo:paragraph-rsid="0100333c"/>
    </style:style>
    <style:style style:name="P284" style:family="paragraph" style:parent-style-name="Preformatted_20_Text">
      <style:text-properties officeooo:paragraph-rsid="014a8cb4"/>
    </style:style>
    <style:style style:name="P285" style:family="paragraph" style:parent-style-name="Preformatted_20_Text">
      <style:text-properties officeooo:paragraph-rsid="01543fe0"/>
    </style:style>
    <style:style style:name="P286" style:family="paragraph" style:parent-style-name="Preformatted_20_Text">
      <style:text-properties officeooo:paragraph-rsid="0168f9f6"/>
    </style:style>
    <style:style style:name="P287" style:family="paragraph" style:parent-style-name="Preformatted_20_Text">
      <style:text-properties officeooo:paragraph-rsid="01694118"/>
    </style:style>
    <style:style style:name="P288" style:family="paragraph" style:parent-style-name="Preformatted_20_Text">
      <style:text-properties officeooo:paragraph-rsid="016b42ea"/>
    </style:style>
    <style:style style:name="P289" style:family="paragraph" style:parent-style-name="Preformatted_20_Text">
      <style:text-properties officeooo:paragraph-rsid="0193e997"/>
    </style:style>
    <style:style style:name="P290" style:family="paragraph" style:parent-style-name="Preformatted_20_Text">
      <style:text-properties officeooo:paragraph-rsid="01951044"/>
    </style:style>
    <style:style style:name="P291" style:family="paragraph" style:parent-style-name="Preformatted_20_Text">
      <style:text-properties officeooo:paragraph-rsid="01951c6e"/>
    </style:style>
    <style:style style:name="P292" style:family="paragraph" style:parent-style-name="Preformatted_20_Text">
      <style:text-properties officeooo:rsid="003c23ad"/>
    </style:style>
    <style:style style:name="P293" style:family="paragraph" style:parent-style-name="Preformatted_20_Text">
      <style:text-properties officeooo:rsid="003c23ad" officeooo:paragraph-rsid="0052b138"/>
    </style:style>
    <style:style style:name="P294" style:family="paragraph" style:parent-style-name="Preformatted_20_Text">
      <style:text-properties officeooo:rsid="003fab0c"/>
    </style:style>
    <style:style style:name="P295" style:family="paragraph" style:parent-style-name="Preformatted_20_Text">
      <style:text-properties officeooo:rsid="003fab0c" officeooo:paragraph-rsid="0055ee57"/>
    </style:style>
    <style:style style:name="P296" style:family="paragraph" style:parent-style-name="Preformatted_20_Text">
      <style:text-properties fo:font-style="normal" officeooo:rsid="0076e5b3" style:font-style-asian="normal" style:font-style-complex="normal"/>
    </style:style>
    <style:style style:name="P297" style:family="paragraph" style:parent-style-name="Preformatted_20_Text">
      <style:text-properties fo:font-weight="normal" officeooo:rsid="00ca0e41" style:font-weight-asian="normal" style:font-weight-complex="normal"/>
    </style:style>
    <style:style style:name="P298" style:family="paragraph" style:parent-style-name="Preformatted_20_Text">
      <style:text-properties fo:font-weight="bold" style:font-weight-asian="bold" style:font-weight-complex="bold"/>
    </style:style>
    <style:style style:name="P299" style:family="paragraph" style:parent-style-name="Preformatted_20_Text">
      <style:text-properties officeooo:paragraph-rsid="01b685f3"/>
    </style:style>
    <style:style style:name="P300" style:family="paragraph" style:parent-style-name="Preformatted_20_Text">
      <style:text-properties officeooo:paragraph-rsid="01b82216"/>
    </style:style>
    <style:style style:name="P301" style:family="paragraph" style:parent-style-name="Preformatted_20_Text">
      <style:text-properties officeooo:paragraph-rsid="01ba2e3c"/>
    </style:style>
    <style:style style:name="P302" style:family="paragraph" style:parent-style-name="Preformatted_20_Text">
      <style:text-properties officeooo:paragraph-rsid="01bb6695"/>
    </style:style>
    <style:style style:name="P303" style:family="paragraph" style:parent-style-name="Preformatted_20_Text">
      <style:text-properties officeooo:paragraph-rsid="01bd4e71"/>
    </style:style>
    <style:style style:name="P304" style:family="paragraph" style:parent-style-name="Preformatted_20_Text">
      <style:text-properties officeooo:paragraph-rsid="01caec37"/>
    </style:style>
    <style:style style:name="P305" style:family="paragraph" style:parent-style-name="Contents_20_1">
      <style:paragraph-properties>
        <style:tab-stops>
          <style:tab-stop style:position="17cm" style:type="right" style:leader-style="dotted" style:leader-text="."/>
        </style:tab-stops>
      </style:paragraph-properties>
    </style:style>
    <style:style style:name="P306" style:family="paragraph" style:parent-style-name="Contents_20_2">
      <style:paragraph-properties>
        <style:tab-stops>
          <style:tab-stop style:position="16.501cm" style:type="right" style:leader-style="dotted" style:leader-text="."/>
        </style:tab-stops>
      </style:paragraph-properties>
    </style:style>
    <style:style style:name="P307" style:family="paragraph" style:parent-style-name="Contents_20_3">
      <style:paragraph-properties>
        <style:tab-stops>
          <style:tab-stop style:position="16.002cm" style:type="right" style:leader-style="dotted" style:leader-text="."/>
        </style:tab-stops>
      </style:paragraph-properties>
    </style:style>
    <style:style style:name="P308" style:family="paragraph" style:parent-style-name="Contents_20_4">
      <style:paragraph-properties>
        <style:tab-stops>
          <style:tab-stop style:position="15.503cm" style:type="right" style:leader-style="dotted" style:leader-text="."/>
        </style:tab-stops>
      </style:paragraph-properties>
    </style:style>
    <style:style style:name="P309" style:family="paragraph" style:parent-style-name="Text_20_body">
      <style:text-properties officeooo:rsid="0061b4f5" officeooo:paragraph-rsid="00409f42"/>
    </style:style>
    <style:style style:name="P310" style:family="paragraph" style:parent-style-name="Text_20_body" style:list-style-name="L1">
      <style:text-properties officeooo:rsid="0026b7c9" officeooo:paragraph-rsid="0026b7c9"/>
    </style:style>
    <style:style style:name="P311" style:family="paragraph" style:parent-style-name="Text_20_body">
      <style:text-properties officeooo:rsid="01e3b10d" officeooo:paragraph-rsid="01e3b10d"/>
    </style:style>
    <style:style style:name="P312" style:family="paragraph" style:parent-style-name="Preformatted_20_Text">
      <style:text-properties officeooo:rsid="01e1cc40" officeooo:paragraph-rsid="01e1cc40"/>
    </style:style>
    <style:style style:name="P313" style:family="paragraph" style:parent-style-name="Heading_20_4">
      <style:text-properties officeooo:rsid="009282ae" officeooo:paragraph-rsid="009282ae"/>
    </style:style>
    <style:style style:name="P314" style:family="paragraph" style:parent-style-name="Heading_20_4">
      <style:text-properties officeooo:rsid="0099c140" officeooo:paragraph-rsid="0099c140"/>
    </style:style>
    <style:style style:name="P315" style:family="paragraph" style:parent-style-name="Heading_20_4">
      <style:text-properties officeooo:rsid="009e3de1" officeooo:paragraph-rsid="009e3de1"/>
    </style:style>
    <style:style style:name="P316" style:family="paragraph" style:parent-style-name="Heading_20_4">
      <style:text-properties officeooo:rsid="00a1534f" officeooo:paragraph-rsid="00a1534f"/>
    </style:style>
    <style:style style:name="P317" style:family="paragraph" style:parent-style-name="Heading_20_4">
      <style:text-properties officeooo:rsid="00a1534f" officeooo:paragraph-rsid="00f1f83d"/>
    </style:style>
    <style:style style:name="P318" style:family="paragraph" style:parent-style-name="Heading_20_4">
      <style:text-properties officeooo:rsid="00a622e4" officeooo:paragraph-rsid="00a622e4"/>
    </style:style>
    <style:style style:name="P319" style:family="paragraph" style:parent-style-name="Heading_20_4">
      <style:text-properties officeooo:rsid="00e3d193" officeooo:paragraph-rsid="00e3d193"/>
    </style:style>
    <style:style style:name="P320" style:family="paragraph" style:parent-style-name="Heading_20_4">
      <style:text-properties officeooo:rsid="00e8c9ab" officeooo:paragraph-rsid="00e8c9ab"/>
    </style:style>
    <style:style style:name="P321" style:family="paragraph" style:parent-style-name="Heading_20_4">
      <style:text-properties officeooo:rsid="00ed181b" officeooo:paragraph-rsid="00ed181b"/>
    </style:style>
    <style:style style:name="P322" style:family="paragraph" style:parent-style-name="Heading_20_4">
      <style:text-properties officeooo:rsid="00efdf42" officeooo:paragraph-rsid="00efdf42"/>
    </style:style>
    <style:style style:name="P323" style:family="paragraph" style:parent-style-name="Heading_20_4">
      <style:text-properties officeooo:rsid="00f56c0d" officeooo:paragraph-rsid="00f56c0d"/>
    </style:style>
    <style:style style:name="P324" style:family="paragraph" style:parent-style-name="Heading_20_2">
      <style:text-properties officeooo:rsid="00233d97" officeooo:paragraph-rsid="00233d97"/>
    </style:style>
    <style:style style:name="P325" style:family="paragraph" style:parent-style-name="Heading_20_2">
      <style:text-properties officeooo:rsid="002c0c7d" officeooo:paragraph-rsid="002c0c7d"/>
    </style:style>
    <style:style style:name="P326" style:family="paragraph" style:parent-style-name="Heading_20_2">
      <style:text-properties officeooo:rsid="003bc373" officeooo:paragraph-rsid="003bc373"/>
    </style:style>
    <style:style style:name="P327" style:family="paragraph" style:parent-style-name="Heading_20_2">
      <style:text-properties officeooo:rsid="004aec0f" officeooo:paragraph-rsid="004aec0f"/>
    </style:style>
    <style:style style:name="P328" style:family="paragraph" style:parent-style-name="Heading_20_2">
      <style:text-properties officeooo:rsid="006c166f" officeooo:paragraph-rsid="006c166f"/>
    </style:style>
    <style:style style:name="P329" style:family="paragraph" style:parent-style-name="Heading_20_2">
      <style:text-properties officeooo:rsid="0133f1d6" officeooo:paragraph-rsid="0133f1d6"/>
    </style:style>
    <style:style style:name="P330" style:family="paragraph" style:parent-style-name="Heading_20_2">
      <style:text-properties officeooo:rsid="0185481c" officeooo:paragraph-rsid="0185481c"/>
    </style:style>
    <style:style style:name="P331" style:family="paragraph" style:parent-style-name="Heading_20_1">
      <style:text-properties officeooo:rsid="00195aa2" officeooo:paragraph-rsid="00195aa2"/>
    </style:style>
    <style:style style:name="P332" style:family="paragraph" style:parent-style-name="Heading_20_1">
      <style:text-properties officeooo:rsid="00201b4a" officeooo:paragraph-rsid="00201b4a"/>
    </style:style>
    <style:style style:name="P333" style:family="paragraph" style:parent-style-name="Heading_20_1">
      <style:text-properties officeooo:rsid="00409f42" officeooo:paragraph-rsid="00409f42"/>
    </style:style>
    <style:style style:name="P334" style:family="paragraph" style:parent-style-name="Heading_20_1">
      <style:text-properties officeooo:rsid="00215f60" officeooo:paragraph-rsid="00215f60"/>
    </style:style>
    <style:style style:name="P335" style:family="paragraph" style:parent-style-name="Heading_20_1">
      <style:text-properties officeooo:rsid="002d199a" officeooo:paragraph-rsid="002d199a"/>
    </style:style>
    <style:style style:name="P336" style:family="paragraph" style:parent-style-name="Heading_20_1">
      <style:text-properties officeooo:rsid="0069d44d" officeooo:paragraph-rsid="0069d44d"/>
    </style:style>
    <style:style style:name="P337" style:family="paragraph" style:parent-style-name="Heading_20_3">
      <style:text-properties officeooo:rsid="006d24d7" officeooo:paragraph-rsid="006d24d7"/>
    </style:style>
    <style:style style:name="P338" style:family="paragraph" style:parent-style-name="Heading_20_3">
      <style:text-properties officeooo:rsid="007f5b42" officeooo:paragraph-rsid="007f5b42"/>
    </style:style>
    <style:style style:name="P339" style:family="paragraph" style:parent-style-name="Heading_20_3">
      <style:text-properties officeooo:rsid="01047ea0" officeooo:paragraph-rsid="01047ea0"/>
    </style:style>
    <style:style style:name="P340" style:family="paragraph" style:parent-style-name="Heading_20_3">
      <style:text-properties officeooo:rsid="0147f889" officeooo:paragraph-rsid="0147f889"/>
    </style:style>
    <style:style style:name="P341" style:family="paragraph" style:parent-style-name="Heading_20_3">
      <style:text-properties officeooo:rsid="014f5509" officeooo:paragraph-rsid="014f5509"/>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c5d3d2" style:font-style-asian="italic" style:font-weight-asian="normal" style:font-style-complex="italic" style:font-weight-complex="normal"/>
    </style:style>
    <style:style style:name="T3" style:family="text">
      <style:text-properties fo:font-style="italic" fo:font-weight="normal" officeooo:rsid="01d46e39"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1d4a7a4" style:font-style-asian="normal" style:font-weight-asian="normal" style:font-style-complex="normal" style:font-weight-complex="normal"/>
    </style:style>
    <style:style style:name="T6" style:family="text">
      <style:text-properties fo:font-style="normal" officeooo:rsid="00728d5e" style:font-style-asian="normal" style:font-style-complex="normal"/>
    </style:style>
    <style:style style:name="T7" style:family="text">
      <style:text-properties fo:font-style="normal" officeooo:rsid="0114a2b1" style:font-style-asian="normal" style:font-style-complex="normal"/>
    </style:style>
    <style:style style:name="T8" style:family="text">
      <style:text-properties fo:font-style="normal" officeooo:rsid="011a4bfa" style:font-style-asian="normal" style:font-style-complex="normal"/>
    </style:style>
    <style:style style:name="T9" style:family="text">
      <style:text-properties fo:font-style="normal" officeooo:rsid="011c9e78" style:font-style-asian="normal" style:font-style-complex="normal"/>
    </style:style>
    <style:style style:name="T10" style:family="text">
      <style:text-properties fo:font-style="normal" officeooo:rsid="011db915" style:font-style-asian="normal" style:font-style-complex="normal"/>
    </style:style>
    <style:style style:name="T11" style:family="text">
      <style:text-properties fo:font-style="normal" officeooo:rsid="011dc4ae" style:font-style-asian="normal" style:font-style-complex="normal"/>
    </style:style>
    <style:style style:name="T12" style:family="text">
      <style:text-properties fo:font-style="normal" officeooo:rsid="011f92d6" style:font-style-asian="normal" style:font-style-complex="normal"/>
    </style:style>
    <style:style style:name="T13" style:family="text">
      <style:text-properties fo:font-style="normal" officeooo:rsid="0122013e" style:font-style-asian="normal" style:font-style-complex="normal"/>
    </style:style>
    <style:style style:name="T14" style:family="text">
      <style:text-properties fo:font-style="normal" officeooo:rsid="01240b35" style:font-style-asian="normal" style:font-style-complex="normal"/>
    </style:style>
    <style:style style:name="T15" style:family="text">
      <style:text-properties fo:font-style="normal" officeooo:rsid="012601a6" style:font-style-asian="normal" style:font-style-complex="normal"/>
    </style:style>
    <style:style style:name="T16" style:family="text">
      <style:text-properties fo:font-style="normal" officeooo:rsid="01275aaa" style:font-style-asian="normal" style:font-style-complex="normal"/>
    </style:style>
    <style:style style:name="T17" style:family="text">
      <style:text-properties fo:font-style="normal" officeooo:rsid="012a2e46" style:font-style-asian="normal" style:font-style-complex="normal"/>
    </style:style>
    <style:style style:name="T18" style:family="text">
      <style:text-properties fo:font-style="normal" officeooo:rsid="012a5d28" style:font-style-asian="normal" style:font-style-complex="normal"/>
    </style:style>
    <style:style style:name="T19" style:family="text">
      <style:text-properties fo:font-style="normal" officeooo:rsid="01312f98" style:font-style-asian="normal" style:font-style-complex="normal"/>
    </style:style>
    <style:style style:name="T20" style:family="text">
      <style:text-properties fo:font-style="normal" officeooo:rsid="01327d4c" style:font-style-asian="normal" style:font-style-complex="normal"/>
    </style:style>
    <style:style style:name="T21" style:family="text">
      <style:text-properties fo:font-style="normal" officeooo:rsid="01398989" style:font-style-asian="normal" style:font-style-complex="normal"/>
    </style:style>
    <style:style style:name="T22" style:family="text">
      <style:text-properties fo:font-style="normal" officeooo:rsid="01423fc3" style:font-style-asian="normal" style:font-style-complex="normal"/>
    </style:style>
    <style:style style:name="T23" style:family="text">
      <style:text-properties fo:font-style="normal" officeooo:rsid="01455cd3" style:font-style-asian="normal" style:font-style-complex="normal"/>
    </style:style>
    <style:style style:name="T24" style:family="text">
      <style:text-properties fo:font-style="normal" officeooo:rsid="014712d0" style:font-style-asian="normal" style:font-style-complex="normal"/>
    </style:style>
    <style:style style:name="T25" style:family="text">
      <style:text-properties fo:font-style="normal" officeooo:rsid="0155a348" style:font-style-asian="normal" style:font-style-complex="normal"/>
    </style:style>
    <style:style style:name="T26" style:family="text">
      <style:text-properties fo:font-style="normal" officeooo:rsid="01570b89" style:font-style-asian="normal" style:font-style-complex="normal"/>
    </style:style>
    <style:style style:name="T27" style:family="text">
      <style:text-properties fo:font-style="normal" officeooo:rsid="0162a283" style:font-style-asian="normal" style:font-style-complex="normal"/>
    </style:style>
    <style:style style:name="T28" style:family="text">
      <style:text-properties fo:font-style="normal" officeooo:rsid="016359e9" style:font-style-asian="normal" style:font-style-complex="normal"/>
    </style:style>
    <style:style style:name="T29" style:family="text">
      <style:text-properties fo:font-style="normal" officeooo:rsid="016537c0" style:font-style-asian="normal" style:font-style-complex="normal"/>
    </style:style>
    <style:style style:name="T30" style:family="text">
      <style:text-properties fo:font-style="normal" officeooo:rsid="0171d788" style:font-style-asian="normal" style:font-style-complex="normal"/>
    </style:style>
    <style:style style:name="T31" style:family="text">
      <style:text-properties fo:font-style="normal" officeooo:rsid="01737610" style:font-style-asian="normal" style:font-style-complex="normal"/>
    </style:style>
    <style:style style:name="T32" style:family="text">
      <style:text-properties fo:font-style="normal" officeooo:rsid="01786d0e" style:font-style-asian="normal" style:font-style-complex="normal"/>
    </style:style>
    <style:style style:name="T33" style:family="text">
      <style:text-properties fo:font-style="normal" officeooo:rsid="01810e57" style:font-style-asian="normal" style:font-style-complex="normal"/>
    </style:style>
    <style:style style:name="T34" style:family="text">
      <style:text-properties fo:font-style="normal" officeooo:rsid="01883846" style:font-style-asian="normal" style:font-style-complex="normal"/>
    </style:style>
    <style:style style:name="T35" style:family="text">
      <style:text-properties fo:font-style="normal" officeooo:rsid="018d3695" style:font-style-asian="normal" style:font-style-complex="normal"/>
    </style:style>
    <style:style style:name="T36" style:family="text">
      <style:text-properties fo:font-style="normal" officeooo:rsid="0197d8c8" style:font-style-asian="normal" style:font-style-complex="normal"/>
    </style:style>
    <style:style style:name="T37" style:family="text">
      <style:text-properties fo:font-style="normal" officeooo:rsid="0199cccf" style:font-style-asian="normal" style:font-style-complex="normal"/>
    </style:style>
    <style:style style:name="T38" style:family="text">
      <style:text-properties fo:font-style="normal" officeooo:rsid="01abda17" style:font-style-asian="normal" style:font-style-complex="normal"/>
    </style:style>
    <style:style style:name="T39" style:family="text">
      <style:text-properties fo:font-style="normal" officeooo:rsid="01b9faef" style:font-style-asian="normal" style:font-style-complex="normal"/>
    </style:style>
    <style:style style:name="T40" style:family="text">
      <style:text-properties fo:font-style="normal" officeooo:rsid="01c77e96" style:font-style-asian="normal" style:font-style-complex="normal"/>
    </style:style>
    <style:style style:name="T41" style:family="text">
      <style:text-properties fo:font-weight="normal" style:font-weight-asian="normal" style:font-weight-complex="normal"/>
    </style:style>
    <style:style style:name="T42" style:family="text">
      <style:text-properties fo:font-weight="normal" officeooo:rsid="0008385d" style:font-weight-asian="normal" style:font-weight-complex="normal"/>
    </style:style>
    <style:style style:name="T43" style:family="text">
      <style:text-properties fo:font-weight="normal" officeooo:rsid="01b4ae03" style:font-weight-asian="normal" style:font-weight-complex="normal"/>
    </style:style>
    <style:style style:name="T44" style:family="text">
      <style:text-properties fo:font-weight="normal" officeooo:rsid="008c670c" style:font-weight-asian="normal" style:font-weight-complex="normal"/>
    </style:style>
    <style:style style:name="T45" style:family="text">
      <style:text-properties fo:font-weight="normal" officeooo:rsid="00b47fed" style:font-weight-asian="normal" style:font-weight-complex="normal"/>
    </style:style>
    <style:style style:name="T46" style:family="text">
      <style:text-properties fo:font-weight="normal" officeooo:rsid="00b59a65" style:font-weight-asian="normal" style:font-weight-complex="normal"/>
    </style:style>
    <style:style style:name="T47" style:family="text">
      <style:text-properties fo:font-weight="normal" officeooo:rsid="00b608ae" style:font-weight-asian="normal" style:font-weight-complex="normal"/>
    </style:style>
    <style:style style:name="T48" style:family="text">
      <style:text-properties fo:font-weight="normal" officeooo:rsid="00b67b08" style:font-weight-asian="normal" style:font-weight-complex="normal"/>
    </style:style>
    <style:style style:name="T49" style:family="text">
      <style:text-properties fo:font-weight="normal" officeooo:rsid="00b8777e" style:font-weight-asian="normal" style:font-weight-complex="normal"/>
    </style:style>
    <style:style style:name="T50" style:family="text">
      <style:text-properties fo:font-weight="normal" officeooo:rsid="00beb882" style:font-weight-asian="normal" style:font-weight-complex="normal"/>
    </style:style>
    <style:style style:name="T51" style:family="text">
      <style:text-properties fo:font-weight="normal" officeooo:rsid="00ca0e41" style:font-weight-asian="normal" style:font-weight-complex="normal"/>
    </style:style>
    <style:style style:name="T52" style:family="text">
      <style:text-properties fo:font-weight="normal" officeooo:rsid="00dd2b2a" style:font-weight-asian="normal" style:font-weight-complex="normal"/>
    </style:style>
    <style:style style:name="T53" style:family="text">
      <style:text-properties fo:font-weight="normal" officeooo:rsid="01d54815" style:font-weight-asian="normal" style:font-weight-complex="normal"/>
    </style:style>
    <style:style style:name="T54" style:family="text">
      <style:text-properties officeooo:rsid="001d4535"/>
    </style:style>
    <style:style style:name="T55" style:family="text">
      <style:text-properties officeooo:rsid="00201b4a"/>
    </style:style>
    <style:style style:name="T56" style:family="text">
      <style:text-properties officeooo:rsid="0024c4d5"/>
    </style:style>
    <style:style style:name="T57" style:family="text">
      <style:text-properties officeooo:rsid="002d199a"/>
    </style:style>
    <style:style style:name="T58" style:family="text">
      <style:text-properties officeooo:rsid="00302dd8"/>
    </style:style>
    <style:style style:name="T59" style:family="text">
      <style:text-properties officeooo:rsid="00314633"/>
    </style:style>
    <style:style style:name="T60" style:family="text">
      <style:text-properties officeooo:rsid="0035a1fa"/>
    </style:style>
    <style:style style:name="T61" style:family="text">
      <style:text-properties officeooo:rsid="00369376"/>
    </style:style>
    <style:style style:name="T62" style:family="text">
      <style:text-properties officeooo:rsid="00386c4b"/>
    </style:style>
    <style:style style:name="T63" style:family="text">
      <style:text-properties officeooo:rsid="0039b36f"/>
    </style:style>
    <style:style style:name="T64" style:family="text">
      <style:text-properties officeooo:rsid="003b56ef"/>
    </style:style>
    <style:style style:name="T65" style:family="text">
      <style:text-properties officeooo:rsid="003bc373"/>
    </style:style>
    <style:style style:name="T66" style:family="text">
      <style:text-properties officeooo:rsid="003c23ad"/>
    </style:style>
    <style:style style:name="T67" style:family="text">
      <style:text-properties officeooo:rsid="003d3931"/>
    </style:style>
    <style:style style:name="T68" style:family="text">
      <style:text-properties officeooo:rsid="003e50cb"/>
    </style:style>
    <style:style style:name="T69" style:family="text">
      <style:text-properties officeooo:rsid="003fab0c"/>
    </style:style>
    <style:style style:name="T70" style:family="text">
      <style:text-properties officeooo:rsid="00447c09"/>
    </style:style>
    <style:style style:name="T71" style:family="text">
      <style:text-properties officeooo:rsid="0047e3a0"/>
    </style:style>
    <style:style style:name="T72" style:family="text">
      <style:text-properties officeooo:rsid="00483c7c"/>
    </style:style>
    <style:style style:name="T73" style:family="text">
      <style:text-properties officeooo:rsid="004a36a8"/>
    </style:style>
    <style:style style:name="T74" style:family="text">
      <style:text-properties officeooo:rsid="004a4709"/>
    </style:style>
    <style:style style:name="T75" style:family="text">
      <style:text-properties officeooo:rsid="004ee400"/>
    </style:style>
    <style:style style:name="T76" style:family="text">
      <style:text-properties officeooo:rsid="00507a1f"/>
    </style:style>
    <style:style style:name="T77" style:family="text">
      <style:text-properties officeooo:rsid="0052b138"/>
    </style:style>
    <style:style style:name="T78" style:family="text">
      <style:text-properties officeooo:rsid="00544799"/>
    </style:style>
    <style:style style:name="T79" style:family="text">
      <style:text-properties officeooo:rsid="00544d19"/>
    </style:style>
    <style:style style:name="T80" style:family="text">
      <style:text-properties officeooo:rsid="00578d0f"/>
    </style:style>
    <style:style style:name="T81" style:family="text">
      <style:text-properties officeooo:rsid="005cb97c"/>
    </style:style>
    <style:style style:name="T82" style:family="text">
      <style:text-properties officeooo:rsid="0060cfc1"/>
    </style:style>
    <style:style style:name="T83" style:family="text">
      <style:text-properties officeooo:rsid="0064dc13"/>
    </style:style>
    <style:style style:name="T84" style:family="text">
      <style:text-properties fo:font-weight="bold" style:font-weight-asian="bold" style:font-weight-complex="bold"/>
    </style:style>
    <style:style style:name="T85" style:family="text">
      <style:text-properties fo:font-weight="bold" officeooo:rsid="008c670c" style:font-weight-asian="bold" style:font-weight-complex="bold"/>
    </style:style>
    <style:style style:name="T86" style:family="text">
      <style:text-properties fo:font-weight="bold" officeooo:rsid="00efdf42" style:font-weight-asian="bold" style:font-weight-complex="bold"/>
    </style:style>
    <style:style style:name="T87" style:family="text">
      <style:text-properties fo:font-weight="bold" officeooo:rsid="0100333c" style:font-weight-asian="bold" style:font-weight-complex="bold"/>
    </style:style>
    <style:style style:name="T88" style:family="text">
      <style:text-properties fo:font-weight="bold" officeooo:rsid="01039f1a" style:font-weight-asian="bold" style:font-weight-complex="bold"/>
    </style:style>
    <style:style style:name="T89" style:family="text">
      <style:text-properties fo:font-weight="bold" officeooo:rsid="013dff8c" style:font-weight-asian="bold" style:font-weight-complex="bold"/>
    </style:style>
    <style:style style:name="T90" style:family="text">
      <style:text-properties fo:font-weight="bold" officeooo:rsid="01b82216" style:font-weight-asian="bold" style:font-weight-complex="bold"/>
    </style:style>
    <style:style style:name="T91" style:family="text">
      <style:text-properties fo:font-weight="bold" officeooo:rsid="01bb6695" style:font-weight-asian="bold" style:font-weight-complex="bold"/>
    </style:style>
    <style:style style:name="T92" style:family="text">
      <style:text-properties fo:font-weight="bold" officeooo:rsid="01c963df" style:font-weight-asian="bold" style:font-weight-complex="bold"/>
    </style:style>
    <style:style style:name="T93" style:family="text">
      <style:text-properties fo:font-weight="bold" officeooo:rsid="01caec37" style:font-weight-asian="bold" style:font-weight-complex="bold"/>
    </style:style>
    <style:style style:name="T94" style:family="text">
      <style:text-properties officeooo:rsid="006b9b7c"/>
    </style:style>
    <style:style style:name="T95" style:family="text">
      <style:text-properties officeooo:rsid="00728d5e"/>
    </style:style>
    <style:style style:name="T96" style:family="text">
      <style:text-properties officeooo:rsid="0076e5b3"/>
    </style:style>
    <style:style style:name="T97" style:family="text">
      <style:text-properties officeooo:rsid="008173d2"/>
    </style:style>
    <style:style style:name="T98" style:family="text">
      <style:text-properties officeooo:rsid="00885308"/>
    </style:style>
    <style:style style:name="T99" style:family="text">
      <style:text-properties officeooo:rsid="0089ffc5"/>
    </style:style>
    <style:style style:name="T100" style:family="text">
      <style:text-properties officeooo:rsid="00930026"/>
    </style:style>
    <style:style style:name="T101" style:family="text">
      <style:text-properties officeooo:rsid="0097dc47"/>
    </style:style>
    <style:style style:name="T102" style:family="text">
      <style:text-properties officeooo:rsid="0099c140"/>
    </style:style>
    <style:style style:name="T103" style:family="text">
      <style:text-properties officeooo:rsid="009b4ac3"/>
    </style:style>
    <style:style style:name="T104" style:family="text">
      <style:text-properties officeooo:rsid="00a03321"/>
    </style:style>
    <style:style style:name="T105" style:family="text">
      <style:text-properties officeooo:rsid="00a3fcb4"/>
    </style:style>
    <style:style style:name="T106" style:family="text">
      <style:text-properties officeooo:rsid="00a7d778"/>
    </style:style>
    <style:style style:name="T107" style:family="text">
      <style:text-properties officeooo:rsid="00ac3be5"/>
    </style:style>
    <style:style style:name="T108" style:family="text">
      <style:text-properties officeooo:rsid="00b0bcfc"/>
    </style:style>
    <style:style style:name="T109" style:family="text">
      <style:text-properties officeooo:rsid="00b25c19"/>
    </style:style>
    <style:style style:name="T110" style:family="text">
      <style:text-properties style:font-name="Liberation Serif"/>
    </style:style>
    <style:style style:name="T111" style:family="text">
      <style:text-properties style:font-name="Liberation Serif" officeooo:rsid="00b464f8"/>
    </style:style>
    <style:style style:name="T112" style:family="text">
      <style:text-properties style:font-name="Liberation Serif" officeooo:rsid="013bd01a"/>
    </style:style>
    <style:style style:name="T113" style:family="text">
      <style:text-properties style:font-name="Liberation Serif" officeooo:rsid="013c79f3"/>
    </style:style>
    <style:style style:name="T114" style:family="text">
      <style:text-properties officeooo:rsid="00bbb4f9"/>
    </style:style>
    <style:style style:name="T115" style:family="text">
      <style:text-properties officeooo:rsid="00bd7081"/>
    </style:style>
    <style:style style:name="T116" style:family="text">
      <style:text-properties officeooo:rsid="00c01c7a"/>
    </style:style>
    <style:style style:name="T117" style:family="text">
      <style:text-properties officeooo:rsid="00c746f8"/>
    </style:style>
    <style:style style:name="T118" style:family="text">
      <style:text-properties officeooo:rsid="00c7d0f5"/>
    </style:style>
    <style:style style:name="T119" style:family="text">
      <style:text-properties officeooo:rsid="00ea7aaa"/>
    </style:style>
    <style:style style:name="T120" style:family="text">
      <style:text-properties officeooo:rsid="00ed928d"/>
    </style:style>
    <style:style style:name="T121" style:family="text">
      <style:text-properties officeooo:rsid="00eeed57"/>
    </style:style>
    <style:style style:name="T122" style:family="text">
      <style:text-properties officeooo:rsid="00efdf42"/>
    </style:style>
    <style:style style:name="T123" style:family="text">
      <style:text-properties officeooo:rsid="00f04ec4"/>
    </style:style>
    <style:style style:name="T124" style:family="text">
      <style:text-properties officeooo:rsid="00f1f83d"/>
    </style:style>
    <style:style style:name="T125" style:family="text">
      <style:text-properties officeooo:rsid="00f32b26"/>
    </style:style>
    <style:style style:name="T126" style:family="text">
      <style:text-properties officeooo:rsid="00f95bf1"/>
    </style:style>
    <style:style style:name="T127" style:family="text">
      <style:text-properties officeooo:rsid="00fff57f"/>
    </style:style>
    <style:style style:name="T128" style:family="text">
      <style:text-properties officeooo:rsid="0100333c"/>
    </style:style>
    <style:style style:name="T129" style:family="text">
      <style:text-properties officeooo:rsid="010cff09"/>
    </style:style>
    <style:style style:name="T130" style:family="text">
      <style:text-properties officeooo:rsid="012df146"/>
    </style:style>
    <style:style style:name="T131" style:family="text">
      <style:text-properties officeooo:rsid="01302967"/>
    </style:style>
    <style:style style:name="T132" style:family="text">
      <style:text-properties officeooo:rsid="0130aff3"/>
    </style:style>
    <style:style style:name="T133" style:family="text">
      <style:text-properties officeooo:rsid="013dc3ad"/>
    </style:style>
    <style:style style:name="T134" style:family="text">
      <style:text-properties officeooo:rsid="01483293"/>
    </style:style>
    <style:style style:name="T135" style:family="text">
      <style:text-properties officeooo:rsid="014ccbd5"/>
    </style:style>
    <style:style style:name="T136" style:family="text">
      <style:text-properties officeooo:rsid="0150d8eb"/>
    </style:style>
    <style:style style:name="T137" style:family="text">
      <style:text-properties officeooo:rsid="01570b89"/>
    </style:style>
    <style:style style:name="T138" style:family="text">
      <style:text-properties officeooo:rsid="015a7c67"/>
    </style:style>
    <style:style style:name="T139" style:family="text">
      <style:text-properties officeooo:rsid="015b1830"/>
    </style:style>
    <style:style style:name="T140" style:family="text">
      <style:text-properties officeooo:rsid="015be916"/>
    </style:style>
    <style:style style:name="T141" style:family="text">
      <style:text-properties officeooo:rsid="015ebf09"/>
    </style:style>
    <style:style style:name="T142" style:family="text">
      <style:text-properties officeooo:rsid="01614dd0"/>
    </style:style>
    <style:style style:name="T143" style:family="text">
      <style:text-properties officeooo:rsid="01695f71"/>
    </style:style>
    <style:style style:name="T144" style:family="text">
      <style:text-properties officeooo:rsid="016e6c83"/>
    </style:style>
    <style:style style:name="T145" style:family="text">
      <style:text-properties officeooo:rsid="0171684b"/>
    </style:style>
    <style:style style:name="T146" style:family="text">
      <style:text-properties officeooo:rsid="01737f49"/>
    </style:style>
    <style:style style:name="T147" style:family="text">
      <style:text-properties officeooo:rsid="01755307"/>
    </style:style>
    <style:style style:name="T148" style:family="text">
      <style:text-properties officeooo:rsid="01786d0e"/>
    </style:style>
    <style:style style:name="T149" style:family="text">
      <style:text-properties officeooo:rsid="0182933e"/>
    </style:style>
    <style:style style:name="T150" style:family="text">
      <style:text-properties officeooo:rsid="0184bd39"/>
    </style:style>
    <style:style style:name="T151" style:family="text">
      <style:text-properties officeooo:rsid="018b0832"/>
    </style:style>
    <style:style style:name="T152" style:family="text">
      <style:text-properties officeooo:rsid="018d3695"/>
    </style:style>
    <style:style style:name="T153" style:family="text">
      <style:text-properties officeooo:rsid="018fba7d"/>
    </style:style>
    <style:style style:name="T154" style:family="text">
      <style:text-properties officeooo:rsid="0196e3c9"/>
    </style:style>
    <style:style style:name="T155" style:family="text">
      <style:text-properties officeooo:rsid="019b8a7d"/>
    </style:style>
    <style:style style:name="T156" style:family="text">
      <style:text-properties officeooo:rsid="019ce6a9"/>
    </style:style>
    <style:style style:name="T157" style:family="text">
      <style:text-properties officeooo:rsid="019dfbbd"/>
    </style:style>
    <style:style style:name="T158" style:family="text">
      <style:text-properties officeooo:rsid="01a43198"/>
    </style:style>
    <style:style style:name="T159" style:family="text">
      <style:text-properties officeooo:rsid="01a70da7"/>
    </style:style>
    <style:style style:name="T160" style:family="text">
      <style:text-properties officeooo:rsid="01a8a95e"/>
    </style:style>
    <style:style style:name="T161" style:family="text">
      <style:text-properties officeooo:rsid="01aa722f"/>
    </style:style>
    <style:style style:name="T162" style:family="text">
      <style:text-properties officeooo:rsid="01b161e5"/>
    </style:style>
    <style:style style:name="T163" style:family="text">
      <style:text-properties officeooo:rsid="01b82216"/>
    </style:style>
    <style:style style:name="T164" style:family="text">
      <style:text-properties officeooo:rsid="01ba2e3c"/>
    </style:style>
    <style:style style:name="T165" style:family="text">
      <style:text-properties officeooo:rsid="01bb43b7"/>
    </style:style>
    <style:style style:name="T166" style:family="text">
      <style:text-properties officeooo:rsid="01bb6695"/>
    </style:style>
    <style:style style:name="T167" style:family="text">
      <style:text-properties officeooo:rsid="01bd4e71"/>
    </style:style>
    <style:style style:name="T168" style:family="text">
      <style:text-properties officeooo:rsid="01c26eb0"/>
    </style:style>
    <style:style style:name="T169" style:family="text">
      <style:text-properties officeooo:rsid="01c3a229"/>
    </style:style>
    <style:style style:name="T170" style:family="text">
      <style:text-properties officeooo:rsid="01c6dd6e"/>
    </style:style>
    <style:style style:name="T171" style:family="text">
      <style:text-properties officeooo:rsid="01c99616"/>
    </style:style>
    <style:style style:name="T172" style:family="text">
      <style:text-properties officeooo:rsid="01caec37"/>
    </style:style>
    <style:style style:name="T173" style:family="text">
      <style:text-properties officeooo:rsid="01cc401a"/>
    </style:style>
    <style:style style:name="T174" style:family="text">
      <style:text-properties officeooo:rsid="01ce58a6"/>
    </style:style>
    <style:style style:name="T175" style:family="text">
      <style:text-properties officeooo:rsid="01cfc0d4"/>
    </style:style>
    <style:style style:name="T176" style:family="text">
      <style:text-properties officeooo:rsid="01cfddb1"/>
    </style:style>
    <style:style style:name="T177" style:family="text">
      <style:text-properties officeooo:rsid="01d26b3d"/>
    </style:style>
    <style:style style:name="T178" style:family="text">
      <style:text-properties officeooo:rsid="01d26f23"/>
    </style:style>
    <style:style style:name="T179" style:family="text">
      <style:text-properties officeooo:rsid="01d3a8d7"/>
    </style:style>
    <style:style style:name="T180" style:family="text">
      <style:text-properties officeooo:rsid="01d72200"/>
    </style:style>
    <style:style style:name="T181" style:family="text">
      <style:text-properties officeooo:rsid="01d83b6c"/>
    </style:style>
    <style:style style:name="T182" style:family="text">
      <style:text-properties officeooo:rsid="01da726e"/>
    </style:style>
    <style:style style:name="T183" style:family="text">
      <style:text-properties officeooo:rsid="01dbd8f1"/>
    </style:style>
    <style:style style:name="T184" style:family="text">
      <style:text-properties officeooo:rsid="01df7c3f"/>
    </style:style>
    <style:style style:name="T185" style:family="text">
      <style:text-properties officeooo:rsid="01e1cc40"/>
    </style:style>
    <style:style style:name="T186" style:family="text">
      <style:text-properties officeooo:rsid="01e3ca1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text:span text:style-name="T177">Nymph</text:span>RPC library</text:p>
      <text:p text:style-name="P262">Documentation</text:p>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146">Date</text:p>
          </table:table-cell>
          <table:table-cell table:style-name="Table1.A1" office:value-type="string">
            <text:p text:style-name="P146">Author</text:p>
          </table:table-cell>
          <table:table-cell table:style-name="Table1.C1" office:value-type="string">
            <text:p text:style-name="P146">Changes</text:p>
          </table:table-cell>
        </table:table-row>
        <table:table-row>
          <table:table-cell table:style-name="Table1.A2" office:value-type="string">
            <text:p text:style-name="P147">201<text:span text:style-name="T178">7</text:span>/1<text:span text:style-name="T117">2</text:span>/<text:span text:style-name="T118">05</text:span></text:p>
          </table:table-cell>
          <table:table-cell table:style-name="Table1.A2" office:value-type="string">
            <text:p text:style-name="P147">Maya Posch</text:p>
          </table:table-cell>
          <table:table-cell table:style-name="Table1.C2" office:value-type="string">
            <text:p text:style-name="P147">Original versio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5"><text:a xlink:type="simple" xlink:href="#__RefHeading___Toc9125_497445505" text:style-name="Index_20_Link" text:visited-style-name="Index_20_Link">Introduction<text:tab/>2</text:a></text:p>
          <text:p text:style-name="P305"><text:a xlink:type="simple" xlink:href="#__RefHeading___Toc9127_497445505" text:style-name="Index_20_Link" text:visited-style-name="Index_20_Link">Folder layout<text:tab/>3</text:a></text:p>
          <text:p text:style-name="P305"><text:a xlink:type="simple" xlink:href="#__RefHeading___Toc9129_497445505" text:style-name="Index_20_Link" text:visited-style-name="Index_20_Link">Unimplemented features<text:tab/>3</text:a></text:p>
          <text:p text:style-name="P305"><text:a xlink:type="simple" xlink:href="#__RefHeading___Toc9131_497445505" text:style-name="Index_20_Link" text:visited-style-name="Index_20_Link">Building Etch<text:tab/>3</text:a></text:p>
          <text:p text:style-name="P306"><text:a xlink:type="simple" xlink:href="#__RefHeading___Toc9133_497445505" text:style-name="Index_20_Link" text:visited-style-name="Index_20_Link">Dependencies<text:tab/>3</text:a></text:p>
          <text:p text:style-name="P306"><text:a xlink:type="simple" xlink:href="#__RefHeading___Toc9135_497445505" text:style-name="Index_20_Link" text:visited-style-name="Index_20_Link">Compilers<text:tab/>4</text:a></text:p>
          <text:p text:style-name="P305"><text:a xlink:type="simple" xlink:href="#__RefHeading___Toc9137_497445505" text:style-name="Index_20_Link" text:visited-style-name="Index_20_Link">Getting started<text:tab/>4</text:a></text:p>
          <text:p text:style-name="P306"><text:a xlink:type="simple" xlink:href="#__RefHeading___Toc9139_497445505" text:style-name="Index_20_Link" text:visited-style-name="Index_20_Link">Client<text:tab/>4</text:a></text:p>
          <text:p text:style-name="P306"><text:a xlink:type="simple" xlink:href="#__RefHeading___Toc9141_497445505" text:style-name="Index_20_Link" text:visited-style-name="Index_20_Link">Server<text:tab/>6</text:a></text:p>
          <text:p text:style-name="P305"><text:a xlink:type="simple" xlink:href="#__RefHeading___Toc9143_497445505" text:style-name="Index_20_Link" text:visited-style-name="Index_20_Link">API<text:tab/>7</text:a></text:p>
          <text:p text:style-name="P306"><text:a xlink:type="simple" xlink:href="#__RefHeading___Toc9145_497445505" text:style-name="Index_20_Link" text:visited-style-name="Index_20_Link">General<text:tab/>8</text:a></text:p>
          <text:p text:style-name="P307"><text:a xlink:type="simple" xlink:href="#__RefHeading___Toc9147_497445505" text:style-name="Index_20_Link" text:visited-style-name="Index_20_Link">EtchUtilities<text:tab/>8</text:a></text:p>
          <text:p text:style-name="P307"><text:a xlink:type="simple" xlink:href="#__RefHeading___Toc9149_497445505" text:style-name="Index_20_Link" text:visited-style-name="Index_20_Link">EtchTypes<text:tab/>8</text:a></text:p>
          <text:p text:style-name="P308"><text:a xlink:type="simple" xlink:href="#__RefHeading___Toc9151_497445505" text:style-name="Index_20_Link" text:visited-style-name="Index_20_Link">EtchArray<text:tab/>9</text:a></text:p>
          <text:p text:style-name="P308"><text:a xlink:type="simple" xlink:href="#__RefHeading___Toc9153_497445505" text:style-name="Index_20_Link" text:visited-style-name="Index_20_Link">EtchBoolean<text:tab/>9</text:a></text:p>
          <text:p text:style-name="P308"><text:a xlink:type="simple" xlink:href="#__RefHeading___Toc9155_497445505" text:style-name="Index_20_Link" text:visited-style-name="Index_20_Link">EtchByte<text:tab/>9</text:a></text:p>
          <text:p text:style-name="P308"><text:a xlink:type="simple" xlink:href="#__RefHeading___Toc10954_497445505" text:style-name="Index_20_Link" text:visited-style-name="Index_20_Link">EtchBytes<text:tab/>10</text:a></text:p>
          <text:p text:style-name="P308"><text:a xlink:type="simple" xlink:href="#__RefHeading___Toc10956_497445505" text:style-name="Index_20_Link" text:visited-style-name="Index_20_Link">EtchCustomStruct<text:tab/>10</text:a></text:p>
          <text:p text:style-name="P308"><text:a xlink:type="simple" xlink:href="#__RefHeading___Toc10958_497445505" text:style-name="Index_20_Link" text:visited-style-name="Index_20_Link">EtchDouble<text:tab/>12</text:a></text:p>
          <text:p text:style-name="P308"><text:a xlink:type="simple" xlink:href="#__RefHeading___Toc10960_497445505" text:style-name="Index_20_Link" text:visited-style-name="Index_20_Link">EtchFloat<text:tab/>12</text:a></text:p>
          <text:p text:style-name="P308"><text:a xlink:type="simple" xlink:href="#__RefHeading___Toc10962_497445505" text:style-name="Index_20_Link" text:visited-style-name="Index_20_Link">EtchInt<text:tab/>12</text:a></text:p>
          <text:p text:style-name="P308"><text:a xlink:type="simple" xlink:href="#__RefHeading___Toc10964_497445505" text:style-name="Index_20_Link" text:visited-style-name="Index_20_Link">EtchLong<text:tab/>12</text:a></text:p>
          <text:p text:style-name="P308"><text:a xlink:type="simple" xlink:href="#__RefHeading___Toc10966_497445505" text:style-name="Index_20_Link" text:visited-style-name="Index_20_Link">EtchShort<text:tab/>13</text:a></text:p>
          <text:p text:style-name="P308"><text:a xlink:type="simple" xlink:href="#__RefHeading___Toc10968_497445505" text:style-name="Index_20_Link" text:visited-style-name="Index_20_Link">EtchString<text:tab/>13</text:a></text:p>
          <text:p text:style-name="P308"><text:a xlink:type="simple" xlink:href="#__RefHeading___Toc10970_497445505" text:style-name="Index_20_Link" text:visited-style-name="Index_20_Link">EtchTable<text:tab/>13</text:a></text:p>
          <text:p text:style-name="P307"><text:a xlink:type="simple" xlink:href="#__RefHeading___Toc10972_497445505" text:style-name="Index_20_Link" text:visited-style-name="Index_20_Link">EtchMessage<text:tab/>14</text:a></text:p>
          <text:p text:style-name="P307"><text:a xlink:type="simple" xlink:href="#__RefHeading___Toc10974_497445505" text:style-name="Index_20_Link" text:visited-style-name="Index_20_Link">EtchMethodParameter<text:tab/>16</text:a></text:p>
          <text:p text:style-name="P307"><text:a xlink:type="simple" xlink:href="#__RefHeading___Toc10976_497445505" text:style-name="Index_20_Link" text:visited-style-name="Index_20_Link">EtchMethod<text:tab/>17</text:a></text:p>
          <text:p text:style-name="P306"><text:a xlink:type="simple" xlink:href="#__RefHeading___Toc10978_497445505" text:style-name="Index_20_Link" text:visited-style-name="Index_20_Link">EtchRemoteServer<text:tab/>18</text:a></text:p>
          <text:p text:style-name="P306"><text:a xlink:type="simple" xlink:href="#__RefHeading___Toc10980_497445505" text:style-name="Index_20_Link" text:visited-style-name="Index_20_Link">EtchRemoteClient<text:tab/>21</text:a></text:p>
        </text:index-body>
      </text:table-of-content>
      <text:p text:style-name="P4"/>
      <text:p text:style-name="P4"/>
      <text:h text:style-name="P331" text:outline-level="1"><text:bookmark-start text:name="__RefHeading___Toc9125_497445505"/>Introduction<text:bookmark-end text:name="__RefHeading___Toc9125_497445505"/></text:h>
      <text:p text:style-name="P5">The <text:span text:style-name="T180">Nymph</text:span> RPC library ('<text:span text:style-name="T180">NymphRPC</text:span>') is an implementation of the <text:span text:style-name="T181">Nymph</text:span> binary Remote Procedure Call (RPC) protocol. </text:p>
      <text:p text:style-name="P6">In its current iteration it's fully based on C++ <text:span text:style-name="T63">(pre-C++11)</text:span> and the POCO libraries for cross-platform support, as well as utility functions such as text formatting <text:span text:style-name="T184">and</text:span> <text:span text:style-name="T54">logging.</text:span></text:p>
      <text:p text:style-name="P7">This <text:span text:style-name="T183">C++ Nymph</text:span>RPC implementation is light-weight (<text:span text:style-name="T182">just over </text:span>2,<text:span text:style-name="T162">5</text:span>0<text:span text:style-name="T182">0</text:span> lines of code as of writing) and contains the full implementation <text:span text:style-name="T60">for both client and server-based applications</text:span>. </text:p>
      <text:h text:style-name="P332" text:outline-level="1"><text:bookmark-start text:name="__RefHeading___Toc9127_497445505"/><text:soft-page-break/>Folder layout<text:bookmark-end text:name="__RefHeading___Toc9127_497445505"/></text:h>
      <text:p text:style-name="P8">Being a simple, <text:span text:style-name="T61">header-only</text:span> project, the layout reflects this:</text:p>
      <text:p text:style-name="Preformatted_20_Text">/</text:p>
      <text:p text:style-name="Preformatted_20_Text">|- <text:span text:style-name="T185">src</text:span></text:p>
      <text:p text:style-name="Preformatted_20_Text"><text:span text:style-name="T185">|</text:span><text:tab/><text:span text:style-name="T55">|- &lt;source files&gt;</text:span></text:p>
      <text:p text:style-name="P312">|- test</text:p>
      <text:p text:style-name="P312"><text:tab/>|- nymph_test_client</text:p>
      <text:p text:style-name="P312"><text:tab/>|- nymph_test_server</text:p>
      <text:p text:style-name="P312"/>
      <text:p text:style-name="P311">The <text:span text:style-name="Teletype">src</text:span> folder contains the library, with a test client and server implementation in the <text:span text:style-name="Teletype">test</text:span> folder. </text:p>
      <text:h text:style-name="P333" text:outline-level="1"><text:bookmark-start text:name="__RefHeading___Toc9129_497445505"/>Unimplemented features<text:bookmark-end text:name="__RefHeading___Toc9129_497445505"/></text:h>
      <text:p text:style-name="P309">The port and interfaces on which the Etch server listens are not configurable, but hard-coded to 4004 and all interfaces.</text:p>
      <text:p text:style-name="P62">The <text:span text:style-name="Source_20_Text">toString</text:span> method isn't implemented for all Etch types <text:span text:style-name="T159">(see EtchType reference for details).</text:span></text:p>
      <text:h text:style-name="P334" text:outline-level="1"><text:bookmark-start text:name="__RefHeading___Toc9131_497445505"/>Building Etch<text:bookmark-end text:name="__RefHeading___Toc9131_497445505"/></text:h>
      <text:p text:style-name="P9">Etch is a header-only library. For a C++ project, simply include the &lt;etch.h&gt; header and use the <text:span text:style-name="Source_20_Text">EtchRemoteServer</text:span> <text:span text:style-name="T62">or </text:span><text:span text:style-name="Source_20_Text"><text:span text:style-name="T62">EtchRemoteClient</text:span></text:span><text:span text:style-name="T62"> </text:span>methods (see below).</text:p>
      <text:p text:style-name="P9">Etch's source files (*.cpp) should be compiled and linked into the project as usual. <text:span text:style-name="T64">One can also compile the source files into an archive (e.g. .a for GCC) and link against it using just the header files.</text:span></text:p>
      <text:h text:style-name="P324" text:outline-level="2"><text:bookmark-start text:name="__RefHeading___Toc9133_497445505"/>Dependencies<text:bookmark-end text:name="__RefHeading___Toc9133_497445505"/></text:h>
      <text:p text:style-name="P10">Etch depends only on the POCO libraries<text:note text:id="ftn2" text:note-class="footnote"><text:note-citation>1</text:note-citation><text:note-body><text:p text:style-name="P264"><text:a xlink:type="simple" xlink:href="http://pocoproject.org/" text:style-name="Internet_20_link" text:visited-style-name="Visited_20_Internet_20_Link">http://pocoproject.org</text:a> </text:p></text:note-body></text:note>. <text:span text:style-name="T56">One has to link against the Foundation, Net, Util and Json libraries in this order:</text:span></text:p>
      <text:list xml:id="list3100555156" text:style-name="L1">
        <text:list-item>
          <text:p text:style-name="P310">libPocoNet</text:p>
        </text:list-item>
        <text:list-item>
          <text:p text:style-name="P310">libPocoUtil</text:p>
        </text:list-item>
        <text:list-item>
          <text:p text:style-name="P310">libPocoFoundation</text:p>
        </text:list-item>
        <text:list-item>
          <text:p text:style-name="P310">libPocoJson</text:p>
        </text:list-item>
      </text:list>
      <text:h text:style-name="P325" text:outline-level="2"><text:bookmark-start text:name="__RefHeading___Toc9135_497445505"/>Compilers<text:bookmark-end text:name="__RefHeading___Toc9135_497445505"/></text:h>
      <text:p text:style-name="P11">Etch should compile with any reasonably modern (even pre-C++11) compiler. <text:span text:style-name="T57">It has been mostly tested with various GCC versions (4.4.2 for QNX, 4.7.x Linux-ARMv7, 4.8 for Linux-x86). Please check with the POCO project's notes on compiler support.</text:span></text:p>
      <text:h text:style-name="P335" text:outline-level="1"><text:bookmark-start text:name="__RefHeading___Toc9137_497445505"/><text:soft-page-break/>Getting started<text:bookmark-end text:name="__RefHeading___Toc9137_497445505"/></text:h>
      <text:p text:style-name="P13">After including the Etch header file into the project, one is ready to use the library, <text:span text:style-name="T65">using the remote client, remote server or both methods. The following examples show how to create a simple client and server.</text:span></text:p>
      <text:h text:style-name="P326" text:outline-level="2"><text:bookmark-start text:name="__RefHeading___Toc9139_497445505"/>Client<text:bookmark-end text:name="__RefHeading___Toc9139_497445505"/></text:h>
      <text:p text:style-name="P13"><text:span text:style-name="T65">The Etch client wants to talk to a remote server, ergo it uses the remote server class. </text:span>Since the <text:span text:style-name="Source_20_Text">EtchRemoteServer</text:span> class is static, one does not require an instance, but can just call methods on it <text:span text:style-name="T65">directly</text:span>.</text:p>
      <text:p text:style-name="P12">A basic example would be:</text:p>
      <text:p text:style-name="P12"/>
      <text:p text:style-name="Preformatted_20_Text">#include “etch/etch.h”</text:p>
      <text:p text:style-name="Preformatted_20_Text">#include &lt;string&gt;</text:p>
      <text:p text:style-name="Preformatted_20_Text">using namespace std;</text:p>
      <text:p text:style-name="Preformatted_20_Text"/>
      <text:p text:style-name="Preformatted_20_Text"/>
      <text:p text:style-name="P274">void loggerFnc(int level, const char* message, ...) {</text:p>
      <text:p text:style-name="P274"><text:s text:c="4"/>char szBuf[4096];</text:p>
      <text:p text:style-name="P274"><text:s text:c="4"/>va_list args;</text:p>
      <text:p text:style-name="P274"><text:s text:c="4"/>va_start(args, message);</text:p>
      <text:p text:style-name="P274"><text:s text:c="4"/>vsnprintf(szBuf, 4096, message, args);</text:p>
      <text:p text:style-name="P274"><text:s text:c="4"/>va_end(args);</text:p>
      <text:p text:style-name="P274"><text:s text:c="4"/></text:p>
      <text:p text:style-name="P274"><text:s text:c="4"/>cout &lt;&lt; "Log: " &lt;&lt; szBuf &lt;&lt; "\n";</text:p>
      <text:p text:style-name="P274">}</text:p>
      <text:p text:style-name="P274"/>
      <text:p text:style-name="Preformatted_20_Text"/>
      <text:p text:style-name="Preformatted_20_Text">int main() {</text:p>
      <text:p text:style-name="Preformatted_20_Text"><text:tab/><text:span text:style-name="T58">int timeout = 10000; // 10 second timeout</text:span></text:p>
      <text:p text:style-name="Preformatted_20_Text"><text:tab/>EtchRemoteServer::init(<text:span text:style-name="T58">timeout</text:span>);</text:p>
      <text:p text:style-name="Preformatted_20_Text"/>
      <text:p text:style-name="Preformatted_20_Text"><text:tab/>// <text:span text:style-name="T66">Register method.</text:span></text:p>
      <text:p text:style-name="Preformatted_20_Text"><text:tab/><text:span text:style-name="T66">vector&lt;EtchMethodParameter&gt; parameters;</text:span></text:p>
      <text:p text:style-name="P292"><text:tab/>EtchMethodParameter param("component", ETCH_STRING);<text:line-break/><text:tab/>parameters.push_back(param);<text:line-break/><text:tab/>EtchMethod method(“create”, parameters);<text:line-break/><text:tab/>EtchRemoteServer::registerMethod(“create”, method);</text:p>
      <text:p text:style-name="Preformatted_20_Text"/>
      <text:p text:style-name="P274"><text:s text:c="4"/><text:tab/>EtchRemoteClient::setLogger(&amp;loggerFnc, 3);</text:p>
      <text:p text:style-name="Preformatted_20_Text"/>
      <text:p text:style-name="Preformatted_20_Text"><text:tab/>// <text:span text:style-name="T66">Connect to Etch server.</text:span></text:p>
      <text:p text:style-name="Preformatted_20_Text"><text:tab/><text:span text:style-name="T66">string url = “127.0.0.1:4004”;</text:span></text:p>
      <text:p text:style-name="Preformatted_20_Text"><text:tab/><text:span text:style-name="T68">string result;</text:span></text:p>
      <text:p text:style-name="Preformatted_20_Text"><text:tab/><text:span text:style-name="T79">int etchHandle;</text:span></text:p>
      <text:p text:style-name="Preformatted_20_Text"><text:tab/><text:span text:style-name="T66">if (!EtchRemoteServer::connect(url, etchHandle, (void*) session, result)) {<text:line-break/><text:tab/><text:tab/>result = "Connecting with Etch server failed: " + result;<text:line-break/><text:tab/><text:tab/>return false;<text:line-break/><text:tab/>}</text:span></text:p>
      <text:p text:style-name="Preformatted_20_Text"/>
      <text:p text:style-name="Preformatted_20_Text"><text:tab/>// <text:span text:style-name="T67">Call the method.</text:span></text:p>
      <text:p text:style-name="P273"><text:soft-page-break/><text:tab/><text:span text:style-name="T69">vector&lt;EtchType*&gt; values;<text:line-break/> <text:tab/>EtchString* component = new EtchString(params["component"]);<text:line-break/><text:tab/>values.push_back(component);</text:span></text:p>
      <text:p text:style-name="P273"/>
      <text:p text:style-name="P295"><text:tab/>EtchType* retval;<text:line-break/> <text:tab/>if (!EtchRemoteServer::callMethod(etchHandle, “create”, values,</text:p>
      <text:p text:style-name="P295"><text:tab/><text:tab/><text:tab/><text:tab/><text:tab/><text:tab/><text:tab/><text:tab/><text:tab/> retval, result)) {<text:line-break/><text:tab/><text:tab/>IPCE_ERR("Failed to call create.");<text:line-break/><text:tab/><text:tab/>return false;<text:line-break/><text:tab/>}<text:line-break/><text:tab/></text:p>
      <text:p text:style-name="P294"><text:tab/>string result;<text:line-break/> <text:tab/>if (!checkException(retval, result)) {<text:line-break/> <text:tab/><text:tab/>// Log error, with details contained in 'result' string.<text:line-break/> <text:tab/>}<text:line-break/> <text:tab/>else if (retval-&gt;type() != ETCH_TABLE) {<text:line-break/> <text:tab/><text:tab/>// Error: "Return value was not a hash table.");<text:line-break/> <text:tab/><text:tab/>delete retval;<text:line-break/><text:tab/>}<text:line-break/><text:tab/>else {<text:line-break/><text:tab/> <text:tab/>result = ((EtchTable*) retval)-&gt;getJson();<text:line-break/><text:tab/> <text:tab/>delete retval;</text:p>
      <text:p text:style-name="P277"><text:tab/>}</text:p>
      <text:p text:style-name="Preformatted_20_Text"/>
      <text:p text:style-name="Preformatted_20_Text"><text:tab/><text:span text:style-name="T59">EtchRemoteServer::shutdown();</text:span></text:p>
      <text:p text:style-name="Preformatted_20_Text"><text:tab/><text:span text:style-name="T58">return 0;</text:span></text:p>
      <text:p text:style-name="Preformatted_20_Text">}</text:p>
      <text:p text:style-name="Preformatted_20_Text"/>
      <text:p text:style-name="P15"/>
      <text:p text:style-name="P15">Th<text:span text:style-name="T71">is</text:span> code register<text:span text:style-name="T72">s</text:span> a remote method <text:span text:style-name="T80">(returning an Etch hash table)</text:span>, connect<text:span text:style-name="T73">s</text:span> to the remote Etch server, call<text:span text:style-name="T73">s</text:span> this registered method on the server and – after validating the response – print<text:span text:style-name="T73">s</text:span> out the result and disconnect<text:span text:style-name="T73">s</text:span> the remote server connection. </text:p>
      <text:p text:style-name="P18"><text:span text:style-name="T84">Note:</text:span> a logger function has to be set, or the Etch runtime will crash.</text:p>
      <text:p text:style-name="P15"/>
      <text:p text:style-name="P143">An example of th<text:span text:style-name="T74">e</text:span> <text:span text:style-name="Source_20_Text">checkException</text:span> <text:span text:style-name="T70">method </text:span>would be written like this:</text:p>
      <text:p text:style-name="P143"/>
      <text:p text:style-name="Preformatted_20_Text">map&lt;UInt32, string&gt; exceptions;<text:line-break/>string exc = "SecurityException";<text:line-break/>string nm = "Etch Security Exception";<text:line-break/>exceptions.insert(pair&lt;UInt32, string&gt;(EtchUtilities::createHash(exc), nm));<text:line-break/>exc = "ServiceException";<text:line-break/>nm = "Etch Service Exception";<text:line-break/>exceptions.insert(pair&lt;UInt32, string&gt;(EtchUtilities::createHash(exc), nm));<text:line-break/>exc = "IllegalArgumentException";<text:line-break/>nm = "Etch Illegal Argument Exception";<text:line-break/>exceptions.insert(pair&lt;UInt32, string&gt;(EtchUtilities::createHash(exc), nm));<text:line-break/>exc = "IllegalStateException";<text:line-break/>nm = "Etch Illegal State Exception";<text:line-break/>exceptions.insert(pair&lt;UInt32, string&gt;(EtchUtilities::createHash(exc), nm));</text:p>
      <text:p text:style-name="Preformatted_20_Text"/>
      <text:p text:style-name="Preformatted_20_Text">// Validate whether the returned value isn't null or an exception.<text:line-break/>// The 'response' parameter indicates where a response was expected.<text:line-break/>// (not a void method).<text:line-break/><text:soft-page-break/>bool checkException(EtchType* retval, string &amp;result, bool response) {<text:line-break/><text:tab/>if (!retval &amp;&amp; response) {<text:line-break/><text:tab/><text:tab/>result = "No response was returned from remote.";<text:line-break/><text:tab/><text:tab/>return false;<text:line-break/><text:tab/>}<text:line-break/><text:tab/>else if (retval &amp;&amp; retval-&gt;type() == ETCH_STRUCT &amp;&amp; <text:line-break/><text:tab/><text:tab/><text:tab/><text:tab/><text:tab/>((EtchCustomStruct*) retval)-&gt;exception()) {<text:line-break/><text:tab/><text:tab/>result = ((EtchCustomStruct*) retval)-&gt;getException(exceptions);<text:line-break/><text:tab/><text:tab/>delete retval;<text:line-break/><text:tab/><text:tab/>retval = 0;<text:line-break/><text:tab/><text:tab/>return false;<text:line-break/><text:tab/>}<text:line-break/><text:tab/><text:line-break/><text:tab/>return true;<text:line-break/>}</text:p>
      <text:p text:style-name="P14"/>
      <text:p text:style-name="P141">This exception handling code uses a number of pre-defined exception name to string mappings in order to output an exception in human-readable format, for use in logging and similar. One is free to customise this to the requirements of one's application, of course.</text:p>
      <text:p text:style-name="P15"/>
      <text:h text:style-name="P327" text:outline-level="2"><text:bookmark-start text:name="__RefHeading___Toc9141_497445505"/>Server<text:bookmark-end text:name="__RefHeading___Toc9141_497445505"/></text:h>
      <text:p text:style-name="P16">Like the remote client implementation, the <text:span text:style-name="Source_20_Text">EtchRemoteServer</text:span> is a static class and can be used without being instantiated:</text:p>
      <text:p text:style-name="P16"/>
      <text:p text:style-name="Preformatted_20_Text">#include “etc<text:span text:style-name="T76">h</text:span>/etch.h”</text:p>
      <text:p text:style-name="Preformatted_20_Text"/>
      <text:p text:style-name="Preformatted_20_Text">#include &lt;iostream&gt;</text:p>
      <text:p text:style-name="Preformatted_20_Text">using namespace std;</text:p>
      <text:p text:style-name="Preformatted_20_Text"/>
      <text:p text:style-name="Preformatted_20_Text">void loggerFnc(int level, const char* message, ...) {</text:p>
      <text:p text:style-name="Preformatted_20_Text"><text:s text:c="4"/>char szBuf[4096];</text:p>
      <text:p text:style-name="Preformatted_20_Text"><text:s text:c="4"/>va_list args;</text:p>
      <text:p text:style-name="Preformatted_20_Text"><text:s text:c="4"/>va_start(args, message);</text:p>
      <text:p text:style-name="Preformatted_20_Text"><text:s text:c="4"/>vsnprintf(szBuf, 4096, message, args);</text:p>
      <text:p text:style-name="Preformatted_20_Text"><text:s text:c="4"/>va_end(args);</text:p>
      <text:p text:style-name="Preformatted_20_Text"><text:s text:c="4"/></text:p>
      <text:p text:style-name="Preformatted_20_Text"><text:s text:c="4"/>cout &lt;&lt; "Log: " &lt;&lt; szBuf &lt;&lt; "\n";</text:p>
      <text:p text:style-name="Preformatted_20_Text">}</text:p>
      <text:p text:style-name="Preformatted_20_Text"/>
      <text:p text:style-name="Preformatted_20_Text"/>
      <text:p text:style-name="Preformatted_20_Text">EtchMessage* create<text:span text:style-name="T77">(EtchMessage* msg, void* data) {</text:span></text:p>
      <text:p text:style-name="Preformatted_20_Text"><text:tab/>EtchMessage* reply = msg-<text:span text:style-name="T158">&gt;</text:span>getReplyMessage(“<text:span text:style-name="T78">create</text:span>);</text:p>
      <text:p text:style-name="Preformatted_20_Text"/>
      <text:p text:style-name="Preformatted_20_Text"><text:tab/>// <text:span text:style-name="T81">Implement user logic here for this method. Set result.</text:span></text:p>
      <text:p text:style-name="Preformatted_20_Text"><text:tab/>// <text:span text:style-name="T81">For example:</text:span></text:p>
      <text:p text:style-name="Preformatted_20_Text"><text:tab/>EtchTable* value = new EtchTable();</text:p>
      <text:p text:style-name="P299"><text:tab/>vector&lt;EtchType*&gt; capabilities;</text:p>
      <text:p text:style-name="P299"><text:tab/>capabilities.push_back(new EtchString("<text:span text:style-name="T82">feature0</text:span>"));</text:p>
      <text:p text:style-name="P299"><text:tab/>capabilities.push_back(new EtchBoolean(false));</text:p>
      <text:p text:style-name="P299"><text:tab/>capabilities.push_back(new EtchString("<text:span text:style-name="T82">feature1</text:span>"));</text:p>
      <text:p text:style-name="P299"><text:tab/>capabilities.push_back(new EtchBoolean(true));</text:p>
      <text:p text:style-name="Preformatted_20_Text"><text:soft-page-break/><text:s text:c="4"/><text:tab/>value-&gt;setValues(capabilities);</text:p>
      <text:p text:style-name="Preformatted_20_Text"><text:s text:c="4"/><text:tab/>reply-<text:span text:style-name="T160">&gt;</text:span>setResultValue(value);</text:p>
      <text:p text:style-name="Preformatted_20_Text"/>
      <text:p text:style-name="Preformatted_20_Text"><text:tab/>return reply;</text:p>
      <text:p text:style-name="P272">}</text:p>
      <text:p text:style-name="Preformatted_20_Text"/>
      <text:p text:style-name="Preformatted_20_Text"/>
      <text:p text:style-name="Preformatted_20_Text">int main() {</text:p>
      <text:p text:style-name="P271"><text:tab/>// <text:span text:style-name="T66">Register method.</text:span></text:p>
      <text:p text:style-name="P271"><text:tab/><text:span text:style-name="T66">vector&lt;EtchMethodParameter&gt; parameters;</text:span></text:p>
      <text:p text:style-name="P293"><text:tab/>EtchMethodParameter param("component", ETCH_STRING);<text:line-break/><text:tab/>parameters.push_back(param);<text:line-break/><text:tab/>EtchMethod method(“create”, parameters);</text:p>
      <text:p text:style-name="P272"><text:tab/>method.setCallback(&amp;create);<text:line-break/> <text:tab/>EtchRemoteClient::registerMethod(“create”, method);</text:p>
      <text:p text:style-name="P271"/>
      <text:p text:style-name="Preformatted_20_Text"><text:span text:style-name="T75"><text:tab/></text:span>EtchRemoteClient::init();</text:p>
      <text:p text:style-name="Preformatted_20_Text"><text:s text:c="4"/><text:tab/>EtchRemoteClient::setLogger(&amp;loggerFnc, 3);</text:p>
      <text:p text:style-name="Preformatted_20_Text"><text:s text:c="4"/><text:tab/>EtchRemoteClient::start();</text:p>
      <text:p text:style-name="Preformatted_20_Text"/>
      <text:p text:style-name="Preformatted_20_Text"><text:tab/>// <text:span text:style-name="T75">Wait until asked to terminate here.</text:span></text:p>
      <text:p text:style-name="Preformatted_20_Text"/>
      <text:p text:style-name="Preformatted_20_Text"><text:tab/>EtchRemoteClient::shutdown();</text:p>
      <text:p text:style-name="Preformatted_20_Text"/>
      <text:p text:style-name="Preformatted_20_Text"><text:tab/>return 0;</text:p>
      <text:p text:style-name="Preformatted_20_Text">};</text:p>
      <text:p text:style-name="Preformatted_20_Text"/>
      <text:p text:style-name="Text_20_body"/>
      <text:p text:style-name="P17">This code will create a server, which will start listening on port 4004 (hard-coded), using all interfaces. <text:span text:style-name="T83">It'll handle new clients and match any incoming client requests matching one of the registered methods, calling the registered callback.</text:span></text:p>
      <text:p text:style-name="P19"><text:span text:style-name="T84">Note:</text:span> a logger function has to be set, or the Etch runtime will crash.</text:p>
      <text:p text:style-name="P19"/>
      <text:h text:style-name="P336" text:outline-level="1"><text:bookmark-start text:name="__RefHeading___Toc9143_497445505"/>API<text:bookmark-end text:name="__RefHeading___Toc9143_497445505"/></text:h>
      <text:p text:style-name="P20">The Etch API is split up into three sections: general, server and client. The first type can be used in either configuration, the latter two are specific to those use cases <text:span text:style-name="T94">(server or client).</text:span></text:p>
      <text:h text:style-name="P328" text:outline-level="2"><text:bookmark-start text:name="__RefHeading___Toc9145_497445505"/>General<text:bookmark-end text:name="__RefHeading___Toc9145_497445505"/></text:h>
      <text:p text:style-name="P21">These are generic methods for simple tasks like creating an Etch command hash out of a string.</text:p>
      <text:h text:style-name="P337" text:outline-level="3"><text:bookmark-start text:name="__RefHeading___Toc9147_497445505"/>EtchUtilities<text:bookmark-end text:name="__RefHeading___Toc9147_497445505"/></text:h>
      <text:p text:style-name="P57">These methods are contained in the static <text:span text:style-name="Source_20_Text">EtchUtilities</text:span> class <text:span text:style-name="T97">and are to be called directly.</text:span></text:p>
      <text:p text:style-name="P57"/>
      <text:p text:style-name="P275">static UInt32 <text:span text:style-name="T84">createHash</text:span>(string name)</text:p>
      <text:p text:style-name="P276"/>
      <table:table table:name="Table2" table:style-name="Table2">
        <table:table-column table:style-name="Table2.A" table:number-columns-repeated="3"/>
        <text:soft-page-break/>
        <table:table-row>
          <table:table-cell table:style-name="Table2.A1" table:number-columns-spanned="3" office:value-type="string">
            <text:p text:style-name="Table_20_Contents">Creates a hash of the provided string. This unsigned, 32-bit format hash is used internally by the Etch protocol. Some Etch methods also accept it directly. </text:p>
          </table:table-cell>
          <table:covered-table-cell/>
          <table:covered-table-cell/>
        </table:table-row>
        <table:table-row>
          <table:table-cell table:style-name="Table2.A2" office:value-type="string">
            <text:p text:style-name="P148">name</text:p>
          </table:table-cell>
          <table:table-cell table:style-name="Table2.A2" office:value-type="string">
            <text:p text:style-name="Table_20_Contents">string</text:p>
          </table:table-cell>
          <table:table-cell table:style-name="Table2.C2" office:value-type="string">
            <text:p text:style-name="Table_20_Contents">The string to hash.</text:p>
          </table:table-cell>
        </table:table-row>
        <table:table-row>
          <table:table-cell table:style-name="Table2.C2" table:number-columns-spanned="3" office:value-type="string">
            <text:p text:style-name="Table_20_Contents"><text:span text:style-name="T95">Returns: </text:span><text:span text:style-name="T6">the hash as UInt32 format (POCO-defined typedef for unsigned 32-bit integer).</text:span></text:p>
          </table:table-cell>
          <table:covered-table-cell/>
          <table:covered-table-cell/>
        </table:table-row>
      </table:table>
      <text:p text:style-name="P22"/>
      <text:p text:style-name="Preformatted_20_Text">static EtchType* <text:span text:style-name="T84">dynamicVarToEtchType</text:span>(Dynamic::Var &amp;object)</text:p>
      <text:p text:style-name="P296"/>
      <table:table table:name="Table4" table:style-name="Table4">
        <table:table-column table:style-name="Table4.A" table:number-columns-repeated="3"/>
        <table:table-row>
          <table:table-cell table:style-name="Table4.A1" table:number-columns-spanned="3" office:value-type="string">
            <text:p text:style-name="P42">Converts a dynamic Var (POCO value container) instance to <text:span text:style-name="T96">its equivalent Etch type and returns it.</text:span></text:p>
          </table:table-cell>
          <table:covered-table-cell/>
          <table:covered-table-cell/>
        </table:table-row>
        <table:table-row>
          <table:table-cell table:style-name="Table4.A2" office:value-type="string">
            <text:p text:style-name="P149">object</text:p>
          </table:table-cell>
          <table:table-cell table:style-name="Table4.A2" office:value-type="string">
            <text:p text:style-name="P191">Poco::Dynamic::Var</text:p>
          </table:table-cell>
          <table:table-cell table:style-name="Table4.C2" office:value-type="string">
            <text:p text:style-name="P191">The object to convert.</text:p>
          </table:table-cell>
        </table:table-row>
        <table:table-row>
          <table:table-cell table:style-name="Table4.C2" table:number-columns-spanned="3" office:value-type="string">
            <text:p text:style-name="P142">Returns: a pointer to an EtchType-derived class instance containing the value, or 0 if conversion was not possible.</text:p>
          </table:table-cell>
          <table:covered-table-cell/>
          <table:covered-table-cell/>
        </table:table-row>
      </table:table>
      <text:p text:style-name="P265"/>
      <text:h text:style-name="P338" text:outline-level="3"><text:bookmark-start text:name="__RefHeading___Toc9149_497445505"/>EtchTypes<text:bookmark-end text:name="__RefHeading___Toc9149_497445505"/></text:h>
      <text:p text:style-name="P58">As part of the Etch library, a number of types are defined, each based on the virtual EtchType class.</text:p>
      <text:p text:style-name="P58">The enumeration for these types is:</text:p>
      <text:p text:style-name="Preformatted_20_Text">enum EtchTypes {<text:line-break/><text:tab/>ETCH_NULL<text:tab/>= 0,<text:line-break/><text:tab/>ETCH_ARRAY,<text:line-break/><text:tab/>ETCH_BOOL,<text:line-break/><text:tab/>ETCH_BYTE,<text:line-break/><text:tab/>ETCH_BYTES,<text:line-break/><text:tab/>ETCH_DOUBLE,<text:line-break/><text:tab/>ETCH_ENUM,<text:line-break/><text:tab/>ETCH_FLOAT,<text:line-break/><text:tab/>ETCH_INT,<text:line-break/><text:tab/>ETCH_LONG,<text:line-break/><text:tab/>ETCH_SHORT,<text:line-break/><text:tab/>ETCH_STRING,<text:line-break/><text:tab/>ETCH_STRUCT,<text:line-break/><text:tab/>ETCH_TABLE,<text:line-break/><text:tab/>ETCH_ANY<text:line-break/>};</text:p>
      <text:p text:style-name="P58"/>
      <text:p text:style-name="P59">The interface offered by each Etch type is:</text:p>
      <text:p text:style-name="P59"/>
      <text:p text:style-name="Preformatted_20_Text">EtchTypes type()<text:line-break/>string toString(bool quotes = false)<text:line-break/>string serialize()<text:line-break/>bool deserialize(string binary)<text:line-break/>bool empty()</text:p>
      <text:p text:style-name="P59"/>
      <text:p text:style-name="P60">The <text:span text:style-name="Source_20_Text">type</text:span> method returns an EtchTypes enum indicating the type of the object instance. <text:span text:style-name="T98">The </text:span><text:span text:style-name="Source_20_Text"><text:span text:style-name="T98">serialize</text:span></text:span><text:span text:style-name="T98"> and </text:span><text:span text:style-name="Source_20_Text"><text:span text:style-name="T98">deserialize</text:span></text:span><text:span text:style-name="T98"> methods are for serialising to and deserialising from Etch binary </text:span><text:soft-page-break/><text:span text:style-name="T98">format (used internally). <text:s/>The </text:span><text:span text:style-name="Source_20_Text"><text:span text:style-name="T98">empty</text:span></text:span><text:span text:style-name="T98"> method returns whether a value has been set for the instance yet (default false; also used internally).</text:span></text:p>
      <text:p text:style-name="P61">Finally, the <text:span text:style-name="Source_20_Text">toString</text:span> method <text:span text:style-name="T99">will output the object's value as a string, surrounded by quotes if configured to do so. Default is no quotes. </text:span></text:p>
      <text:p text:style-name="P61"><text:span text:style-name="T85">Note: </text:span><text:span text:style-name="T44">t</text:span><text:span text:style-name="T99">his method is not implemented for the following types: </text:span><text:span text:style-name="Source_20_Text"><text:span text:style-name="T99">EtchArray</text:span></text:span><text:span text:style-name="T99">, </text:span><text:span text:style-name="Source_20_Text"><text:span text:style-name="T99">EtchBytes</text:span></text:span><text:span text:style-name="T99">, </text:span><text:span text:style-name="Source_20_Text"><text:span text:style-name="T99">EtchCustomStruct</text:span></text:span><text:span text:style-name="T99"> (ETCH_STRUCT) and </text:span><text:span text:style-name="Source_20_Text"><text:span text:style-name="T99">EtchStruct</text:span></text:span><text:span text:style-name="T99">.</text:span></text:p>
      <text:p text:style-name="P61"/>
      <text:h text:style-name="P313" text:outline-level="4"><text:bookmark-start text:name="__RefHeading___Toc9151_497445505"/>EtchArray<text:bookmark-end text:name="__RefHeading___Toc9151_497445505"/></text:h>
      <text:p text:style-name="P63"><text:span text:style-name="T102">Defined as type </text:span><text:span text:style-name="Source_20_Text"><text:span text:style-name="T102">ETCH_ARRAY</text:span></text:span><text:span text:style-name="T102">. </text:span>An Etch array defines an array of values, which can be of any type, including other Etch arrays. <text:span text:style-name="T100">It has these methods of its own:</text:span></text:p>
      <text:p text:style-name="Preformatted_20_Text">vector&lt;EtchType*&gt; <text:span text:style-name="T84">getValues</text:span>()<text:line-break/>void <text:span text:style-name="T84">addValue</text:span>(EtchType* value)</text:p>
      <text:p text:style-name="P64"/>
      <text:p text:style-name="P65">These methods are used to respectively get all set values in a vector, or to <text:span text:style-name="T101">add</text:span> a singular value.</text:p>
      <text:h text:style-name="P314" text:outline-level="4"><text:bookmark-start text:name="__RefHeading___Toc9153_497445505"/>EtchBoolean<text:bookmark-end text:name="__RefHeading___Toc9153_497445505"/></text:h>
      <text:p text:style-name="P66">Defined as type <text:span text:style-name="Source_20_Text">ETCH_BOOL</text:span>. <text:span text:style-name="T103">Defines a boolean value. It adds these methods:</text:span></text:p>
      <text:p text:style-name="Preformatted_20_Text"><text:span text:style-name="T84">EtchBoolean</text:span>(bool value)</text:p>
      <text:p text:style-name="Preformatted_20_Text">void <text:span text:style-name="T84">setValue</text:span>(bool value)<text:line-break/>bool <text:span text:style-name="T84">getValue</text:span>()</text:p>
      <text:p text:style-name="P67"/>
      <text:p text:style-name="P68">The constructor sets the value, which can be overwritten by the setter method. The getter retrieves the value. </text:p>
      <text:p text:style-name="P68">For this type, the <text:span text:style-name="Source_20_Text">toString</text:span> method returns 'true' or 'false' depending on the value.</text:p>
      <text:h text:style-name="P315" text:outline-level="4"><text:bookmark-start text:name="__RefHeading___Toc9155_497445505"/>EtchByte<text:bookmark-end text:name="__RefHeading___Toc9155_497445505"/></text:h>
      <text:p text:style-name="P69">Defined as type <text:span text:style-name="Source_20_Text">ETCH_BYTE</text:span>. <text:span text:style-name="T104">This is a singular signed 8-bit value. It adds these methods:</text:span></text:p>
      <text:p text:style-name="Preformatted_20_Text"><text:span text:style-name="T84">EtchByte</text:span>(Int8 value)</text:p>
      <text:p text:style-name="Preformatted_20_Text">void <text:span text:style-name="T84">setValue</text:span>(Int8 value)</text:p>
      <text:p text:style-name="Preformatted_20_Text">Int8 <text:span text:style-name="T84">getValue</text:span>()</text:p>
      <text:p text:style-name="P70"/>
      <text:p text:style-name="P71">For this type, the toString method returns the numeric value (base 10).</text:p>
      <text:h text:style-name="P316" text:outline-level="4"><text:bookmark-start text:name="__RefHeading___Toc10954_497445505"/>EtchBytes<text:bookmark-end text:name="__RefHeading___Toc10954_497445505"/></text:h>
      <text:p text:style-name="P72">Defined as type <text:span text:style-name="Source_20_Text">ETCH_BYTES</text:span>. This is a string of 8-bit values, <text:span text:style-name="T105">internally defined as an STL string. It add these methods:</text:span></text:p>
      <text:p text:style-name="Preformatted_20_Text"><text:span text:style-name="T84">EtchBytes</text:span>(string value)</text:p>
      <text:p text:style-name="Preformatted_20_Text">string <text:span text:style-name="T84">getValue</text:span>()</text:p>
      <text:p text:style-name="P74"><text:soft-page-break/></text:p>
      <text:p text:style-name="P74">For this type, the <text:span text:style-name="Source_20_Text">toString</text:span> method returns the internal string.</text:p>
      <text:h text:style-name="P318" text:outline-level="4"><text:bookmark-start text:name="__RefHeading___Toc10956_497445505"/>EtchCustomStruct<text:bookmark-end text:name="__RefHeading___Toc10956_497445505"/></text:h>
      <text:p text:style-name="P74">Defined as type <text:span text:style-name="Source_20_Text">ETCH_STRUCT</text:span>. <text:span text:style-name="T106">This is a multi-type class, used to define structs, enums, and exceptions. The primary reason for having this type of class is due to how the Etch protocol structures these Etch types, with no ability to distinguish them except sometimes during the parsing process (exceptions).</text:span></text:p>
      <text:p text:style-name="P76">As a result the developer is supposed to know what they expect for type (struct <text:span text:style-name="T107">or</text:span> enum). <text:span text:style-name="T107">After checking that it is not an exception, one would set the key string to hash mapping (for a struct), or the value hash to </text:span><text:span text:style-name="Source_20_Text"><text:span text:style-name="T107">EtchEnumValue</text:span></text:span><text:span text:style-name="T107"> mapping.</text:span></text:p>
      <text:p text:style-name="P78">Relevant structs <text:span text:style-name="T108">for this type</text:span>:</text:p>
      <text:p text:style-name="P78"/>
      <text:p text:style-name="Preformatted_20_Text">struct EtchEnumValue {<text:line-break/> string name;<text:line-break/> int value;<text:line-break/>};</text:p>
      <text:p text:style-name="Preformatted_20_Text"/>
      <text:p text:style-name="Preformatted_20_Text">struct EtchPair {<text:line-break/><text:tab/>UInt32 key;<text:line-break/><text:tab/>EtchType* value;<text:line-break/>};</text:p>
      <text:p text:style-name="P77"/>
      <text:p text:style-name="Text_20_body">To <text:span text:style-name="T84">create</text:span> a new enum or struct, instantiate a new <text:span text:style-name="Source_20_Text">EtchCustomStruct</text:span> instance, then <text:span text:style-name="T109">set the name of the enum or struct with </text:span><text:span text:style-name="Source_20_Text"><text:span text:style-name="T109">setTypeName</text:span></text:span><text:span text:style-name="Source_20_Text"><text:span text:style-name="T110">, followed by </text:span></text:span><text:span text:style-name="Source_20_Text"><text:span text:style-name="T111">the setting of the struct values, or enum value.</text:span></text:span></text:p>
      <text:p text:style-name="P23">Enum:</text:p>
      <text:p text:style-name="Preformatted_20_Text"><text:span text:style-name="T41">EtchCustomStruct* </text:span><text:span text:style-name="T49">ecs</text:span><text:span text:style-name="T41"> = new EtchCustomStruct();<text:line-break/></text:span><text:span text:style-name="T49">ecs</text:span><text:span text:style-name="T41">-&gt;setTypeName(“</text:span><text:span text:style-name="T50">e</text:span><text:span text:style-name="T48">numName”</text:span><text:span text:style-name="T41">);<text:line-break/>EtchEnumValue </text:span><text:span text:style-name="T45">eev</text:span><text:span text:style-name="T41">;<text:line-break/></text:span><text:span text:style-name="T45">eev</text:span><text:span text:style-name="T41">.name = “</text:span><text:span text:style-name="T46">Enum1”</text:span><text:span text:style-name="T41">;<text:line-break/></text:span><text:span text:style-name="T45">eev</text:span><text:span text:style-name="T41">.value = </text:span><text:span text:style-name="T46">1</text:span><text:span text:style-name="T41">;<text:line-break/></text:span><text:span text:style-name="T49">ecs</text:span><text:span text:style-name="T41">-&gt;addEnum(</text:span><text:span text:style-name="T47">eev</text:span><text:span text:style-name="T41">);</text:span></text:p>
      <text:p text:style-name="P24"/>
      <text:p text:style-name="P24">Struct:</text:p>
      <text:p text:style-name="Preformatted_20_Text">EtchCustomStruct* version = new EtchCustomStruct();<text:line-break/>version-&gt;setTypeName(“<text:span text:style-name="T115">versionStruct”</text:span>);<text:line-break/>version-&gt;setValue("major", new EtchInt(1));<text:line-break/>version-&gt;setValue("minor", new EtchInt(0));<text:line-break/>version-&gt;setValue("<text:span text:style-name="T114">revision</text:span>", new EtchInt(0));</text:p>
      <text:p text:style-name="P31"/>
      <text:p text:style-name="P32">In order to <text:span text:style-name="T84">read the value(s) </text:span>of an instance returned from a function call, one would set the <text:soft-page-break/>mapping for the struct or enum and obtain the contained value(s):</text:p>
      <text:p text:style-name="P25">Enum:</text:p>
      <text:p text:style-name="Preformatted_20_Text">// msg is an incoming EtchMessage instance.</text:p>
      <text:p text:style-name="Preformatted_20_Text">EtchCustomStruct* connectionType = (EtchCustomStruct*) <text:tab/><text:tab/><text:tab/><text:tab/><text:tab/><text:tab/><text:tab/><text:tab/><text:tab/><text:tab/><text:tab/><text:tab/>msg.getValue("connectionType");</text:p>
      <text:p text:style-name="Preformatted_20_Text">EtchEnumValue eev;<text:line-break/>eev.name = "CONNECTION_TYPE_<text:span text:style-name="T116">0</text:span>";<text:line-break/>eev.value = 0;<text:line-break/>connectionType-&gt;addEnum(eev);<text:line-break/>eev.name = "CONNECTION_TYPE_<text:span text:style-name="T116">1</text:span>";<text:line-break/>eev.value = 1;<text:line-break/>connectionType-&gt;addEnum(eev);<text:line-break/>eev.name = "CONNECTION_TYPE_<text:span text:style-name="T116">2</text:span>";<text:line-break/>eev.value = 2;<text:line-break/>connectionType-&gt;addEnum(eev);</text:p>
      <text:p text:style-name="Preformatted_20_Text">connectionType→getEnumValue().value</text:p>
      <text:p text:style-name="P33"/>
      <text:p text:style-name="P26">Struct:</text:p>
      <text:p text:style-name="Preformatted_20_Text"><text:span text:style-name="T41">// </text:span><text:span text:style-name="T51">retval is an EtchType pointer </text:span><text:span text:style-name="T52">to an EtchCustomStruct.</text:span></text:p>
      <text:p text:style-name="P297">EtchCustomStruct* ecs = (EtchCustomStruct*) retval;<text:line-break/>ecs-&gt;addMapping("major");<text:line-break/>ecs-&gt;addMapping("minor");<text:line-break/>ecs-&gt;addMapping("revision");<text:line-break/>EtchInt* major = (EtchInt*) ecs-&gt;getValue("major");<text:line-break/>EtchInt* minor = (EtchInt*) ecs-&gt;getValue("minor");<text:line-break/>EtchInt* revision = (EtchInt*) ecs-&gt;getValue("revision");</text:p>
      <text:p text:style-name="Preformatted_20_Text"><text:span text:style-name="T41">string majorString = </text:span><text:span text:style-name="T51">major-</text:span><text:span text:style-name="T41">&gt;</text:span><text:span text:style-name="T51">toString();</text:span></text:p>
      <text:p text:style-name="Preformatted_20_Text"><text:span text:style-name="T51">string m</text:span><text:span text:style-name="T41">inor</text:span><text:span text:style-name="T51">String = </text:span><text:span text:style-name="T41">minor</text:span><text:span text:style-name="T51">-</text:span><text:span text:style-name="T41">&gt;</text:span><text:span text:style-name="T51">toString();</text:span></text:p>
      <text:p text:style-name="Preformatted_20_Text"><text:span text:style-name="T51">string </text:span><text:span text:style-name="T41">revision</text:span><text:span text:style-name="T51">String = </text:span><text:span text:style-name="T41">revision-&gt;</text:span><text:span text:style-name="T51">toString();</text:span></text:p>
      <text:p text:style-name="P41"/>
      <text:p text:style-name="P27">Enum methods:</text:p>
      <text:p text:style-name="Preformatted_20_Text"><text:span text:style-name="T41">void <text:tab/><text:tab/><text:tab/></text:span><text:span text:style-name="T84">addEnum</text:span><text:span text:style-name="T41">(EtchEnumValue value)<text:line-break/>void <text:tab/><text:tab/><text:tab/></text:span><text:span text:style-name="T84">setEnums</text:span><text:span text:style-name="T41">(map&lt;UInt32, EtchEnumValue&gt; enums)<text:line-break/>void <text:tab/><text:tab/><text:tab/></text:span><text:span text:style-name="T84">setTypeName</text:span><text:span text:style-name="T41">(string name)<text:line-break/>void <text:tab/><text:tab/><text:tab/></text:span><text:span text:style-name="T84">setTypeNameHash</text:span><text:span text:style-name="T41">(UInt32 hash)<text:line-break/>bool <text:tab/><text:tab/><text:tab/></text:span><text:span text:style-name="T84">checkEnumName</text:span><text:span text:style-name="T41">(string name)<text:line-break/>EtchEnumValue <text:tab/></text:span><text:span text:style-name="T84">getEnumValue</text:span><text:span text:style-name="T41">()</text:span></text:p>
      <text:p text:style-name="P34"/>
      <text:p text:style-name="P28">Struct methods:</text:p>
      <text:p text:style-name="Preformatted_20_Text">void <text:tab/><text:tab/><text:span text:style-name="T84">setTypeName</text:span>(string name)<text:line-break/>void <text:tab/><text:tab/><text:span text:style-name="T84">setTypeNameHash</text:span>(UInt32 hash)</text:p>
      <text:p text:style-name="Preformatted_20_Text">bool <text:tab/><text:tab/><text:span text:style-name="T84">addPair</text:span>(EtchPair pair)<text:line-break/>bool <text:tab/><text:tab/><text:span text:style-name="T84">setValue</text:span>(string name, EtchType* value)<text:line-break/>bool <text:tab/><text:tab/><text:span text:style-name="T84">getValue</text:span>(string name, EtchType* &amp;value)<text:line-break/>EtchType* <text:tab/><text:span text:style-name="T84">getValue</text:span>(string name)<text:line-break/>void <text:tab/><text:tab/><text:span text:style-name="T84">addMapping</text:span>(string name)<text:line-break/>void <text:tab/><text:tab/><text:span text:style-name="T84">setMapping</text:span>(map&lt;string, UInt32&gt; mapping)</text:p>
      <text:p text:style-name="P34"/>
      <text:p text:style-name="P29">Exception methods:</text:p>
      <text:p text:style-name="Preformatted_20_Text"><text:soft-page-break/>bool <text:tab/><text:tab/><text:span text:style-name="T84">exception</text:span>()</text:p>
      <text:p text:style-name="Preformatted_20_Text">string <text:tab/><text:span text:style-name="T84">getException</text:span>(map&lt;UInt32, string&gt; &amp;exceptions)</text:p>
      <text:p text:style-name="P35"/>
      <text:p text:style-name="P36">For this type, the <text:span text:style-name="Source_20_Text">toString</text:span> method is not implemented, returning only a string saying as much.</text:p>
      <text:h text:style-name="P319" text:outline-level="4"><text:bookmark-start text:name="__RefHeading___Toc10958_497445505"/>EtchDouble<text:bookmark-end text:name="__RefHeading___Toc10958_497445505"/></text:h>
      <text:p text:style-name="P79">Defined as type <text:span text:style-name="Source_20_Text">ETCH_DOUBLE</text:span>. This is a 64-bit floating point value. It adds these methods:</text:p>
      <text:p text:style-name="P278"><text:span text:style-name="T84">EtchDouble</text:span>(double value)</text:p>
      <text:p text:style-name="Preformatted_20_Text">void <text:tab/> <text:span text:style-name="T84">setValue</text:span>(double value)<text:line-break/>double <text:span text:style-name="T84">getValue</text:span>()</text:p>
      <text:p text:style-name="P79"/>
      <text:p text:style-name="P79">For this type, the <text:span text:style-name="Source_20_Text">toString</text:span> method returns the value formatted as a base 10 <text:span text:style-name="T119">floating point value</text:span>.</text:p>
      <text:h text:style-name="P320" text:outline-level="4"><text:bookmark-start text:name="__RefHeading___Toc10960_497445505"/>EtchFloat<text:bookmark-end text:name="__RefHeading___Toc10960_497445505"/></text:h>
      <text:p text:style-name="P80">Defined as type <text:span text:style-name="Source_20_Text">ETCH_FLOAT.</text:span> This is a 32-bit floating point value. It adds these methods:</text:p>
      <text:p text:style-name="P279"><text:span text:style-name="T84">EtchFloat</text:span>(float value)</text:p>
      <text:p text:style-name="Preformatted_20_Text">void <text:tab/><text:span text:style-name="T84">setValue</text:span>(float value)<text:line-break/>float <text:span text:style-name="T84">getValue</text:span>()</text:p>
      <text:p text:style-name="P80"/>
      <text:p text:style-name="P81">For this type, the <text:span text:style-name="Source_20_Text">toString</text:span> method returns the value formatted as a base 10 floating point value.</text:p>
      <text:h text:style-name="P321" text:outline-level="4"><text:bookmark-start text:name="__RefHeading___Toc10962_497445505"/>EtchInt<text:bookmark-end text:name="__RefHeading___Toc10962_497445505"/></text:h>
      <text:p text:style-name="P82">Defined as type <text:span text:style-name="Source_20_Text">ETCH_INT</text:span>. This is a signed 32-bit integer value. <text:span text:style-name="T121">It adds these methods:</text:span></text:p>
      <text:p text:style-name="Preformatted_20_Text"><text:span text:style-name="T84">EtchInt</text:span>(Int32 value)</text:p>
      <text:p text:style-name="Preformatted_20_Text">void <text:tab/><text:span text:style-name="T84">setValue</text:span>(Int32 value)<text:line-break/>Int32 <text:span text:style-name="T84">getValue</text:span>()</text:p>
      <text:p text:style-name="P83"/>
      <text:p text:style-name="P85">For this type, the <text:span text:style-name="Source_20_Text">toString</text:span> method returns the value formatted as a base 10 integer value.</text:p>
      <text:h text:style-name="P322" text:outline-level="4"><text:bookmark-start text:name="__RefHeading___Toc10964_497445505"/>EtchLong<text:bookmark-end text:name="__RefHeading___Toc10964_497445505"/></text:h>
      <text:p text:style-name="P87">Defined as type ETCH_LONG. <text:span text:style-name="T120">This is a signed </text:span>64<text:span text:style-name="T120">-bit integer value. It adds these methods:</text:span></text:p>
      <text:p text:style-name="P280"><text:span text:style-name="T84">Etch</text:span><text:span text:style-name="T86">Long</text:span>(Int<text:span text:style-name="T123">64</text:span> value)</text:p>
      <text:p text:style-name="P280">void <text:tab/><text:span text:style-name="T84">setValue</text:span>(Int<text:span text:style-name="T122">64</text:span> value)<text:line-break/>Int<text:span text:style-name="T122">64</text:span> <text:span text:style-name="T84">getValue</text:span>()</text:p>
      <text:p text:style-name="P84"/>
      <text:p text:style-name="P86">For this type, the <text:span text:style-name="Source_20_Text">toString</text:span> method returns the value formatted as a base 10 integer value.</text:p>
      <text:h text:style-name="P322" text:outline-level="4"><text:bookmark-start text:name="__RefHeading___Toc10966_497445505"/>EtchShort<text:bookmark-end text:name="__RefHeading___Toc10966_497445505"/></text:h>
      <text:p text:style-name="P87">Defined as type <text:span text:style-name="Source_20_Text">ETCH_SHORT</text:span>. <text:span text:style-name="T120">This is a signed 1</text:span>6<text:span text:style-name="T120">-bit integer value. It adds these methods:</text:span></text:p>
      <text:p text:style-name="P280"><text:span text:style-name="T84">Etch</text:span><text:span text:style-name="T88">Short</text:span>(Int<text:span text:style-name="T123">16</text:span> value)</text:p>
      <text:p text:style-name="P280">void <text:tab/><text:span text:style-name="T84">setValue</text:span>(Int<text:span text:style-name="T123">16</text:span> value)<text:line-break/><text:soft-page-break/>Int<text:span text:style-name="T123">16</text:span> <text:span text:style-name="T84">getValue</text:span>()</text:p>
      <text:p text:style-name="P84"/>
      <text:p text:style-name="P86">For this type, the <text:span text:style-name="Source_20_Text">toString</text:span> method returns the value formatted as a base 10 integer value.</text:p>
      <text:h text:style-name="P317" text:outline-level="4"><text:bookmark-start text:name="__RefHeading___Toc10968_497445505"/>Etch<text:span text:style-name="T124">String</text:span><text:bookmark-end text:name="__RefHeading___Toc10968_497445505"/></text:h>
      <text:p text:style-name="P73">Defined as type <text:span text:style-name="Source_20_Text">ETCH_</text:span><text:span text:style-name="Source_20_Text"><text:span text:style-name="T124">STRING</text:span></text:span>. This is a string of 8-bit values, <text:span text:style-name="T105">internally defined as an STL string. It add these methods:</text:span></text:p>
      <text:p text:style-name="P281"><text:span text:style-name="T88">EtchString</text:span>(string value)</text:p>
      <text:p text:style-name="P282">void <text:tab/><text:tab/><text:span text:style-name="T84">setValue</text:span>(string value)</text:p>
      <text:p text:style-name="P281">string <text:tab/><text:span text:style-name="T84">getValue</text:span>()</text:p>
      <text:p text:style-name="P282">void <text:tab/><text:tab/><text:span text:style-name="T84">setEmptyString</text:span>(bool val = true)</text:p>
      <text:p text:style-name="P75"/>
      <text:p text:style-name="P88">The <text:span text:style-name="Source_20_Text">setEmptyString</text:span> method explicitly tells the serialiser of the type to use the internal 'empty string' type instead of a string type of zero length. <text:span text:style-name="T125">This is used for compatibility reasons with older Etch runtimes when needed.</text:span></text:p>
      <text:p text:style-name="P75">For this type, the <text:span text:style-name="Source_20_Text">toString</text:span> method returns the internal string.</text:p>
      <text:h text:style-name="P323" text:outline-level="4"><text:bookmark-start text:name="__RefHeading___Toc10970_497445505"/>EtchTable<text:bookmark-end text:name="__RefHeading___Toc10970_497445505"/></text:h>
      <text:p text:style-name="P89">Defined as type ETCH_TABLE. This defines a hash table, internally maintained and serialised as an interleaved collection of key/pair values.</text:p>
      <text:p text:style-name="P30">Creating</text:p>
      <text:p text:style-name="P37">Creating a table can be done with these methods:</text:p>
      <text:p text:style-name="Preformatted_20_Text">void <text:tab/><text:span text:style-name="T84">addValue</text:span>(EtchType* value)<text:line-break/>void <text:tab/><text:span text:style-name="T84">setValues</text:span>(vector&lt;EtchType*&gt; values) <text:line-break/>bool <text:tab/><text:span text:style-name="T84">setJson</text:span>(string &amp;json, string &amp;result)<text:line-break/><text:span text:style-name="T126">b</text:span>ool <text:tab/><text:span text:style-name="T84">setJsonObject</text:span>(JSON::Object::Ptr &amp;json, string &amp;result)</text:p>
      <text:p text:style-name="P37"/>
      <text:p text:style-name="P39">This interface can use JSON objects as produced with the JSON parser in the POCO framework directly for creating the internal values, use a JSON string, or have the values added one by one or as part of a vector <text:span text:style-name="T127">of values.</text:span></text:p>
      <text:p text:style-name="P30">Reading</text:p>
      <text:p text:style-name="P37">Reading a table can be done with these methods:</text:p>
      <text:p text:style-name="P283">vector&lt;EtchType*&gt;<text:tab/><text:span text:style-name="T84">getValues</text:span>()<text:line-break/>bool <text:tab/><text:tab/><text:tab/><text:span text:style-name="T84">getJson</text:span>(string &amp;json, string &amp;result)<text:line-break/><text:span text:style-name="T128">string <text:tab/><text:tab/></text:span><text:span text:style-name="T87">getJson</text:span><text:span text:style-name="T128">();</text:span><text:line-break/>JSON::Object::Ptr<text:tab/><text:span text:style-name="T84">getJsonObject</text:span>(string &amp;result)</text:p>
      <text:p text:style-name="P38"/>
      <text:p text:style-name="P40">Here one can obtain the internal values as a vector of EtchType pointers, as a string (compact JSON format for transmission), or the JSON object as created by the POCO JSON parser.</text:p>
      <text:p text:style-name="P40"><text:soft-page-break/></text:p>
      <text:h text:style-name="P339" text:outline-level="3"><text:bookmark-start text:name="__RefHeading___Toc10972_497445505"/>EtchMessage<text:bookmark-end text:name="__RefHeading___Toc10972_497445505"/></text:h>
      <text:p text:style-name="P90">This is a class which wraps Etch messages, used by both the server and client side implementations.</text:p>
      <text:p text:style-name="P90"/>
      <text:p text:style-name="Preformatted_20_Text"><text:span text:style-name="T84">EtchMessage</text:span>()<text:line-break/><text:span text:style-name="T84">EtchMessage</text:span>(UInt32 hash)<text:line-break/><text:span text:style-name="T84">EtchMessage</text:span>(string binmsg)</text:p>
      <text:p text:style-name="Preformatted_20_Text"/>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91">Constructor. Creates a new EtchMessage instance.</text:p>
          </table:table-cell>
          <table:covered-table-cell/>
          <table:covered-table-cell/>
        </table:table-row>
        <table:table-row>
          <table:table-cell table:style-name="Table3.A2" office:value-type="string">
            <text:p text:style-name="P150">hash</text:p>
          </table:table-cell>
          <table:table-cell table:style-name="Table3.A2" office:value-type="string">
            <text:p text:style-name="P193">UInt32</text:p>
          </table:table-cell>
          <table:table-cell table:style-name="Table3.C2" office:value-type="string">
            <text:p text:style-name="P193"><text:span text:style-name="T129">Method name h</text:span>ash generated using EtchUtilities::createHash.</text:p>
          </table:table-cell>
        </table:table-row>
        <table:table-row>
          <table:table-cell table:style-name="Table3.A2" office:value-type="string">
            <text:p text:style-name="P151">binmsg</text:p>
          </table:table-cell>
          <table:table-cell table:style-name="Table3.A2" office:value-type="string">
            <text:p text:style-name="P194">string</text:p>
          </table:table-cell>
          <table:table-cell table:style-name="Table3.C2" office:value-type="string">
            <text:p text:style-name="P195">The binary Etch message, minus the signature and length sections.</text:p>
          </table:table-cell>
        </table:table-row>
      </table:table>
      <text:p text:style-name="Preformatted_20_Text"/>
      <text:p text:style-name="Preformatted_20_Text"><text:line-break/>bool <text:span text:style-name="T84">add</text:span>(UInt32 key, EtchType* value)<text:line-break/>bool <text:span text:style-name="T84">add</text:span>(UInt32 key, string keyString, EtchType* value)</text:p>
      <text:p text:style-name="Preformatted_20_Text"/>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92">Adds a new key/value to the message.</text:p>
          </table:table-cell>
          <table:covered-table-cell/>
          <table:covered-table-cell/>
        </table:table-row>
        <table:table-row>
          <table:table-cell table:style-name="Table5.A2" office:value-type="string">
            <text:p text:style-name="P152">key</text:p>
          </table:table-cell>
          <table:table-cell table:style-name="Table5.A2" office:value-type="string">
            <text:p text:style-name="P196">UInt32</text:p>
          </table:table-cell>
          <table:table-cell table:style-name="Table5.C2" office:value-type="string">
            <text:p text:style-name="P196">Key name hash generated using EtchUtilities::createHash.</text:p>
          </table:table-cell>
        </table:table-row>
        <table:table-row>
          <table:table-cell table:style-name="Table5.A2" office:value-type="string">
            <text:p text:style-name="P153">value</text:p>
          </table:table-cell>
          <table:table-cell table:style-name="Table5.A2" office:value-type="string">
            <text:p text:style-name="P197">EtchType*</text:p>
          </table:table-cell>
          <table:table-cell table:style-name="Table5.C2" office:value-type="string">
            <text:p text:style-name="P199">The EtchType-derived value.</text:p>
          </table:table-cell>
        </table:table-row>
        <table:table-row>
          <table:table-cell table:style-name="Table5.A2" office:value-type="string">
            <text:p text:style-name="P153">keyString</text:p>
          </table:table-cell>
          <table:table-cell table:style-name="Table5.A2" office:value-type="string">
            <text:p text:style-name="P198">string</text:p>
          </table:table-cell>
          <table:table-cell table:style-name="Table5.C2" office:value-type="string">
            <text:p text:style-name="P196"/>
          </table:table-cell>
        </table:table-row>
        <table:table-row>
          <table:table-cell table:style-name="Table5.C2" table:number-columns-spanned="3" office:value-type="string">
            <text:p text:style-name="P43"><text:span text:style-name="T6">Returns: </text:span><text:span text:style-name="T7">a boolean value indicating success or failure.</text:span></text:p>
          </table:table-cell>
          <table:covered-table-cell/>
          <table:covered-table-cell/>
        </table:table-row>
      </table:table>
      <text:p text:style-name="Preformatted_20_Text"/>
      <text:p text:style-name="Preformatted_20_Text"><text:line-break/>bool <text:span text:style-name="T84">finish</text:span>(string &amp;output)</text:p>
      <text:p text:style-name="Preformatted_20_Text"/>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93">Generates the binary Etch message and sets it on the output parameter.</text:p>
          </table:table-cell>
          <table:covered-table-cell/>
          <table:covered-table-cell/>
        </table:table-row>
        <table:table-row>
          <table:table-cell table:style-name="Table6.A2" office:value-type="string">
            <text:p text:style-name="P154">output</text:p>
          </table:table-cell>
          <table:table-cell table:style-name="Table6.A2" office:value-type="string">
            <text:p text:style-name="P200">string</text:p>
          </table:table-cell>
          <table:table-cell table:style-name="Table6.C2" office:value-type="string">
            <text:p text:style-name="P192">The object to convert.</text:p>
          </table:table-cell>
        </table:table-row>
        <table:table-row>
          <table:table-cell table:style-name="Table6.C2" table:number-columns-spanned="3" office:value-type="string">
            <text:p text:style-name="P43"><text:span text:style-name="T6">Returns: </text:span><text:span text:style-name="T8">boolean value indicating success or failure.</text:span></text:p>
          </table:table-cell>
          <table:covered-table-cell/>
          <table:covered-table-cell/>
        </table:table-row>
      </table:table>
      <text:p text:style-name="Preformatted_20_Text"/>
      <text:p text:style-name="Preformatted_20_Text"><text:line-break/>int <text:span text:style-name="T84">getState</text:span>()</text:p>
      <text:p text:style-name="Preformatted_20_Text"/>
      <table:table table:name="Table7" table:style-name="Table7">
        <table:table-column table:style-name="Table7.A"/>
        <table:table-row>
          <table:table-cell table:style-name="Table7.A1" office:value-type="string">
            <text:p text:style-name="P94">Get the message state after parsing a binary Etch message to check for errors.</text:p>
          </table:table-cell>
        </table:table-row>
        <table:table-row>
          <table:table-cell table:style-name="Table7.A2" office:value-type="string">
            <text:p text:style-name="P43"><text:span text:style-name="T6">Returns: a</text:span><text:span text:style-name="T9">n integer value with 0 indicating no error and a negative value that an error occurred.</text:span></text:p>
          </table:table-cell>
        </table:table-row>
      </table:table>
      <text:p text:style-name="Preformatted_20_Text"/>
      <text:p text:style-name="Preformatted_20_Text"><text:line-break/>void <text:span text:style-name="T84">setInReplyTo</text:span>(Int64 msgId)<text:line-break/>Int64 <text:span text:style-name="T84">getInReplyTo</text:span>()</text:p>
      <text:p text:style-name="Preformatted_20_Text"/>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95">Set or get the _inReplyTo message ID.<text:soft-page-break/></text:p>
          </table:table-cell>
          <table:covered-table-cell/>
          <table:covered-table-cell/>
        </table:table-row>
        <table:table-row>
          <table:table-cell table:style-name="Table8.A2" office:value-type="string">
            <text:p text:style-name="P155">msgId</text:p>
          </table:table-cell>
          <table:table-cell table:style-name="Table8.A2" office:value-type="string">
            <text:p text:style-name="P201">Int64</text:p>
          </table:table-cell>
          <table:table-cell table:style-name="Table8.C2" office:value-type="string">
            <text:p text:style-name="P201">The message ID.</text:p>
          </table:table-cell>
        </table:table-row>
        <table:table-row>
          <table:table-cell table:style-name="Table8.C2" table:number-columns-spanned="3" office:value-type="string">
            <text:p text:style-name="P43"><text:span text:style-name="T6">Returns: </text:span><text:span text:style-name="T10">the getter </text:span><text:span text:style-name="T11">method </text:span><text:span text:style-name="T10">returns the message ID in signed 64-bit integer format.</text:span></text:p>
          </table:table-cell>
          <table:covered-table-cell/>
          <table:covered-table-cell/>
        </table:table-row>
      </table:table>
      <text:p text:style-name="P284"><text:line-break/></text:p>
      <text:p text:style-name="P284">Int64 <text:span text:style-name="T84">getMessageId</text:span>()</text:p>
      <text:p text:style-name="Preformatted_20_Text"/>
      <table:table table:name="Table9" table:style-name="Table9">
        <table:table-column table:style-name="Table9.A"/>
        <table:table-row>
          <table:table-cell table:style-name="Table9.A1" office:value-type="string">
            <text:p text:style-name="P96">Get the message ID.</text:p>
          </table:table-cell>
        </table:table-row>
        <table:table-row>
          <table:table-cell table:style-name="Table9.A2" office:value-type="string">
            <text:p text:style-name="P43"><text:span text:style-name="T6">Returns: </text:span><text:span text:style-name="T12">the message ID for this message instance.</text:span></text:p>
          </table:table-cell>
        </table:table-row>
      </table:table>
      <text:p text:style-name="P284"><text:line-break/></text:p>
      <text:p text:style-name="P284">void <text:span text:style-name="T84">setResultValue</text:span>(EtchType* value)</text:p>
      <text:p text:style-name="P284"/>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97">Set the result value for a response message. This is generally used on the server side.</text:p>
          </table:table-cell>
          <table:covered-table-cell/>
          <table:covered-table-cell/>
        </table:table-row>
        <table:table-row>
          <table:table-cell table:style-name="Table10.A2" office:value-type="string">
            <text:p text:style-name="P156">value</text:p>
          </table:table-cell>
          <table:table-cell table:style-name="Table10.A2" office:value-type="string">
            <text:p text:style-name="P202">EtchType*</text:p>
          </table:table-cell>
          <table:table-cell table:style-name="Table10.C2" office:value-type="string">
            <text:p text:style-name="P202">The EtchType-derived value instance.</text:p>
          </table:table-cell>
        </table:table-row>
        <table:table-row>
          <table:table-cell table:style-name="Table10.C2" table:number-columns-spanned="3" office:value-type="string">
            <text:p text:style-name="P43"><text:span text:style-name="T6">Returns: </text:span><text:span text:style-name="T13">void.</text:span></text:p>
          </table:table-cell>
          <table:covered-table-cell/>
          <table:covered-table-cell/>
        </table:table-row>
      </table:table>
      <text:p text:style-name="P284"><text:line-break/></text:p>
      <text:p text:style-name="P284">bool <text:span text:style-name="T84">responseAvailable</text:span>()</text:p>
      <text:p text:style-name="Preformatted_20_Text"/>
      <table:table table:name="Table11" table:style-name="Table11">
        <table:table-column table:style-name="Table11.A"/>
        <table:table-row>
          <table:table-cell table:style-name="Table11.A1" office:value-type="string">
            <text:p text:style-name="P98">Check whether the message instance has a response value set. Generally used on the client side for handling response messages.</text:p>
          </table:table-cell>
        </table:table-row>
        <table:table-row>
          <table:table-cell table:style-name="Table11.A2" office:value-type="string">
            <text:p text:style-name="P43"><text:span text:style-name="T6">Returns: a </text:span><text:span text:style-name="T14">boolean value indicating whether a response value is available.</text:span></text:p>
          </table:table-cell>
        </table:table-row>
      </table:table>
      <text:p text:style-name="Preformatted_20_Text"/>
      <text:p text:style-name="Preformatted_20_Text"><text:line-break/>EtchType* <text:span text:style-name="T84">getResponse</text:span>()</text:p>
      <text:p text:style-name="Preformatted_20_Text"/>
      <table:table table:name="Table12" table:style-name="Table12">
        <table:table-column table:style-name="Table12.A"/>
        <table:table-row>
          <table:table-cell table:style-name="Table12.A1" office:value-type="string">
            <text:p text:style-name="P99">Obtain the response value in the message instance.</text:p>
          </table:table-cell>
        </table:table-row>
        <table:table-row>
          <table:table-cell table:style-name="Table12.A2" office:value-type="string">
            <text:p text:style-name="P43"><text:span text:style-name="T6">Returns: a pointer to an EtchType-derived class instance containing the value, or 0 if </text:span><text:span text:style-name="T15">no response value was </text:span><text:span text:style-name="T16">available.</text:span></text:p>
          </table:table-cell>
        </table:table-row>
      </table:table>
      <text:p text:style-name="Preformatted_20_Text"/>
      <text:p text:style-name="P284"><text:line-break/>EtchType* <text:span text:style-name="T84">getValue</text:span>(string name)</text:p>
      <text:p text:style-name="P284"/>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100">Obtain the value for the specified key from the message instance.</text:p>
          </table:table-cell>
          <table:covered-table-cell/>
          <table:covered-table-cell/>
        </table:table-row>
        <table:table-row>
          <table:table-cell table:style-name="Table13.A2" office:value-type="string">
            <text:p text:style-name="P157">name</text:p>
          </table:table-cell>
          <table:table-cell table:style-name="Table13.A2" office:value-type="string">
            <text:p text:style-name="P203">string</text:p>
          </table:table-cell>
          <table:table-cell table:style-name="Table13.C2" office:value-type="string">
            <text:p text:style-name="P203">The name of the key.</text:p>
          </table:table-cell>
        </table:table-row>
        <table:table-row>
          <table:table-cell table:style-name="Table13.C2" table:number-columns-spanned="3" office:value-type="string">
            <text:p text:style-name="P43"><text:span text:style-name="T6">Returns: a pointer to an EtchType-derived class instance containing the value, or 0 if </text:span><text:span text:style-name="T17">not found.</text:span></text:p>
          </table:table-cell>
          <table:covered-table-cell/>
          <table:covered-table-cell/>
        </table:table-row>
      </table:table>
      <text:p text:style-name="Preformatted_20_Text"/>
      <text:p text:style-name="Preformatted_20_Text"><text:line-break/>UInt32 <text:span text:style-name="T84">getHash</text:span>()</text:p>
      <text:p text:style-name="Preformatted_20_Text"/>
      <table:table table:name="Table14" table:style-name="Table14">
        <table:table-column table:style-name="Table14.A"/>
        <text:soft-page-break/>
        <table:table-row>
          <table:table-cell table:style-name="Table14.A1" office:value-type="string">
            <text:p text:style-name="P101">Get the command hash for this message instance. <text:span text:style-name="T130">This hash value is available when set using the appropriate constructor, or if a binary Etch message has been successfully parsed.</text:span></text:p>
          </table:table-cell>
        </table:table-row>
        <table:table-row>
          <table:table-cell table:style-name="Table14.A2" office:value-type="string">
            <text:p text:style-name="P43"><text:span text:style-name="T6">Returns: </text:span><text:span text:style-name="T18">The UInt32 hash value for this method.</text:span></text:p>
          </table:table-cell>
        </table:table-row>
      </table:table>
      <text:p text:style-name="Preformatted_20_Text"/>
      <text:p text:style-name="Preformatted_20_Text"><text:line-break/>EtchMessage* <text:span text:style-name="T84">getReplyMessage</text:span>(string name)</text:p>
      <text:p text:style-name="Preformatted_20_Text"/>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102">Returns a new EtchMessage instance <text:span text:style-name="T161">pointer </text:span>with the _inReplyTo and _messageId fields filled in. This message instance is to be used as a response to the message instance it's being called on. <text:span text:style-name="T131">See the basic server example for its usage.</text:span></text:p>
          </table:table-cell>
          <table:covered-table-cell/>
          <table:covered-table-cell/>
        </table:table-row>
        <table:table-row>
          <table:table-cell table:style-name="Table15.A2" office:value-type="string">
            <text:p text:style-name="P164">name</text:p>
          </table:table-cell>
          <table:table-cell table:style-name="Table15.A2" office:value-type="string">
            <text:p text:style-name="P212">string</text:p>
          </table:table-cell>
          <table:table-cell table:style-name="Table15.C2" office:value-type="string">
            <text:p text:style-name="P212">The <text:span text:style-name="T132">name of the response method.</text:span></text:p>
          </table:table-cell>
        </table:table-row>
        <table:table-row>
          <table:table-cell table:style-name="Table15.C2" table:number-columns-spanned="3" office:value-type="string">
            <text:p text:style-name="P43"><text:span text:style-name="T6">Returns: </text:span><text:span text:style-name="T19">The newly constructed EtchMessage instance </text:span><text:span text:style-name="T38">pointer</text:span><text:span text:style-name="T19">.</text:span></text:p>
          </table:table-cell>
          <table:covered-table-cell/>
          <table:covered-table-cell/>
        </table:table-row>
      </table:table>
      <text:p text:style-name="Preformatted_20_Text"/>
      <text:p text:style-name="P300"><text:line-break/>bool <text:span text:style-name="T84">isReply</text:span>()</text:p>
      <text:p text:style-name="P300"/>
      <table:table table:name="Table16" table:style-name="Table16">
        <table:table-column table:style-name="Table16.A"/>
        <table:table-row>
          <table:table-cell table:style-name="Table16.A1" office:value-type="string">
            <text:p text:style-name="P144">Check whether this message instance is a reply to a previous method call. Generally used on the client side.</text:p>
          </table:table-cell>
        </table:table-row>
        <table:table-row>
          <table:table-cell table:style-name="Table16.A2" office:value-type="string">
            <text:p text:style-name="P53"><text:span text:style-name="T6">Returns: </text:span><text:span text:style-name="T20">a boolean value indicating whether this is a reply or not.</text:span></text:p>
          </table:table-cell>
        </table:table-row>
      </table:table>
      <text:p text:style-name="P300"><text:line-break/></text:p>
      <text:p text:style-name="P300">bool <text:span text:style-name="T90">setException</text:span>(<text:span text:style-name="T163">string exception, int exceptionId, string value</text:span>)</text:p>
      <text:p text:style-name="P300"/>
      <table:table table:name="Table40" table:style-name="Table40">
        <table:table-column table:style-name="Table40.A"/>
        <table:table-column table:style-name="Table40.B"/>
        <table:table-column table:style-name="Table40.C"/>
        <table:table-row>
          <table:table-cell table:style-name="Table40.A1" table:number-columns-spanned="3" office:value-type="string">
            <text:p text:style-name="P145">Sets an exception on the message. This message will be interpreted as an exception by the receiver.</text:p>
          </table:table-cell>
          <table:covered-table-cell/>
          <table:covered-table-cell/>
        </table:table-row>
        <table:table-row>
          <table:table-cell table:style-name="Table40.A2" office:value-type="string">
            <text:p text:style-name="P185">exception</text:p>
          </table:table-cell>
          <table:table-cell table:style-name="Table40.A2" office:value-type="string">
            <text:p text:style-name="P212">string</text:p>
          </table:table-cell>
          <table:table-cell table:style-name="Table40.C2" office:value-type="string">
            <text:p text:style-name="P251">The full name of the exception.</text:p>
          </table:table-cell>
        </table:table-row>
        <table:table-row>
          <table:table-cell table:style-name="Table40.A2" office:value-type="string">
            <text:p text:style-name="P185">exceptionId</text:p>
          </table:table-cell>
          <table:table-cell table:style-name="Table40.A2" office:value-type="string">
            <text:p text:style-name="P251">int</text:p>
          </table:table-cell>
          <table:table-cell table:style-name="Table40.C2" office:value-type="string">
            <text:p text:style-name="P251">The numeric ID of the exception.</text:p>
          </table:table-cell>
        </table:table-row>
        <table:table-row>
          <table:table-cell table:style-name="Table40.A2" office:value-type="string">
            <text:p text:style-name="P185">value</text:p>
          </table:table-cell>
          <table:table-cell table:style-name="Table40.A2" office:value-type="string">
            <text:p text:style-name="P251">string</text:p>
          </table:table-cell>
          <table:table-cell table:style-name="Table40.C2" office:value-type="string">
            <text:p text:style-name="P251">A human-readable string detailing the exception.</text:p>
          </table:table-cell>
        </table:table-row>
        <table:table-row>
          <table:table-cell table:style-name="Table40.C2" table:number-columns-spanned="3" office:value-type="string">
            <text:p text:style-name="P53"><text:span text:style-name="T6">Returns: </text:span><text:span text:style-name="T20">a boolean value indicating whether </text:span><text:span text:style-name="T39">setting the exception succeeded</text:span><text:span text:style-name="T20"> or not.</text:span></text:p>
          </table:table-cell>
          <table:covered-table-cell/>
          <table:covered-table-cell/>
        </table:table-row>
      </table:table>
      <text:p text:style-name="P269"/>
      <text:p text:style-name="P266"/>
      <text:h text:style-name="P340" text:outline-level="3"><text:bookmark-start text:name="__RefHeading___Toc10974_497445505"/>EtchMethodParameter<text:bookmark-end text:name="__RefHeading___Toc10974_497445505"/></text:h>
      <text:p text:style-name="P113">This class is used to define the characteristics of a singular parameter of an Etch method, including its name and type. <text:span text:style-name="T134">It has the following methods:</text:span></text:p>
      <text:p text:style-name="P116"><text:span text:style-name="T84">EtchMethodParameter</text:span>(string name, EtchTypes type)<text:line-break/>EtchTypes <text:span text:style-name="T84">getType</text:span>()<text:line-break/>string <text:span text:style-name="T84">getName</text:span>()<text:line-break/>UInt32 <text:span text:style-name="T84">getHash</text:span>() <text:line-break/>string <text:span text:style-name="T84">getHashString</text:span>()</text:p>
      <text:p text:style-name="P116"><text:soft-page-break/></text:p>
      <text:p text:style-name="P117">As shown in the example code, this class is initialised with a property name string, as well as an EtchTypes enum (see EtchTypes section). <text:span text:style-name="T135">The hash is calculated automatically upon instantiation. The further getters are used to obtain the internal values. The type, name and hash should be self-explanatory. The hash string is the hash as string, inverted from little-endian to big-endian format (Etch protocol endianness), which is used internally.</text:span></text:p>
      <text:p text:style-name="P117"/>
      <text:h text:style-name="P341" text:outline-level="3"><text:bookmark-start text:name="__RefHeading___Toc10976_497445505"/>EtchMethod<text:bookmark-end text:name="__RefHeading___Toc10976_497445505"/></text:h>
      <text:p text:style-name="P118">The EtchMethod class handles the calling and validation of remote methods. It is also used on the server side to call the callback method registered with that method <text:span text:style-name="T136">when called by a remote client.</text:span></text:p>
      <text:p text:style-name="P119">It has these methods:</text:p>
      <text:p text:style-name="P298"/>
      <text:p text:style-name="Preformatted_20_Text"><text:span text:style-name="T84">EtchMethod</text:span>(string name, vector&lt;EtchMethodParameter&gt; parameters)</text:p>
      <text:p text:style-name="Preformatted_20_Text"/>
      <table:table table:name="Table28" table:style-name="Table28">
        <table:table-column table:style-name="Table28.A"/>
        <table:table-column table:style-name="Table28.B"/>
        <table:table-column table:style-name="Table28.C"/>
        <table:table-row>
          <table:table-cell table:style-name="Table28.A1" table:number-columns-spanned="3" office:value-type="string">
            <text:p text:style-name="P123">Constructor. <text:span text:style-name="T141">Takes the method name and a definition of its parameters.</text:span></text:p>
          </table:table-cell>
          <table:covered-table-cell/>
          <table:covered-table-cell/>
        </table:table-row>
        <table:table-row>
          <table:table-cell table:style-name="Table28.A2" office:value-type="string">
            <text:p text:style-name="P159">name</text:p>
          </table:table-cell>
          <table:table-cell table:style-name="Table28.A2" office:value-type="string">
            <text:p text:style-name="P205">string</text:p>
          </table:table-cell>
          <table:table-cell table:style-name="Table28.C2" office:value-type="string">
            <text:p text:style-name="P205">The name of the <text:span text:style-name="T140">method</text:span>.</text:p>
          </table:table-cell>
        </table:table-row>
        <table:table-row>
          <table:table-cell table:style-name="Table28.A2" office:value-type="string">
            <text:p text:style-name="P173">parameters</text:p>
          </table:table-cell>
          <table:table-cell table:style-name="Table28.A2" office:value-type="string">
            <text:p text:style-name="P231">vector&lt;EtchMethodParameter&gt;</text:p>
          </table:table-cell>
          <table:table-cell table:style-name="Table28.C2" office:value-type="string">
            <text:p text:style-name="P232">Parameter definition for this method.</text:p>
          </table:table-cell>
        </table:table-row>
      </table:table>
      <text:p text:style-name="P285"><text:line-break/></text:p>
      <text:p text:style-name="P285">void <text:span text:style-name="T84">setCallback</text:span>(EtchMethodCallback callback)</text:p>
      <text:p text:style-name="P285"/>
      <table:table table:name="Table29" table:style-name="Table29">
        <table:table-column table:style-name="Table29.A"/>
        <table:table-column table:style-name="Table29.B"/>
        <table:table-column table:style-name="Table29.C"/>
        <table:table-row>
          <table:table-cell table:style-name="Table29.A1" table:number-columns-spanned="3" office:value-type="string">
            <text:p text:style-name="P124"><text:span text:style-name="T142">Server-side method. </text:span>Set the callback method <text:span text:style-name="T142">to call when a client calls this method.</text:span></text:p>
            <text:p text:style-name="P125">This method has the following signature:</text:p>
            <text:p text:style-name="P125"><text:span text:style-name="Source_20_Text">typedef EtchMessage* (*EtchMethodCallback)(</text:span><text:span text:style-name="Source_20_Text"><text:span text:style-name="T174">int session, </text:span></text:span><text:span text:style-name="Source_20_Text">EtchMessage* msg, void* data);</text:span></text:p>
          </table:table-cell>
          <table:covered-table-cell/>
          <table:covered-table-cell/>
        </table:table-row>
        <table:table-row>
          <table:table-cell table:style-name="Table29.A2" office:value-type="string">
            <text:p text:style-name="P174">callback</text:p>
          </table:table-cell>
          <table:table-cell table:style-name="Table29.A2" office:value-type="string">
            <text:p text:style-name="P233">EtchMethodCallback</text:p>
          </table:table-cell>
          <table:table-cell table:style-name="Table29.C2" office:value-type="string">
            <text:p text:style-name="P233">The callback function pointer.</text:p>
          </table:table-cell>
        </table:table-row>
        <table:table-row>
          <table:table-cell table:style-name="Table29.C2" table:number-columns-spanned="3" office:value-type="string">
            <text:p text:style-name="P45"><text:span text:style-name="T6">Returns: </text:span><text:span text:style-name="T27">void.</text:span></text:p>
          </table:table-cell>
          <table:covered-table-cell/>
          <table:covered-table-cell/>
        </table:table-row>
      </table:table>
      <text:p text:style-name="Preformatted_20_Text"/>
      <text:p text:style-name="Preformatted_20_Text"><text:line-break/>EtchMessage* <text:span text:style-name="T84">callCallback</text:span>(<text:span text:style-name="T175">int session, </text:span>EtchMessage* msg)</text:p>
      <text:p text:style-name="Preformatted_20_Text"/>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126">Server-side method. Call the callback for this method.</text:p>
          </table:table-cell>
          <table:covered-table-cell/>
          <table:covered-table-cell/>
        </table:table-row>
        <table:table-row>
          <table:table-cell table:style-name="Table30.A2" office:value-type="string">
            <text:p text:style-name="P175">msg</text:p>
          </table:table-cell>
          <table:table-cell table:style-name="Table30.A2" office:value-type="string">
            <text:p text:style-name="P234">EtchMessage</text:p>
          </table:table-cell>
          <table:table-cell table:style-name="Table30.C2" office:value-type="string">
            <text:p text:style-name="P234">The message received from the client.</text:p>
          </table:table-cell>
        </table:table-row>
        <table:table-row>
          <table:table-cell table:style-name="Table30.C2" table:number-columns-spanned="3" office:value-type="string">
            <text:p text:style-name="P45"><text:span text:style-name="T6">Returns: </text:span><text:span text:style-name="T28">an EtchMessage instance containing the response from the callback, </text:span><text:span text:style-name="T29">to be sent to the remote client.</text:span></text:p>
          </table:table-cell>
          <table:covered-table-cell/>
          <table:covered-table-cell/>
        </table:table-row>
      </table:table>
      <text:p text:style-name="Preformatted_20_Text"/>
      <text:p text:style-name="Preformatted_20_Text"><text:line-break/>bool <text:span text:style-name="T84">call</text:span>(Net::StreamSocket* socket, EtchRequest* &amp;request, vector&lt;EtchType*&gt; <text:soft-page-break/>&amp;values, string &amp;result)</text:p>
      <text:p text:style-name="Preformatted_20_Text"/>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121">Call the remote method registered with this method instance. <text:span text:style-name="T137">This method is used internally. This method will validate the provided vector of values with the registered </text:span><text:span text:style-name="Source_20_Text"><text:span text:style-name="T137">EtchMethodParameter</text:span></text:span><text:span text:style-name="T137"> instances. The order, number of and type of parameters have to match exactly.</text:span></text:p>
          </table:table-cell>
          <table:covered-table-cell/>
          <table:covered-table-cell/>
        </table:table-row>
        <table:table-row>
          <table:table-cell table:style-name="Table31.A2" office:value-type="string">
            <text:p text:style-name="P171">socket</text:p>
          </table:table-cell>
          <table:table-cell table:style-name="Table31.A2" office:value-type="string">
            <text:p text:style-name="P205">string</text:p>
          </table:table-cell>
          <table:table-cell table:style-name="Table31.C2" office:value-type="string">
            <text:p text:style-name="P205">The name of the key.</text:p>
          </table:table-cell>
        </table:table-row>
        <table:table-row>
          <table:table-cell table:style-name="Table31.A2" office:value-type="string">
            <text:p text:style-name="P171">request</text:p>
          </table:table-cell>
          <table:table-cell table:style-name="Table31.A2" office:value-type="string">
            <text:p text:style-name="P225">Poco::Net::StreamSocket*</text:p>
          </table:table-cell>
          <table:table-cell table:style-name="Table31.C2" office:value-type="string">
            <text:p text:style-name="P227">The socket to send the message on.</text:p>
          </table:table-cell>
        </table:table-row>
        <table:table-row>
          <table:table-cell table:style-name="Table31.A2" office:value-type="string">
            <text:p text:style-name="P171">values</text:p>
          </table:table-cell>
          <table:table-cell table:style-name="Table31.A2" office:value-type="string">
            <text:p text:style-name="P225">vector&lt;EtchType*&gt;</text:p>
          </table:table-cell>
          <table:table-cell table:style-name="Table31.C2" office:value-type="string">
            <text:p text:style-name="P227">Vector with EtchType-derived values to be serialised.</text:p>
          </table:table-cell>
        </table:table-row>
        <table:table-row>
          <table:table-cell table:style-name="Table31.A2" office:value-type="string">
            <text:p text:style-name="P171">result</text:p>
          </table:table-cell>
          <table:table-cell table:style-name="Table31.A2" office:value-type="string">
            <text:p text:style-name="P225">string</text:p>
          </table:table-cell>
          <table:table-cell table:style-name="Table31.C2" office:value-type="string">
            <text:p text:style-name="P229"><text:span text:style-name="T139">Set to an e</text:span>rror message <text:span text:style-name="T138">on failure.</text:span></text:p>
          </table:table-cell>
        </table:table-row>
        <table:table-row>
          <table:table-cell table:style-name="Table31.C2" table:number-columns-spanned="3" office:value-type="string">
            <text:p text:style-name="P45"><text:span text:style-name="T6">Returns: a </text:span><text:span text:style-name="T26">boolean value indicating success or failure. On failure the result parameter will be set to the error message.</text:span></text:p>
          </table:table-cell>
          <table:covered-table-cell/>
          <table:covered-table-cell/>
        </table:table-row>
      </table:table>
      <text:p text:style-name="P301"/>
      <text:p text:style-name="P301"><text:line-break/>bool <text:span text:style-name="T84">call</text:span>(<text:span text:style-name="T164">EtchSession* session, vector&lt;EtchType*&gt; &amp;values, string &amp;result)</text:span></text:p>
      <text:p text:style-name="P301"/>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122">Call the remote method registered with this method instance. <text:span text:style-name="T137">This method is used internally. This method will validate the provided vector of values with the registered </text:span><text:span text:style-name="Source_20_Text"><text:span text:style-name="T137">EtchMethodParameter</text:span></text:span><text:span text:style-name="T137"> instances. The order, number of and type of parameters have to match exactly.</text:span></text:p>
          </table:table-cell>
          <table:covered-table-cell/>
          <table:covered-table-cell/>
        </table:table-row>
        <table:table-row>
          <table:table-cell table:style-name="Table41.A2" office:value-type="string">
            <text:p text:style-name="P186">session</text:p>
          </table:table-cell>
          <table:table-cell table:style-name="Table41.A2" office:value-type="string">
            <text:p text:style-name="P252">EtchSession*</text:p>
          </table:table-cell>
          <table:table-cell table:style-name="Table41.C2" office:value-type="string">
            <text:p text:style-name="P210">The <text:span text:style-name="T165">EtchSession instance to send the message on.</text:span></text:p>
          </table:table-cell>
        </table:table-row>
        <table:table-row>
          <table:table-cell table:style-name="Table41.A2" office:value-type="string">
            <text:p text:style-name="P172">values</text:p>
          </table:table-cell>
          <table:table-cell table:style-name="Table41.A2" office:value-type="string">
            <text:p text:style-name="P226">vector&lt;EtchType*&gt;</text:p>
          </table:table-cell>
          <table:table-cell table:style-name="Table41.C2" office:value-type="string">
            <text:p text:style-name="P228">Vector with EtchType-derived values to be serialised.</text:p>
          </table:table-cell>
        </table:table-row>
        <table:table-row>
          <table:table-cell table:style-name="Table41.A2" office:value-type="string">
            <text:p text:style-name="P172">result</text:p>
          </table:table-cell>
          <table:table-cell table:style-name="Table41.A2" office:value-type="string">
            <text:p text:style-name="P226">string</text:p>
          </table:table-cell>
          <table:table-cell table:style-name="Table41.C2" office:value-type="string">
            <text:p text:style-name="P230"><text:span text:style-name="T139">Set to an e</text:span>rror message <text:span text:style-name="T138">on failure.</text:span></text:p>
          </table:table-cell>
        </table:table-row>
        <table:table-row>
          <table:table-cell table:style-name="Table41.C2" table:number-columns-spanned="3" office:value-type="string">
            <text:p text:style-name="P54"><text:span text:style-name="T6">Returns: a </text:span><text:span text:style-name="T26">boolean value indicating success or failure. On failure the result parameter will be set to the error message.</text:span></text:p>
          </table:table-cell>
          <table:covered-table-cell/>
          <table:covered-table-cell/>
        </table:table-row>
      </table:table>
      <text:p text:style-name="P301"/>
      <text:p text:style-name="Preformatted_20_Text"><text:line-break/>UInt32 <text:span text:style-name="T84">getHash</text:span>()</text:p>
      <text:p text:style-name="Preformatted_20_Text"/>
      <table:table table:name="Table32" table:style-name="Table32">
        <table:table-column table:style-name="Table32.A"/>
        <table:table-row>
          <table:table-cell table:style-name="Table32.A1" office:value-type="string">
            <text:p text:style-name="P120">Obtain the method hash for this method instance.</text:p>
          </table:table-cell>
        </table:table-row>
        <table:table-row>
          <table:table-cell table:style-name="Table32.A2" office:value-type="string">
            <text:p text:style-name="P45"><text:span text:style-name="T6">Returns: </text:span><text:span text:style-name="T25">the UInt32 hash.</text:span></text:p>
          </table:table-cell>
        </table:table-row>
      </table:table>
      <text:p text:style-name="P268"/>
      <text:h text:style-name="P329" text:outline-level="2"><text:bookmark-start text:name="__RefHeading___Toc10978_497445505"/>EtchRemoteServer<text:bookmark-end text:name="__RefHeading___Toc10978_497445505"/></text:h>
      <text:p text:style-name="P103">This is a static class, used by the client side in order to communicate with the remote Etch server. See the basic client example for a usage example.</text:p>
      <text:p text:style-name="P103">This class has the following methods:</text:p>
      <text:p text:style-name="Preformatted_20_Text"/>
      <text:p text:style-name="Preformatted_20_Text">static bool <text:span text:style-name="T84">init</text:span>(long timeout = 3000)</text:p>
      <text:p text:style-name="Preformatted_20_Text"/>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P105">Initialise the EtchRemoteServer static class. This allows one to set the time-out period for message <text:soft-page-break/>calls.</text:p>
          </table:table-cell>
          <table:covered-table-cell/>
          <table:covered-table-cell/>
        </table:table-row>
        <table:table-row>
          <table:table-cell table:style-name="Table17.A2" office:value-type="string">
            <text:p text:style-name="P165">timeout</text:p>
          </table:table-cell>
          <table:table-cell table:style-name="Table17.A2" office:value-type="string">
            <text:p text:style-name="P213">long int</text:p>
          </table:table-cell>
          <table:table-cell table:style-name="Table17.C2" office:value-type="string">
            <text:p text:style-name="P213">The time-out for a remote method call (in milliseconds).</text:p>
            <text:p text:style-name="P214">Default is 3,000 ms.</text:p>
          </table:table-cell>
        </table:table-row>
        <table:table-row>
          <table:table-cell table:style-name="Table17.C2" table:number-columns-spanned="3" office:value-type="string">
            <text:p text:style-name="P44"><text:span text:style-name="T6">Returns: a </text:span><text:span text:style-name="T21">boolean indicating success or failure.</text:span></text:p>
          </table:table-cell>
          <table:covered-table-cell/>
          <table:covered-table-cell/>
        </table:table-row>
      </table:table>
      <text:p text:style-name="Preformatted_20_Text"/>
      <text:p text:style-name="Preformatted_20_Text"><text:line-break/>static void <text:span text:style-name="T84">setLogger</text:span>(logFnc logger, int level)</text:p>
      <text:p text:style-name="Preformatted_20_Text"/>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106">Sets the logger method which the Etch runtime will use to write log messages to, as well as the log level to use. <text:span text:style-name="T89">Note: </text:span><text:span text:style-name="T133">This method must be set or a segmentation fault will occur.</text:span></text:p>
            <text:p text:style-name="P108">This method is supposed to have the following format:</text:p>
            <text:p text:style-name="P108"><text:span text:style-name="Source_20_Text">typedef void (*logFnc)(int, const char*, ...);</text:span></text:p>
            <text:p text:style-name="Table_20_Contents"><text:span text:style-name="Source_20_Text"><text:span text:style-name="T112">The log level is a value ranging from 0 – 3:</text:span></text:span></text:p>
            <text:p text:style-name="Table_20_Contents"><text:span text:style-name="Source_20_Text"><text:span text:style-name="T112">0: Only errors.</text:span></text:span></text:p>
            <text:p text:style-name="Table_20_Contents"><text:span text:style-name="Source_20_Text"><text:span text:style-name="T112">1: Including warnings.</text:span></text:span></text:p>
            <text:p text:style-name="Table_20_Contents"><text:span text:style-name="Source_20_Text"><text:span text:style-name="T112">2: </text:span></text:span><text:span text:style-name="Source_20_Text"><text:span text:style-name="T113">Including information.</text:span></text:span></text:p>
            <text:p text:style-name="P215"><text:span text:style-name="Source_20_Text"><text:span text:style-name="T113">3: Including debug and trace logging.</text:span></text:span></text:p>
          </table:table-cell>
          <table:covered-table-cell/>
          <table:covered-table-cell/>
        </table:table-row>
        <table:table-row>
          <table:table-cell table:style-name="Table18.A2" office:value-type="string">
            <text:p text:style-name="P166">logger</text:p>
          </table:table-cell>
          <table:table-cell table:style-name="Table18.A2" office:value-type="string">
            <text:p text:style-name="P216">logFnc</text:p>
          </table:table-cell>
          <table:table-cell table:style-name="Table18.C2" office:value-type="string">
            <text:p text:style-name="P216">Function pointer to the logging method.</text:p>
          </table:table-cell>
        </table:table-row>
        <table:table-row>
          <table:table-cell table:style-name="Table18.A2" office:value-type="string">
            <text:p text:style-name="P166">level</text:p>
          </table:table-cell>
          <table:table-cell table:style-name="Table18.A2" office:value-type="string">
            <text:p text:style-name="P218">int</text:p>
          </table:table-cell>
          <table:table-cell table:style-name="Table18.C2" office:value-type="string">
            <text:p text:style-name="P218">The log level (see summary).</text:p>
          </table:table-cell>
        </table:table-row>
        <table:table-row>
          <table:table-cell table:style-name="Table18.C2" table:number-columns-spanned="3" office:value-type="string">
            <text:p text:style-name="P44"><text:span text:style-name="T6">Returns: </text:span><text:span text:style-name="T34">void.</text:span></text:p>
          </table:table-cell>
          <table:covered-table-cell/>
          <table:covered-table-cell/>
        </table:table-row>
      </table:table>
      <text:p text:style-name="P286"><text:line-break/></text:p>
      <text:p text:style-name="P286">static bool <text:span text:style-name="T84">shutdown</text:span>()</text:p>
      <text:p text:style-name="P286"/>
      <table:table table:name="Table19" table:style-name="Table19">
        <table:table-column table:style-name="Table19.A"/>
        <table:table-row>
          <table:table-cell table:style-name="Table19.A1" office:value-type="string">
            <text:p text:style-name="P110">Shuts down the EtchRemoteServer's features. This will terminate any existing connections with the remote Etch server.</text:p>
          </table:table-cell>
        </table:table-row>
        <table:table-row>
          <table:table-cell table:style-name="Table19.A2" office:value-type="string">
            <text:p text:style-name="P44"><text:span text:style-name="T6">Returns: a </text:span><text:span text:style-name="T22">boolean value indicating success or failure.</text:span></text:p>
          </table:table-cell>
        </table:table-row>
      </table:table>
      <text:p text:style-name="P104"><text:line-break/>static bool <text:span text:style-name="T84">connect</text:span>(string host, int port, int &amp;handle, void* data, string &amp;result)<text:line-break/>static bool <text:span text:style-name="T84">connect</text:span>(string url, int &amp;handle, void* data, string &amp;result)<text:line-break/>static bool <text:span text:style-name="T84">connect</text:span>(Poco::Net::SocketAddress sa, int &amp;handle, void* data, string &amp;result)</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P111">Establish a connection with the remote Etch server. </text:p>
          </table:table-cell>
          <table:covered-table-cell/>
          <table:covered-table-cell/>
        </table:table-row>
        <table:table-row>
          <table:table-cell table:style-name="Table20.A2" office:value-type="string">
            <text:p text:style-name="P168">host</text:p>
          </table:table-cell>
          <table:table-cell table:style-name="Table20.A2" office:value-type="string">
            <text:p text:style-name="P204">string</text:p>
          </table:table-cell>
          <table:table-cell table:style-name="Table20.C2" office:value-type="string">
            <text:p text:style-name="P220">The host name, as IP or DNS name.</text:p>
          </table:table-cell>
        </table:table-row>
        <table:table-row>
          <table:table-cell table:style-name="Table20.A2" office:value-type="string">
            <text:p text:style-name="P168">port</text:p>
          </table:table-cell>
          <table:table-cell table:style-name="Table20.A2" office:value-type="string">
            <text:p text:style-name="P220">int</text:p>
          </table:table-cell>
          <table:table-cell table:style-name="Table20.C2" office:value-type="string">
            <text:p text:style-name="P220">The remote port.</text:p>
          </table:table-cell>
        </table:table-row>
        <table:table-row>
          <table:table-cell table:style-name="Table20.A2" office:value-type="string">
            <text:p text:style-name="P168">url</text:p>
          </table:table-cell>
          <table:table-cell table:style-name="Table20.A2" office:value-type="string">
            <text:p text:style-name="P220">string</text:p>
          </table:table-cell>
          <table:table-cell table:style-name="Table20.C2" office:value-type="string">
            <text:p text:style-name="P220">Host name and port in &lt;IP/DNS&gt;:&lt;port&gt; format.</text:p>
          </table:table-cell>
        </table:table-row>
        <table:table-row>
          <table:table-cell table:style-name="Table20.A2" office:value-type="string">
            <text:p text:style-name="P168">sa</text:p>
          </table:table-cell>
          <table:table-cell table:style-name="Table20.A2" office:value-type="string">
            <text:p text:style-name="P220">Poco::Net::SocketAddress</text:p>
          </table:table-cell>
          <table:table-cell table:style-name="Table20.C2" office:value-type="string">
            <text:p text:style-name="P221">Remote address in Poco SocketAddress format.</text:p>
          </table:table-cell>
        </table:table-row>
        <table:table-row>
          <table:table-cell table:style-name="Table20.A2" office:value-type="string">
            <text:p text:style-name="P168">handle</text:p>
          </table:table-cell>
          <table:table-cell table:style-name="Table20.A2" office:value-type="string">
            <text:p text:style-name="P222">int</text:p>
          </table:table-cell>
          <table:table-cell table:style-name="Table20.C2" office:value-type="string">
            <text:p text:style-name="P222">Unique handle for the new connection.</text:p>
          </table:table-cell>
        </table:table-row>
        <text:soft-page-break/>
        <table:table-row>
          <table:table-cell table:style-name="Table20.A2" office:value-type="string">
            <text:p text:style-name="P169">result</text:p>
          </table:table-cell>
          <table:table-cell table:style-name="Table20.A2" office:value-type="string">
            <text:p text:style-name="P223">string</text:p>
          </table:table-cell>
          <table:table-cell table:style-name="Table20.C2" office:value-type="string">
            <text:p text:style-name="P223">Error messages in text format.</text:p>
          </table:table-cell>
        </table:table-row>
        <table:table-row>
          <table:table-cell table:style-name="Table20.C2" table:number-columns-spanned="3" office:value-type="string">
            <text:p text:style-name="P44"><text:span text:style-name="T6">Returns: a </text:span><text:span text:style-name="T23">boolean value indicating success or failure. On success the handle parameter will contain the new value, on failure the result string will contain the error message.</text:span></text:p>
          </table:table-cell>
          <table:covered-table-cell/>
          <table:covered-table-cell/>
        </table:table-row>
      </table:table>
      <text:p text:style-name="P287"><text:line-break/></text:p>
      <text:p text:style-name="P287">static bool <text:span text:style-name="T84">disconnect</text:span>(int handle, string &amp;result)</text:p>
      <text:p text:style-name="P287"/>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P112">Disconnect the specified connection.</text:p>
          </table:table-cell>
          <table:covered-table-cell/>
          <table:covered-table-cell/>
        </table:table-row>
        <table:table-row>
          <table:table-cell table:style-name="Table21.A2" office:value-type="string">
            <text:p text:style-name="P170">handle</text:p>
          </table:table-cell>
          <table:table-cell table:style-name="Table21.A2" office:value-type="string">
            <text:p text:style-name="P224">int</text:p>
          </table:table-cell>
          <table:table-cell table:style-name="Table21.C2" office:value-type="string">
            <text:p text:style-name="P224">The connection handle.</text:p>
          </table:table-cell>
        </table:table-row>
        <table:table-row>
          <table:table-cell table:style-name="Table21.A2" office:value-type="string">
            <text:p text:style-name="P170">result</text:p>
          </table:table-cell>
          <table:table-cell table:style-name="Table21.A2" office:value-type="string">
            <text:p text:style-name="P224">string</text:p>
          </table:table-cell>
          <table:table-cell table:style-name="Table21.C2" office:value-type="string">
            <text:p text:style-name="P224">Error messages in text format.</text:p>
          </table:table-cell>
        </table:table-row>
        <table:table-row>
          <table:table-cell table:style-name="Table21.C2" table:number-columns-spanned="3" office:value-type="string">
            <text:p text:style-name="P44"><text:span text:style-name="T6">Returns: a </text:span><text:span text:style-name="T24">boolean value indicating success or failure. On failure the result parameter will contain the error message.</text:span></text:p>
          </table:table-cell>
          <table:covered-table-cell/>
          <table:covered-table-cell/>
        </table:table-row>
      </table:table>
      <text:p text:style-name="P287"><text:line-break/></text:p>
      <text:p text:style-name="P287">static bool <text:span text:style-name="T84">registerMethod</text:span>(string name, EtchMethod method)</text:p>
      <text:p text:style-name="P287"/>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P113">Register <text:span text:style-name="T143">an Etch method.</text:span></text:p>
          </table:table-cell>
          <table:covered-table-cell/>
          <table:covered-table-cell/>
        </table:table-row>
        <table:table-row>
          <table:table-cell table:style-name="Table22.A2" office:value-type="string">
            <text:p text:style-name="P158">name</text:p>
          </table:table-cell>
          <table:table-cell table:style-name="Table22.A2" office:value-type="string">
            <text:p text:style-name="P204">string</text:p>
          </table:table-cell>
          <table:table-cell table:style-name="Table22.C2" office:value-type="string">
            <text:p text:style-name="P204">The name of the <text:span text:style-name="T143">method</text:span>.</text:p>
          </table:table-cell>
        </table:table-row>
        <table:table-row>
          <table:table-cell table:style-name="Table22.A2" office:value-type="string">
            <text:p text:style-name="P176">method</text:p>
          </table:table-cell>
          <table:table-cell table:style-name="Table22.A2" office:value-type="string">
            <text:p text:style-name="P235">EtchMethod</text:p>
          </table:table-cell>
          <table:table-cell table:style-name="Table22.C2" office:value-type="string">
            <text:p text:style-name="P235">The EtchMethod instance to register.</text:p>
          </table:table-cell>
        </table:table-row>
        <table:table-row>
          <table:table-cell table:style-name="Table22.C2" table:number-columns-spanned="3" office:value-type="string">
            <text:p text:style-name="P50"><text:span text:style-name="T6">Returns: </text:span><text:span text:style-name="T35">a boolean value indicating success or failure.</text:span></text:p>
          </table:table-cell>
          <table:covered-table-cell/>
          <table:covered-table-cell/>
        </table:table-row>
      </table:table>
      <text:p text:style-name="P288"><text:line-break/></text:p>
      <text:p text:style-name="P288">static bool <text:span text:style-name="T84">callMethod</text:span>(int handle, string name, vector&lt;EtchType*&gt; &amp;values, <text:line-break/> <text:tab/><text:tab/><text:tab/><text:tab/><text:tab/><text:tab/>EtchType* &amp;returnvalue, string &amp;result)</text:p>
      <text:p text:style-name="P288"/>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127">Call a method by its name. This will send a message containing the provided values on the connection identified by the handle <text:span text:style-name="T144">(obtained via a call to connect). The return value is provided as a parameter if available.</text:span></text:p>
          </table:table-cell>
          <table:covered-table-cell/>
          <table:covered-table-cell/>
        </table:table-row>
        <table:table-row>
          <table:table-cell table:style-name="Table23.A2" office:value-type="string">
            <text:p text:style-name="P179">handle</text:p>
          </table:table-cell>
          <table:table-cell table:style-name="Table23.A2" office:value-type="string">
            <text:p text:style-name="P239">int</text:p>
          </table:table-cell>
          <table:table-cell table:style-name="Table23.C2" office:value-type="string">
            <text:p text:style-name="P239">The connection handle.</text:p>
          </table:table-cell>
        </table:table-row>
        <table:table-row>
          <table:table-cell table:style-name="Table23.A2" office:value-type="string">
            <text:p text:style-name="P160">name</text:p>
          </table:table-cell>
          <table:table-cell table:style-name="Table23.A2" office:value-type="string">
            <text:p text:style-name="P206">string</text:p>
          </table:table-cell>
          <table:table-cell table:style-name="Table23.C2" office:value-type="string">
            <text:p text:style-name="P206">The name of the <text:span text:style-name="T145">method.</text:span></text:p>
          </table:table-cell>
        </table:table-row>
        <table:table-row>
          <table:table-cell table:style-name="Table23.A2" office:value-type="string">
            <text:p text:style-name="P179">values</text:p>
          </table:table-cell>
          <table:table-cell table:style-name="Table23.A2" office:value-type="string">
            <text:p text:style-name="P241">vector&lt;EtchType*&gt;</text:p>
          </table:table-cell>
          <table:table-cell table:style-name="Table23.C2" office:value-type="string">
            <text:p text:style-name="P241">Vector of values to set in the message. <text:span text:style-name="T155">Ownership transfers to EtchRemoteServer.</text:span></text:p>
          </table:table-cell>
        </table:table-row>
        <table:table-row>
          <table:table-cell table:style-name="Table23.A2" office:value-type="string">
            <text:p text:style-name="P179">returnValue</text:p>
          </table:table-cell>
          <table:table-cell table:style-name="Table23.A2" office:value-type="string">
            <text:p text:style-name="P239">EtchType*</text:p>
          </table:table-cell>
          <table:table-cell table:style-name="Table23.C2" office:value-type="string">
            <text:p text:style-name="P239">Method return value as EtchType-derived value. <text:span text:style-name="T156">Owned by caller.</text:span></text:p>
          </table:table-cell>
        </table:table-row>
        <table:table-row>
          <table:table-cell table:style-name="Table23.A2" office:value-type="string">
            <text:p text:style-name="P179">result</text:p>
          </table:table-cell>
          <table:table-cell table:style-name="Table23.A2" office:value-type="string">
            <text:p text:style-name="P239">string</text:p>
          </table:table-cell>
          <table:table-cell table:style-name="Table23.C2" office:value-type="string">
            <text:p text:style-name="P239">Set to an error message on failure.</text:p>
          </table:table-cell>
        </table:table-row>
        <table:table-row>
          <table:table-cell table:style-name="Table23.C2" table:number-columns-spanned="3" office:value-type="string">
            <text:p text:style-name="P44"><text:span text:style-name="T6">Returns: a </text:span><text:span text:style-name="T30">boolean indicating success or failure. </text:span><text:span text:style-name="T31">On success the returnValue parameter will be set to the method's return value. On failure the result parameter will be set to an error message.</text:span></text:p>
          </table:table-cell>
          <table:covered-table-cell/>
          <table:covered-table-cell/>
        </table:table-row>
      </table:table>
      <text:p text:style-name="Preformatted_20_Text"/>
      <text:p text:style-name="Preformatted_20_Text"><text:line-break/>static bool <text:span text:style-name="T84">callMethodHash</text:span>(int handle, UInt32 hash, vector&lt;EtchType*&gt; &amp;values, EtchType* &amp;returnvalue, string &amp;result)</text:p>
      <text:p text:style-name="Preformatted_20_Text"><text:soft-page-break/></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P128">Call a method by its <text:span text:style-name="T146">Etch method hash</text:span>. This will send a message containing the provided values on the connection identified by the handle <text:span text:style-name="T144">(obtained via a call to connect). The return value is provided as a parameter if available.</text:span></text:p>
          </table:table-cell>
          <table:covered-table-cell/>
          <table:covered-table-cell/>
        </table:table-row>
        <table:table-row>
          <table:table-cell table:style-name="Table24.A2" office:value-type="string">
            <text:p text:style-name="P180">handle</text:p>
          </table:table-cell>
          <table:table-cell table:style-name="Table24.A2" office:value-type="string">
            <text:p text:style-name="P240">int</text:p>
          </table:table-cell>
          <table:table-cell table:style-name="Table24.C2" office:value-type="string">
            <text:p text:style-name="P240">The connection handle.</text:p>
          </table:table-cell>
        </table:table-row>
        <table:table-row>
          <table:table-cell table:style-name="Table24.A2" office:value-type="string">
            <text:p text:style-name="P181">hash</text:p>
          </table:table-cell>
          <table:table-cell table:style-name="Table24.A2" office:value-type="string">
            <text:p text:style-name="P244">UInt32</text:p>
          </table:table-cell>
          <table:table-cell table:style-name="Table24.C2" office:value-type="string">
            <text:p text:style-name="P207">The <text:span text:style-name="T147">hash</text:span> of the <text:span text:style-name="T145">method name as created by EtchUtilities::createHash.</text:span></text:p>
          </table:table-cell>
        </table:table-row>
        <table:table-row>
          <table:table-cell table:style-name="Table24.A2" office:value-type="string">
            <text:p text:style-name="P180">values</text:p>
          </table:table-cell>
          <table:table-cell table:style-name="Table24.A2" office:value-type="string">
            <text:p text:style-name="P242">vector&lt;EtchType*&gt;</text:p>
          </table:table-cell>
          <table:table-cell table:style-name="Table24.C2" office:value-type="string">
            <text:p text:style-name="P243">Vector of values to set in the message. <text:span text:style-name="T155">Ownership transfers to EtchRemoteServer.</text:span></text:p>
          </table:table-cell>
        </table:table-row>
        <table:table-row>
          <table:table-cell table:style-name="Table24.A2" office:value-type="string">
            <text:p text:style-name="P180">returnValue</text:p>
          </table:table-cell>
          <table:table-cell table:style-name="Table24.A2" office:value-type="string">
            <text:p text:style-name="P240">EtchType*</text:p>
          </table:table-cell>
          <table:table-cell table:style-name="Table24.C2" office:value-type="string">
            <text:p text:style-name="P240">Method return value as EtchType-derived value. <text:span text:style-name="T157">Owned by caller.</text:span></text:p>
          </table:table-cell>
        </table:table-row>
        <table:table-row>
          <table:table-cell table:style-name="Table24.A2" office:value-type="string">
            <text:p text:style-name="P180">result</text:p>
          </table:table-cell>
          <table:table-cell table:style-name="Table24.A2" office:value-type="string">
            <text:p text:style-name="P240">string</text:p>
          </table:table-cell>
          <table:table-cell table:style-name="Table24.C2" office:value-type="string">
            <text:p text:style-name="P240">Set to an error message on failure.</text:p>
          </table:table-cell>
        </table:table-row>
        <table:table-row>
          <table:table-cell table:style-name="Table24.C2" table:number-columns-spanned="3" office:value-type="string">
            <text:p text:style-name="P46"><text:span text:style-name="T6">Returns: a </text:span><text:span text:style-name="T30">boolean indicating success or failure. </text:span><text:span text:style-name="T31">On success the returnValue parameter will be set to the method's return value. On failure the result parameter will be set to an error message.</text:span></text:p>
          </table:table-cell>
          <table:covered-table-cell/>
          <table:covered-table-cell/>
        </table:table-row>
      </table:table>
      <text:p text:style-name="Preformatted_20_Text"/>
      <text:p text:style-name="Preformatted_20_Text"><text:line-break/>static bool <text:span text:style-name="T84">removeMethod</text:span>(string name)</text:p>
      <text:p text:style-name="Preformatted_20_Text"/>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129">Remove the specified method.</text:p>
          </table:table-cell>
          <table:covered-table-cell/>
          <table:covered-table-cell/>
        </table:table-row>
        <table:table-row>
          <table:table-cell table:style-name="Table25.A2" office:value-type="string">
            <text:p text:style-name="P158">name</text:p>
          </table:table-cell>
          <table:table-cell table:style-name="Table25.A2" office:value-type="string">
            <text:p text:style-name="P204">string</text:p>
          </table:table-cell>
          <table:table-cell table:style-name="Table25.C2" office:value-type="string">
            <text:p text:style-name="P204">The name of the <text:span text:style-name="T148">method</text:span>.</text:p>
          </table:table-cell>
        </table:table-row>
        <table:table-row>
          <table:table-cell table:style-name="Table25.C2" table:number-columns-spanned="3" office:value-type="string">
            <text:p text:style-name="P44"><text:span text:style-name="T6">Returns: a</text:span><text:span text:style-name="T17"> </text:span><text:span text:style-name="T32">bool indicating success or failure.</text:span></text:p>
          </table:table-cell>
          <table:covered-table-cell/>
          <table:covered-table-cell/>
        </table:table-row>
      </table:table>
      <text:p text:style-name="Preformatted_20_Text"/>
      <text:p text:style-name="Preformatted_20_Text"><text:line-break/>static bool <text:span text:style-name="T84">registerCallback</text:span>(string name, EtchCallbackMethod method, void* data)</text:p>
      <text:p text:style-name="Preformatted_20_Text"/>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P133">Client-side method. Register a callback to be called when the specified method is called. </text:p>
            <text:p text:style-name="P134">The signature for the EtchCallbackMethod is:</text:p>
            <text:p text:style-name="P134"><text:span text:style-name="Source_20_Text">typedef void (*EtchCallbackMethod)(EtchMessage* msg, void* data);</text:span></text:p>
          </table:table-cell>
          <table:covered-table-cell/>
          <table:covered-table-cell/>
        </table:table-row>
        <table:table-row>
          <table:table-cell table:style-name="Table26.A2" office:value-type="string">
            <text:p text:style-name="P158">name</text:p>
          </table:table-cell>
          <table:table-cell table:style-name="Table26.A2" office:value-type="string">
            <text:p text:style-name="P204">string</text:p>
          </table:table-cell>
          <table:table-cell table:style-name="Table26.C2" office:value-type="string">
            <text:p text:style-name="P204">The name of the <text:span text:style-name="T150">callback method</text:span>.</text:p>
          </table:table-cell>
        </table:table-row>
        <table:table-row>
          <table:table-cell table:style-name="Table26.A2" office:value-type="string">
            <text:p text:style-name="P182">method</text:p>
          </table:table-cell>
          <table:table-cell table:style-name="Table26.A2" office:value-type="string">
            <text:p text:style-name="P245">EtchCallbackMethod</text:p>
          </table:table-cell>
          <table:table-cell table:style-name="Table26.C2" office:value-type="string">
            <text:p text:style-name="P246">The callback function pointer.</text:p>
          </table:table-cell>
        </table:table-row>
        <table:table-row>
          <table:table-cell table:style-name="Table26.A2" office:value-type="string">
            <text:p text:style-name="P182">data</text:p>
          </table:table-cell>
          <table:table-cell table:style-name="Table26.A2" office:value-type="string">
            <text:p text:style-name="P245">void*</text:p>
          </table:table-cell>
          <table:table-cell table:style-name="Table26.C2" office:value-type="string">
            <text:p text:style-name="P247">Optional. Data to be passed to the callback method.</text:p>
          </table:table-cell>
        </table:table-row>
        <table:table-row>
          <table:table-cell table:style-name="Table26.C2" table:number-columns-spanned="3" office:value-type="string">
            <text:p text:style-name="P44"><text:span text:style-name="T6">Returns: a </text:span><text:span text:style-name="T33">boolean value indicating success or failure.</text:span></text:p>
          </table:table-cell>
          <table:covered-table-cell/>
          <table:covered-table-cell/>
        </table:table-row>
      </table:table>
      <text:p text:style-name="Preformatted_20_Text"/>
      <text:p text:style-name="Preformatted_20_Text"><text:line-break/>static bool <text:span text:style-name="T84">removeCallback</text:span>(string name)</text:p>
      <text:p text:style-name="Preformatted_20_Text"/>
      <table:table table:name="Table27" table:style-name="Table27">
        <table:table-column table:style-name="Table27.A"/>
        <table:table-column table:style-name="Table27.B"/>
        <table:table-column table:style-name="Table27.C"/>
        <table:table-row>
          <table:table-cell table:style-name="Table27.A1" table:number-columns-spanned="3" office:value-type="string">
            <text:p text:style-name="P135">Remove the specified callback.</text:p>
          </table:table-cell>
          <table:covered-table-cell/>
          <table:covered-table-cell/>
        </table:table-row>
        <table:table-row>
          <table:table-cell table:style-name="Table27.A2" office:value-type="string">
            <text:p text:style-name="P158">name</text:p>
          </table:table-cell>
          <table:table-cell table:style-name="Table27.A2" office:value-type="string">
            <text:p text:style-name="P204">string</text:p>
          </table:table-cell>
          <table:table-cell table:style-name="Table27.C2" office:value-type="string">
            <text:p text:style-name="P204">The name of the <text:span text:style-name="T149">callback method</text:span>.</text:p>
          </table:table-cell>
        </table:table-row>
        <table:table-row>
          <table:table-cell table:style-name="Table27.C2" table:number-columns-spanned="3" office:value-type="string">
            <text:p text:style-name="P44"><text:span text:style-name="T6">Returns: a pointer to an EtchType-derived class instance containing the value, or 0 if </text:span><text:span text:style-name="T17">not found.</text:span><text:soft-page-break/></text:p>
          </table:table-cell>
          <table:covered-table-cell/>
          <table:covered-table-cell/>
        </table:table-row>
      </table:table>
      <text:p text:style-name="P267"/>
      <text:p text:style-name="P103"/>
      <text:h text:style-name="P330" text:outline-level="2"><text:bookmark-start text:name="__RefHeading___Toc10980_497445505"/>EtchRemoteClient<text:bookmark-end text:name="__RefHeading___Toc10980_497445505"/></text:h>
      <text:p text:style-name="P136">This is a static class used by Etch server-side applications. See the example code for a usage example.</text:p>
      <text:p text:style-name="P136">This class implements the following methods:</text:p>
      <text:p text:style-name="Preformatted_20_Text"/>
      <text:p text:style-name="Preformatted_20_Text">static bool <text:span text:style-name="T84">init</text:span>(long timeout = 3000)</text:p>
      <text:p text:style-name="Preformatted_20_Text"/>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105">Initialise the EtchRemote<text:span text:style-name="T151">Client</text:span> static class. This allows one to set the time-out period for message calls.</text:p>
          </table:table-cell>
          <table:covered-table-cell/>
          <table:covered-table-cell/>
        </table:table-row>
        <table:table-row>
          <table:table-cell table:style-name="Table33.A2" office:value-type="string">
            <text:p text:style-name="P165">timeout</text:p>
          </table:table-cell>
          <table:table-cell table:style-name="Table33.A2" office:value-type="string">
            <text:p text:style-name="P213">long int</text:p>
          </table:table-cell>
          <table:table-cell table:style-name="Table33.C2" office:value-type="string">
            <text:p text:style-name="P213">The time-out for a remote method call (in milliseconds).</text:p>
            <text:p text:style-name="P214">Default is 3,000 ms.</text:p>
          </table:table-cell>
        </table:table-row>
        <table:table-row>
          <table:table-cell table:style-name="Table33.C2" table:number-columns-spanned="3" office:value-type="string">
            <text:p text:style-name="P44"><text:span text:style-name="T6">Returns: a </text:span><text:span text:style-name="T21">boolean indicating success or failure.</text:span></text:p>
          </table:table-cell>
          <table:covered-table-cell/>
          <table:covered-table-cell/>
        </table:table-row>
      </table:table>
      <text:p text:style-name="P289"><text:line-break/></text:p>
      <text:p text:style-name="P289">static void <text:span text:style-name="T84">setLogger</text:span>(logFnc logger, int level)</text:p>
      <text:p text:style-name="P289"/>
      <table:table table:name="Table34" table:style-name="Table34">
        <table:table-column table:style-name="Table34.A"/>
        <table:table-column table:style-name="Table34.B"/>
        <table:table-column table:style-name="Table34.C"/>
        <table:table-row>
          <table:table-cell table:style-name="Table34.A1" table:number-columns-spanned="3" office:value-type="string">
            <text:p text:style-name="P107">Sets the logger method which the Etch runtime will use to write log messages to, as well as the log level to use. <text:span text:style-name="T89">Note: </text:span><text:span text:style-name="T133">This method must be set or a segmentation fault will occur.</text:span></text:p>
            <text:p text:style-name="P109">This method is supposed to have the following format:</text:p>
            <text:p text:style-name="P109"><text:span text:style-name="Source_20_Text">typedef void (*logFnc)(int, const char*, ...);</text:span></text:p>
            <text:p text:style-name="P248"><text:span text:style-name="Source_20_Text"><text:span text:style-name="T112">The log level is a value ranging from 0 – 3:</text:span></text:span></text:p>
            <text:p text:style-name="P248"><text:span text:style-name="Source_20_Text"><text:span text:style-name="T112">0: Only errors.</text:span></text:span></text:p>
            <text:p text:style-name="P248"><text:span text:style-name="Source_20_Text"><text:span text:style-name="T112">1: Including warnings.</text:span></text:span></text:p>
            <text:p text:style-name="P248"><text:span text:style-name="Source_20_Text"><text:span text:style-name="T112">2: </text:span></text:span><text:span text:style-name="Source_20_Text"><text:span text:style-name="T113">Including information.</text:span></text:span></text:p>
            <text:p text:style-name="P248"><text:span text:style-name="Source_20_Text"><text:span text:style-name="T113">3: Including debug and trace logging.</text:span></text:span></text:p>
          </table:table-cell>
          <table:covered-table-cell/>
          <table:covered-table-cell/>
        </table:table-row>
        <table:table-row>
          <table:table-cell table:style-name="Table34.A2" office:value-type="string">
            <text:p text:style-name="P167">logger</text:p>
          </table:table-cell>
          <table:table-cell table:style-name="Table34.A2" office:value-type="string">
            <text:p text:style-name="P217">logFnc</text:p>
          </table:table-cell>
          <table:table-cell table:style-name="Table34.C2" office:value-type="string">
            <text:p text:style-name="P217">Function pointer to the logging method.</text:p>
          </table:table-cell>
        </table:table-row>
        <table:table-row>
          <table:table-cell table:style-name="Table34.A2" office:value-type="string">
            <text:p text:style-name="P167">level</text:p>
          </table:table-cell>
          <table:table-cell table:style-name="Table34.A2" office:value-type="string">
            <text:p text:style-name="P219">int</text:p>
          </table:table-cell>
          <table:table-cell table:style-name="Table34.C2" office:value-type="string">
            <text:p text:style-name="P219">The log level (see summary).</text:p>
          </table:table-cell>
        </table:table-row>
        <table:table-row>
          <table:table-cell table:style-name="Table34.C2" table:number-columns-spanned="3" office:value-type="string">
            <text:p text:style-name="P48"><text:span text:style-name="T6">Returns: </text:span><text:span text:style-name="T34">void.</text:span></text:p>
          </table:table-cell>
          <table:covered-table-cell/>
          <table:covered-table-cell/>
        </table:table-row>
      </table:table>
      <text:p text:style-name="P289"><text:line-break/></text:p>
      <text:p text:style-name="P289">static bool <text:span text:style-name="T84">start</text:span>()</text:p>
      <text:p text:style-name="P289"/>
      <table:table table:name="Table35" table:style-name="Table35">
        <table:table-column table:style-name="Table35.A"/>
        <table:table-row>
          <table:table-cell table:style-name="Table35.A1" office:value-type="string">
            <text:p text:style-name="P137">Start the listening socket <text:span text:style-name="T152">for this server.</text:span></text:p>
          </table:table-cell>
        </table:table-row>
        <table:table-row>
          <table:table-cell table:style-name="Table35.A2" office:value-type="string">
            <text:p text:style-name="P47"><text:span text:style-name="T6">Returns: </text:span><text:span text:style-name="T35">a boolean value indicating success or failure.</text:span></text:p>
          </table:table-cell>
        </table:table-row>
      </table:table>
      <text:p text:style-name="P289"><text:line-break/></text:p>
      <text:p text:style-name="P289"><text:soft-page-break/>static bool <text:span text:style-name="T84">shutdown</text:span>()</text:p>
      <text:p text:style-name="P289"/>
      <table:table table:name="Table36" table:style-name="Table36">
        <table:table-column table:style-name="Table36.A"/>
        <table:table-row>
          <table:table-cell table:style-name="Table36.A1" office:value-type="string">
            <text:p text:style-name="P138">Shuts down the runtime. Stops the listening socket <text:span text:style-name="T153">and disconnects any clients.</text:span></text:p>
          </table:table-cell>
        </table:table-row>
        <table:table-row>
          <table:table-cell table:style-name="Table36.A2" office:value-type="string">
            <text:p text:style-name="P49"><text:span text:style-name="T6">Returns: </text:span><text:span text:style-name="T35">a boolean value indicating success or failure.</text:span></text:p>
          </table:table-cell>
        </table:table-row>
      </table:table>
      <text:p text:style-name="Preformatted_20_Text"/>
      <text:p text:style-name="Preformatted_20_Text"><text:line-break/>static bool <text:span text:style-name="T84">registerMethod</text:span>(string name, EtchMethod method)</text:p>
      <text:p text:style-name="Preformatted_20_Text"/>
      <table:table table:name="Table37" table:style-name="Table37">
        <table:table-column table:style-name="Table37.A"/>
        <table:table-column table:style-name="Table37.B"/>
        <table:table-column table:style-name="Table37.C"/>
        <table:table-row>
          <table:table-cell table:style-name="Table37.A1" table:number-columns-spanned="3" office:value-type="string">
            <text:p text:style-name="P114">Register <text:span text:style-name="T143">an Etch method. The callback has to be set on this EtchMethod instance.</text:span></text:p>
          </table:table-cell>
          <table:covered-table-cell/>
          <table:covered-table-cell/>
        </table:table-row>
        <table:table-row>
          <table:table-cell table:style-name="Table37.A2" office:value-type="string">
            <text:p text:style-name="P161">name</text:p>
          </table:table-cell>
          <table:table-cell table:style-name="Table37.A2" office:value-type="string">
            <text:p text:style-name="P208">string</text:p>
          </table:table-cell>
          <table:table-cell table:style-name="Table37.C2" office:value-type="string">
            <text:p text:style-name="P208">The name of the <text:span text:style-name="T143">method</text:span>.</text:p>
          </table:table-cell>
        </table:table-row>
        <table:table-row>
          <table:table-cell table:style-name="Table37.A2" office:value-type="string">
            <text:p text:style-name="P177">method</text:p>
          </table:table-cell>
          <table:table-cell table:style-name="Table37.A2" office:value-type="string">
            <text:p text:style-name="P236">EtchMethod</text:p>
          </table:table-cell>
          <table:table-cell table:style-name="Table37.C2" office:value-type="string">
            <text:p text:style-name="P236">The EtchMethod instance to register.</text:p>
          </table:table-cell>
        </table:table-row>
        <table:table-row>
          <table:table-cell table:style-name="Table37.C2" table:number-columns-spanned="3" office:value-type="string">
            <text:p text:style-name="P51"><text:span text:style-name="T6">Returns: </text:span><text:span text:style-name="T35">a boolean value indicating success or failure.</text:span></text:p>
          </table:table-cell>
          <table:covered-table-cell/>
          <table:covered-table-cell/>
        </table:table-row>
      </table:table>
      <text:p text:style-name="P291"><text:line-break/></text:p>
      <text:p text:style-name="P291">static bool <text:span text:style-name="T84">callMethodCallback</text:span>(<text:span text:style-name="T176">int handle, </text:span>UInt32 msgHash, EtchMessage* msg, EtchMessage* response)</text:p>
      <text:p text:style-name="P291"/>
      <table:table table:name="Table38" table:style-name="Table38">
        <table:table-column table:style-name="Table38.A"/>
        <table:table-column table:style-name="Table38.B"/>
        <table:table-column table:style-name="Table38.C"/>
        <table:table-row>
          <table:table-cell table:style-name="Table38.A1" table:number-columns-spanned="3" office:value-type="string">
            <text:p text:style-name="P139">Call the callback registered for this method with the provided EtchMessage instance.</text:p>
          </table:table-cell>
          <table:covered-table-cell/>
          <table:covered-table-cell/>
        </table:table-row>
        <table:table-row>
          <table:table-cell table:style-name="Table38.A2" office:value-type="string">
            <text:p text:style-name="P190">handle</text:p>
          </table:table-cell>
          <table:table-cell table:style-name="Table38.A2" office:value-type="string">
            <text:p text:style-name="P261">int</text:p>
          </table:table-cell>
          <table:table-cell table:style-name="Table38.C2" office:value-type="string">
            <text:p text:style-name="P261">The Etch session handle.</text:p>
          </table:table-cell>
        </table:table-row>
        <table:table-row>
          <table:table-cell table:style-name="Table38.A2" office:value-type="string">
            <text:p text:style-name="P183">msgHash</text:p>
          </table:table-cell>
          <table:table-cell table:style-name="Table38.A2" office:value-type="string">
            <text:p text:style-name="P249">UInt32</text:p>
          </table:table-cell>
          <table:table-cell table:style-name="Table38.C2" office:value-type="string">
            <text:p text:style-name="P249">The method hash for the method.</text:p>
          </table:table-cell>
        </table:table-row>
        <table:table-row>
          <table:table-cell table:style-name="Table38.A2" office:value-type="string">
            <text:p text:style-name="P184">msg</text:p>
          </table:table-cell>
          <table:table-cell table:style-name="Table38.A2" office:value-type="string">
            <text:p text:style-name="P237">EtchMe<text:span text:style-name="T154">ssage</text:span></text:p>
          </table:table-cell>
          <table:table-cell table:style-name="Table38.C2" office:value-type="string">
            <text:p text:style-name="P250">The received message to be passed to the callback.</text:p>
          </table:table-cell>
        </table:table-row>
        <table:table-row>
          <table:table-cell table:style-name="Table38.A2" office:value-type="string">
            <text:p text:style-name="P184">response</text:p>
          </table:table-cell>
          <table:table-cell table:style-name="Table38.A2" office:value-type="string">
            <text:p text:style-name="P250">EtchMessage</text:p>
          </table:table-cell>
          <table:table-cell table:style-name="Table38.C2" office:value-type="string">
            <text:p text:style-name="P250">Response message from the callback method.</text:p>
          </table:table-cell>
        </table:table-row>
        <table:table-row>
          <table:table-cell table:style-name="Table38.C2" table:number-columns-spanned="3" office:value-type="string">
            <text:p text:style-name="P52"><text:span text:style-name="T6">Returns: </text:span><text:span text:style-name="T35">a boolean value indicating success or failure. </text:span><text:span text:style-name="T36">On success the response parameter will be set to the callback response </text:span><text:span text:style-name="T37">value.</text:span></text:p>
          </table:table-cell>
          <table:covered-table-cell/>
          <table:covered-table-cell/>
        </table:table-row>
      </table:table>
      <text:p text:style-name="P290"><text:line-break/></text:p>
      <text:p text:style-name="P290">static bool <text:span text:style-name="T84">removeMethod</text:span>(string name)</text:p>
      <text:p text:style-name="Preformatted_20_Text"/>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130">Remove the specified method.</text:p>
          </table:table-cell>
          <table:covered-table-cell/>
          <table:covered-table-cell/>
        </table:table-row>
        <table:table-row>
          <table:table-cell table:style-name="Table39.A2" office:value-type="string">
            <text:p text:style-name="P162">name</text:p>
          </table:table-cell>
          <table:table-cell table:style-name="Table39.A2" office:value-type="string">
            <text:p text:style-name="P209">string</text:p>
          </table:table-cell>
          <table:table-cell table:style-name="Table39.C2" office:value-type="string">
            <text:p text:style-name="P209">The name of the <text:span text:style-name="T148">method</text:span>.</text:p>
          </table:table-cell>
        </table:table-row>
        <table:table-row>
          <table:table-cell table:style-name="Table39.C2" table:number-columns-spanned="3" office:value-type="string">
            <text:p text:style-name="P52"><text:span text:style-name="T6">Returns: a</text:span><text:span text:style-name="T17"> </text:span><text:span text:style-name="T32">bool indicating success or failure.</text:span></text:p>
          </table:table-cell>
          <table:covered-table-cell/>
          <table:covered-table-cell/>
        </table:table-row>
      </table:table>
      <text:p text:style-name="P302"><text:line-break/>static bool <text:span text:style-name="T84">register</text:span><text:span text:style-name="T91">Callback</text:span>(string name, EtchMethod method)</text:p>
      <text:p text:style-name="P302"/>
      <table:table table:name="Table42" table:style-name="Table42">
        <table:table-column table:style-name="Table42.A"/>
        <table:table-column table:style-name="Table42.B"/>
        <table:table-column table:style-name="Table42.C"/>
        <table:table-row>
          <table:table-cell table:style-name="Table42.A1" table:number-columns-spanned="3" office:value-type="string">
            <text:p text:style-name="P115">Register <text:span text:style-name="T143">an Etch callback method.</text:span></text:p>
          </table:table-cell>
          <table:covered-table-cell/>
          <table:covered-table-cell/>
        </table:table-row>
        <table:table-row>
          <table:table-cell table:style-name="Table42.A2" office:value-type="string">
            <text:p text:style-name="P163">name</text:p>
          </table:table-cell>
          <table:table-cell table:style-name="Table42.A2" office:value-type="string">
            <text:p text:style-name="P211">string</text:p>
          </table:table-cell>
          <table:table-cell table:style-name="Table42.C2" office:value-type="string">
            <text:p text:style-name="P211">The name of the <text:span text:style-name="T143">method</text:span>.</text:p>
          </table:table-cell>
        </table:table-row>
        <table:table-row>
          <table:table-cell table:style-name="Table42.A2" office:value-type="string">
            <text:p text:style-name="P178">method</text:p>
          </table:table-cell>
          <table:table-cell table:style-name="Table42.A2" office:value-type="string">
            <text:p text:style-name="P238">EtchMethod</text:p>
          </table:table-cell>
          <table:table-cell table:style-name="Table42.C2" office:value-type="string">
            <text:p text:style-name="P238">The EtchMethod instance to register.</text:p>
          </table:table-cell>
        </table:table-row>
        <table:table-row>
          <table:table-cell table:style-name="Table42.C2" table:number-columns-spanned="3" office:value-type="string">
            <text:p text:style-name="P55"><text:span text:style-name="T6">Returns: </text:span><text:span text:style-name="T35">a boolean value indicating success or failure.</text:span></text:p>
          </table:table-cell>
          <table:covered-table-cell/>
          <table:covered-table-cell/>
        </table:table-row>
      </table:table>
      <text:p text:style-name="P302"><text:line-break/></text:p>
      <text:p text:style-name="P303"><text:soft-page-break/>static bool <text:span text:style-name="T84">callCallback</text:span>(<text:span text:style-name="T167">int handle, string name, vector&lt;EtchType*&gt; &amp;values, string &amp;result</text:span>)</text:p>
      <text:p text:style-name="P302"/>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140">Call the <text:span text:style-name="T166">method for the specified callback name </text:span>with the provided <text:span text:style-name="T169">values</text:span>.</text:p>
          </table:table-cell>
          <table:covered-table-cell/>
          <table:covered-table-cell/>
        </table:table-row>
        <table:table-row>
          <table:table-cell table:style-name="Table43.A2" office:value-type="string">
            <text:p text:style-name="P187">handle</text:p>
          </table:table-cell>
          <table:table-cell table:style-name="Table43.A2" office:value-type="string">
            <text:p text:style-name="P254">int</text:p>
          </table:table-cell>
          <table:table-cell table:style-name="Table43.C2" office:value-type="string">
            <text:p text:style-name="P255">The <text:span text:style-name="T168">Etch </text:span>session handle.</text:p>
          </table:table-cell>
        </table:table-row>
        <table:table-row>
          <table:table-cell table:style-name="Table43.A2" office:value-type="string">
            <text:p text:style-name="P187">name</text:p>
          </table:table-cell>
          <table:table-cell table:style-name="Table43.A2" office:value-type="string">
            <text:p text:style-name="P254">string</text:p>
          </table:table-cell>
          <table:table-cell table:style-name="Table43.C2" office:value-type="string">
            <text:p text:style-name="P256">The name of the method to call.</text:p>
          </table:table-cell>
        </table:table-row>
        <table:table-row>
          <table:table-cell table:style-name="Table43.A2" office:value-type="string">
            <text:p text:style-name="P187">values</text:p>
          </table:table-cell>
          <table:table-cell table:style-name="Table43.A2" office:value-type="string">
            <text:p text:style-name="P253">vector&lt;EtchType*&gt;</text:p>
          </table:table-cell>
          <table:table-cell table:style-name="Table43.C2" office:value-type="string">
            <text:p text:style-name="P257">Values to send to the client <text:span text:style-name="T170">with the method call.</text:span></text:p>
          </table:table-cell>
        </table:table-row>
        <table:table-row>
          <table:table-cell table:style-name="Table43.A2" office:value-type="string">
            <text:p text:style-name="P187">result</text:p>
          </table:table-cell>
          <table:table-cell table:style-name="Table43.A2" office:value-type="string">
            <text:p text:style-name="P253">string</text:p>
          </table:table-cell>
          <table:table-cell table:style-name="Table43.C2" office:value-type="string">
            <text:p text:style-name="P258">Set to an error message if not successful.</text:p>
          </table:table-cell>
        </table:table-row>
        <table:table-row>
          <table:table-cell table:style-name="Table43.C2" table:number-columns-spanned="3" office:value-type="string">
            <text:p text:style-name="P55"><text:span text:style-name="T6">Returns: </text:span><text:span text:style-name="T35">a boolean value indicating success or failure. </text:span><text:span text:style-name="T36">On </text:span><text:span text:style-name="T40">failure</text:span><text:span text:style-name="T36"> the </text:span><text:span text:style-name="T40">result</text:span><text:span text:style-name="T36"> parameter will be set to </text:span><text:span text:style-name="T40">an error message.</text:span></text:p>
          </table:table-cell>
          <table:covered-table-cell/>
          <table:covered-table-cell/>
        </table:table-row>
      </table:table>
      <text:p text:style-name="P302"><text:line-break/></text:p>
      <text:p text:style-name="P302">static bool <text:span text:style-name="T84">remove</text:span><text:span text:style-name="T92">Callback</text:span>(string name)</text:p>
      <text:p text:style-name="P302"/>
      <table:table table:name="Table44" table:style-name="Table44">
        <table:table-column table:style-name="Table44.A"/>
        <table:table-column table:style-name="Table44.B"/>
        <table:table-column table:style-name="Table44.C"/>
        <table:table-row>
          <table:table-cell table:style-name="Table44.A1" table:number-columns-spanned="3" office:value-type="string">
            <text:p text:style-name="P131">Remove the specified <text:span text:style-name="T171">callback</text:span> method.</text:p>
          </table:table-cell>
          <table:covered-table-cell/>
          <table:covered-table-cell/>
        </table:table-row>
        <table:table-row>
          <table:table-cell table:style-name="Table44.A2" office:value-type="string">
            <text:p text:style-name="P163">name</text:p>
          </table:table-cell>
          <table:table-cell table:style-name="Table44.A2" office:value-type="string">
            <text:p text:style-name="P211">string</text:p>
          </table:table-cell>
          <table:table-cell table:style-name="Table44.C2" office:value-type="string">
            <text:p text:style-name="P211">The name of the <text:span text:style-name="T148">method</text:span>.</text:p>
          </table:table-cell>
        </table:table-row>
        <table:table-row>
          <table:table-cell table:style-name="Table44.C2" table:number-columns-spanned="3" office:value-type="string">
            <text:p text:style-name="P55"><text:span text:style-name="T6">Returns: a</text:span><text:span text:style-name="T17"> </text:span><text:span text:style-name="T32">bool indicating success or failure.</text:span></text:p>
          </table:table-cell>
          <table:covered-table-cell/>
          <table:covered-table-cell/>
        </table:table-row>
      </table:table>
      <text:p text:style-name="P270"/>
      <text:p text:style-name="P304"/>
      <text:p text:style-name="P304">static bool <text:span text:style-name="T93">addSession</text:span>(<text:span text:style-name="T172">int handle,</text:span> <text:span text:style-name="T172">EtchSession* session</text:span>)</text:p>
      <text:p text:style-name="P304"/>
      <table:table table:name="Table45" table:style-name="Table45">
        <table:table-column table:style-name="Table45.A"/>
        <table:table-column table:style-name="Table45.B"/>
        <table:table-column table:style-name="Table45.C"/>
        <table:table-row>
          <table:table-cell table:style-name="Table45.A1" table:number-columns-spanned="3" office:value-type="string">
            <text:p text:style-name="P132">Remove the specified <text:span text:style-name="T171">callback</text:span> method.</text:p>
          </table:table-cell>
          <table:covered-table-cell/>
          <table:covered-table-cell/>
        </table:table-row>
        <table:table-row>
          <table:table-cell table:style-name="Table45.A2" office:value-type="string">
            <text:p text:style-name="P188">handle</text:p>
          </table:table-cell>
          <table:table-cell table:style-name="Table45.A2" office:value-type="string">
            <text:p text:style-name="P259">int</text:p>
          </table:table-cell>
          <table:table-cell table:style-name="Table45.C2" office:value-type="string">
            <text:p text:style-name="P259">The handle for the Etch session.</text:p>
          </table:table-cell>
        </table:table-row>
        <table:table-row>
          <table:table-cell table:style-name="Table45.A2" office:value-type="string">
            <text:p text:style-name="P188">session</text:p>
          </table:table-cell>
          <table:table-cell table:style-name="Table45.A2" office:value-type="string">
            <text:p text:style-name="P259">EtchSession*</text:p>
          </table:table-cell>
          <table:table-cell table:style-name="Table45.C2" office:value-type="string">
            <text:p text:style-name="P259">Pointer to the EtchSession instance.</text:p>
          </table:table-cell>
        </table:table-row>
        <table:table-row>
          <table:table-cell table:style-name="Table45.C2" table:number-columns-spanned="3" office:value-type="string">
            <text:p text:style-name="P56"><text:span text:style-name="T6">Returns: a</text:span><text:span text:style-name="T17"> </text:span><text:span text:style-name="T32">bool indicating success or failure.</text:span></text:p>
          </table:table-cell>
          <table:covered-table-cell/>
          <table:covered-table-cell/>
        </table:table-row>
      </table:table>
      <text:p text:style-name="P270"/>
      <text:p text:style-name="P304"/>
      <text:p text:style-name="P304">static bool <text:span text:style-name="T93">removeSession</text:span>(<text:span text:style-name="T173">int handle</text:span>)</text:p>
      <text:p text:style-name="P304"/>
      <table:table table:name="Table46" table:style-name="Table46">
        <table:table-column table:style-name="Table46.A"/>
        <table:table-column table:style-name="Table46.B"/>
        <table:table-column table:style-name="Table46.C"/>
        <table:table-row>
          <table:table-cell table:style-name="Table46.A1" table:number-columns-spanned="3" office:value-type="string">
            <text:p text:style-name="P132">Remove the specified <text:span text:style-name="T171">callback</text:span> method.</text:p>
          </table:table-cell>
          <table:covered-table-cell/>
          <table:covered-table-cell/>
        </table:table-row>
        <table:table-row>
          <table:table-cell table:style-name="Table46.A2" office:value-type="string">
            <text:p text:style-name="P189">handle</text:p>
          </table:table-cell>
          <table:table-cell table:style-name="Table46.A2" office:value-type="string">
            <text:p text:style-name="P260">int</text:p>
          </table:table-cell>
          <table:table-cell table:style-name="Table46.C2" office:value-type="string">
            <text:p text:style-name="P260">Handle of the Etch session to remove.</text:p>
          </table:table-cell>
        </table:table-row>
        <table:table-row>
          <table:table-cell table:style-name="Table46.C2" table:number-columns-spanned="3" office:value-type="string">
            <text:p text:style-name="P56"><text:span text:style-name="T6">Returns: a</text:span><text:span text:style-name="T17"> </text:span><text:span text:style-name="T32">bool indicating success or failure.</text:span></text:p>
          </table:table-cell>
          <table:covered-table-cell/>
          <table:covered-table-cell/>
        </table:table-row>
      </table:table>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MS PGothic1"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MS PMincho"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MS PMincho"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PGothic" style:font-family-asian="'MS PGothi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MS PGothic1" style:font-family-asian="'MS P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 style:family="paragraph" style:parent-style-name="Caption" style:class="extra"/>
    <style:style style:name="Sender" style:family="paragraph" style:parent-style-name="Standard" style:class="extra">
      <style:paragraph-properties fo:margin-top="0cm" fo:margin-bottom="0.106cm" loext:contextual-spacing="false" text:number-lines="false" text:line-number="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MS PGothic1" style:font-family-asian="'MS PGothi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Teletype" style:family="text">
      <style:text-properties style:font-name="Liberation Mono" fo:font-family="'Liberation Mono'" style:font-family-generic="modern" style:font-pitch="fixed" style:font-name-asian="MS PGothic1" style:font-family-asian="'MS PGothi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0"/>
  </office:styles>
  <office:automatic-styles>
    <style:style style:name="MP1" style:family="paragraph" style:parent-style-name="Footer">
      <style:text-properties fo:font-weight="bold" officeooo:rsid="0006435b" officeooo:paragraph-rsid="00c5d3d2" style:font-weight-asian="bold" style:font-weight-complex="bold"/>
    </style:style>
    <style:style style:name="MP2" style:family="paragraph" style:parent-style-name="Footer">
      <style:text-properties fo:font-style="normal" fo:font-weight="bold" officeooo:rsid="0006435b" officeooo:paragraph-rsid="00c5d3d2" style:font-style-asian="normal" style:font-weight-asian="bold" style:font-style-complex="normal" style:font-weight-complex="bold"/>
    </style:style>
    <style:style style:name="MT1" style:family="text">
      <style:text-properties officeooo:rsid="01d3a8d7"/>
    </style:style>
    <style:style style:name="MT2" style:family="text">
      <style:text-properties fo:font-style="italic" fo:font-weight="normal" officeooo:rsid="01d46e39" style:font-style-asian="italic" style:font-weight-asian="normal" style:font-style-complex="italic" style:font-weight-complex="normal"/>
    </style:style>
    <style:style style:name="MT3" style:family="text">
      <style:text-properties fo:font-style="italic" fo:font-weight="normal" officeooo:rsid="00c5d3d2" style:font-style-asian="italic" style:font-weight-asian="normal" style:font-style-complex="italic" style:font-weight-complex="normal"/>
    </style:style>
    <style:style style:name="MT4" style:family="text">
      <style:text-properties fo:font-style="italic" fo:font-weight="normal" style:font-style-asian="italic" style:font-weight-asian="normal" style:font-style-complex="italic" style:font-weight-complex="normal"/>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tyle="normal" fo:font-weight="normal" officeooo:rsid="01d4a7a4" style:font-style-asian="normal" style:font-weight-asian="normal" style:font-style-complex="normal" style:font-weight-complex="normal"/>
    </style:style>
    <style:style style:name="MT7" style:family="text">
      <style:text-properties fo:font-weight="normal" officeooo:rsid="0008385d" style:font-weight-asian="normal" style:font-weight-complex="normal"/>
    </style:style>
    <style:style style:name="MT8" style:family="text">
      <style:text-properties fo:font-weight="normal" style:font-weight-asian="normal" style:font-weight-complex="normal"/>
    </style:style>
    <style:style style:name="MT9" style:family="text">
      <style:text-properties fo:font-weight="normal" officeooo:rsid="01b4ae03" style:font-weight-asian="normal" style:font-weight-complex="normal"/>
    </style:style>
    <style:style style:name="MT10" style:family="text">
      <style:text-properties fo:font-weight="normal" officeooo:rsid="01d54815"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ublic</text:span><text:tab/><text:span text:style-name="MT2">Nymph</text:span><text:span text:style-name="MT3">RPC library</text:span><text:span text:style-name="MT4">: documentation<text:tab/></text:span><text:span text:style-name="MT5">Revision: </text:span><text:span text:style-name="MT6">1</text:span></text:p>
        <text:p text:style-name="MP2"><text:tab/><text:span text:style-name="MT7">Page: </text:span><text:span text:style-name="MT7"><text:page-number text:select-page="current">24</text:page-number></text:span><text:span text:style-name="MT7"><text:s/>of </text:span><text:span text:style-name="MT7"><text:page-count>24</text:page-count></text:span><text:tab/><text:span text:style-name="MT8">Date: 201</text:span><text:span text:style-name="MT9">7/</text:span><text:span text:style-name="MT10">12</text:span><text:span text:style-name="MT9">/</text:span><text:span text:style-name="MT10">05</text:span></text:p>
      </style:footer>
    </style:master-page>
    <style:master-page style:name="Footnote" style:page-layout-name="Mpm2"/>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6:39:49.871000000</meta:creation-date>
    <dc:date>2017-12-05T22:04:29.996000000</dc:date>
    <meta:editing-duration>P3DT14H4M1S</meta:editing-duration>
    <meta:editing-cycles>473</meta:editing-cycles>
    <meta:generator>LibreOffice/5.4.2.2$Windows_X86_64 LibreOffice_project/22b09f6418e8c2d508a9eaf86b2399209b0990f4</meta:generator>
    <meta:document-statistic meta:table-count="46" meta:image-count="0" meta:object-count="0" meta:page-count="24" meta:paragraph-count="671" meta:word-count="4620" meta:character-count="32320" meta:non-whitespace-character-count="28009"/>
  </office:meta>
</office:document-meta>
</file>